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ffff00" draw:stroke-linejoin="miter" draw:fill="none" draw:fill-color="#0066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969696"/>
    </style:style>
    <style:style style:name="gr3" style:family="graphic" style:parent-style-name="standard">
      <style:graphic-properties draw:stroke="solid" svg:stroke-width="0.026cm" svg:stroke-color="#ffff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969696"/>
    </style:style>
    <style:style style:name="gr4" style:family="graphic" style:parent-style-name="standard">
      <style:graphic-properties draw:textarea-horizontal-align="justify" draw:textarea-vertical-align="top" draw:auto-grow-height="true" fo:min-height="0cm" fo:min-width="0cm" fo:wrap-option="wrap"/>
    </style:style>
    <style:style style:name="gr5" style:family="graphic" style:parent-style-name="standard">
      <style:graphic-properties draw:stroke="none" draw:fill="none" draw:fill-color="#0066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969696"/>
    </style:style>
    <style:style style:name="gr6" style:family="graphic" style:parent-style-name="standard">
      <style:graphic-properties draw:stroke="none" draw:fill="solid" draw:fill-color="#0033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969696"/>
    </style:style>
    <style:style style:name="gr7" style:family="graphic" style:parent-style-name="standard" style:list-style-name="L11">
      <style:graphic-properties draw:stroke="none" svg:stroke-width="0.026cm" svg:stroke-color="#ff9900" draw:stroke-linejoin="miter" draw:fill="solid" draw:fill-color="#0033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969696"/>
    </style:style>
    <style:style style:name="gr8" style:family="graphic" style:parent-style-name="standard">
      <style:graphic-properties draw:stroke="none" draw:fill="none" fo:min-height="13.719cm"/>
    </style:style>
    <style:style style:name="gr9" style:family="graphic" style:parent-style-name="standard" style:list-style-name="L11">
      <style:graphic-properties draw:stroke="none" svg:stroke-width="0.026cm" svg:stroke-color="#ff9900" draw:stroke-linejoin="miter" draw:fill="solid" draw:fill-color="#0033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969696"/>
    </style:style>
    <style:style style:name="gr10" style:family="graphic" style:parent-style-name="standard" style:list-style-name="L11">
      <style:graphic-properties draw:stroke="solid" svg:stroke-width="0.026cm" svg:stroke-color="#ff9900" draw:stroke-linejoin="miter" draw:fill="none" draw:fill-color="#0066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969696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12" style:family="graphic" style:parent-style-name="standard" style:list-style-name="L11">
      <style:graphic-properties draw:stroke="none" svg:stroke-width="0.026cm" svg:stroke-color="#ffcc00" draw:stroke-linejoin="miter" draw:fill="solid" draw:fill-color="#0033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969696"/>
    </style:style>
    <style:style style:name="gr13" style:family="graphic" style:parent-style-name="standard">
      <style:graphic-properties draw:stroke="solid" svg:stroke-width="0.026cm" svg:stroke-color="#ff9900" draw:stroke-linejoin="miter" draw:fill="solid" draw:fill-color="#0033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969696"/>
    </style:style>
    <style:style style:name="gr14" style:family="graphic" style:parent-style-name="standard" style:list-style-name="L15">
      <style:graphic-properties draw:stroke="solid" svg:stroke-width="0.026cm" svg:stroke-color="#ffff00" draw:stroke-linejoin="miter" draw:fill="none" draw:fill-color="#0066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969696"/>
    </style:style>
    <style:style style:name="gr15" style:family="graphic" style:parent-style-name="standard">
      <style:graphic-properties draw:stroke="solid" svg:stroke-width="0.026cm" svg:stroke-color="#ffff00" draw:stroke-linejoin="miter" draw:fill="solid" draw:fill-color="#0033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969696"/>
    </style:style>
    <style:style style:name="gr16" style:family="graphic" style:parent-style-name="standard" style:list-style-name="L15">
      <style:graphic-properties draw:stroke="solid" svg:stroke-width="0.026cm" svg:stroke-color="#ffff00" draw:stroke-linejoin="miter" draw:fill="none" draw:fill-color="#0066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969696"/>
    </style:style>
    <style:style style:name="gr17" style:family="graphic" style:parent-style-name="standard" style:list-style-name="L15">
      <style:graphic-properties draw:stroke="solid" svg:stroke-width="0.026cm" svg:stroke-color="#ffff00" draw:stroke-linejoin="miter" draw:fill="none" draw:fill-color="#0066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969696"/>
    </style:style>
    <style:style style:name="pr1" style:family="presentation" style:parent-style-name="lyt-darkblue-title">
      <style:graphic-properties draw:stroke="none" draw:fill="none" draw:fill-color="#006699" draw:textarea-horizontal-align="justify" draw:textarea-vertical-align="middle" draw:auto-grow-height="true" draw:auto-grow-width="false" fo:min-height="6.773cm" fo:min-width="0cm" fo:padding-top="0.13cm" fo:padding-bottom="0.13cm" fo:padding-left="0.25cm" fo:padding-right="0.25cm" fo:wrap-option="wrap" draw:shadow-color="#969696"/>
    </style:style>
    <style:style style:name="pr2" style:family="presentation" style:parent-style-name="lyt-darkblue-subtitle">
      <style:graphic-properties draw:stroke="none" draw:fill="none" draw:fill-color="#006699" draw:textarea-horizontal-align="justify" draw:textarea-vertical-align="top" draw:auto-grow-height="true" draw:auto-grow-width="false" fo:min-height="4.94cm" fo:min-width="0cm" fo:padding-top="0.13cm" fo:padding-bottom="0.13cm" fo:padding-left="0.25cm" fo:padding-right="0.25cm" fo:wrap-option="wrap" draw:shadow-color="#969696"/>
    </style:style>
    <style:style style:name="pr3" style:family="presentation" style:parent-style-name="lyt-darkblue-notes">
      <style:graphic-properties draw:stroke="none" draw:fill="none" draw:fill-color="#00cc99" draw:auto-grow-height="true" fo:min-height="10.546cm" draw:shadow-color="#808080"/>
    </style:style>
    <style:style style:name="pr4" style:family="presentation" style:parent-style-name="lyt-darkblue-title">
      <style:graphic-properties draw:stroke="none" draw:fill="none" draw:fill-color="#006699" draw:textarea-horizontal-align="justify" draw:textarea-vertical-align="middle" draw:auto-grow-height="true" draw:auto-grow-width="false" fo:min-height="1.064cm" fo:min-width="0cm" fo:padding-top="0.13cm" fo:padding-bottom="0.13cm" fo:padding-left="0.25cm" fo:padding-right="0.25cm" fo:wrap-option="wrap" draw:shadow-color="#969696"/>
    </style:style>
    <style:style style:name="pr5" style:family="presentation" style:parent-style-name="lyt-darkblue-outline1">
      <style:graphic-properties draw:stroke="none" draw:fill="none" draw:fill-color="#006699" draw:textarea-horizontal-align="justify" draw:textarea-vertical-align="top" draw:auto-grow-height="false" draw:auto-grow-width="false" fo:min-height="12.653cm" fo:min-width="0cm" fo:padding-top="0.13cm" fo:padding-bottom="0.13cm" fo:padding-left="0.25cm" fo:padding-right="0.25cm" fo:wrap-option="wrap" draw:shadow-color="#969696"/>
    </style:style>
    <style:style style:name="pr6" style:family="presentation" style:parent-style-name="lyt-darkblue-notes">
      <style:graphic-properties draw:fill-color="#ffffff" draw:auto-grow-height="true" fo:min-height="10.546cm"/>
    </style:style>
    <style:style style:name="pr7" style:family="presentation" style:parent-style-name="lyt-darkblue-outline1">
      <style:graphic-properties draw:stroke="none" draw:fill="none" draw:fill-color="#006699" draw:textarea-horizontal-align="justify" draw:textarea-vertical-align="top" draw:auto-grow-height="false" draw:auto-grow-width="false" fo:min-height="10.452cm" fo:min-width="0cm" fo:padding-top="0.13cm" fo:padding-bottom="0.13cm" fo:padding-left="0.25cm" fo:padding-right="0.25cm" fo:wrap-option="wrap" draw:shadow-color="#969696"/>
    </style:style>
    <style:style style:name="pr8" style:family="presentation" style:parent-style-name="lyt-darkblue-title">
      <style:graphic-properties draw:stroke="none" draw:fill="none" draw:fill-color="#006699" draw:textarea-horizontal-align="justify" draw:textarea-vertical-align="middle" draw:auto-grow-height="true" draw:auto-grow-width="false" fo:min-height="1.042cm" fo:min-width="0cm" fo:padding-top="0.13cm" fo:padding-bottom="0.13cm" fo:padding-left="0.25cm" fo:padding-right="0.25cm" fo:wrap-option="wrap" draw:shadow-color="#969696"/>
    </style:style>
    <style:style style:name="pr9" style:family="presentation" style:parent-style-name="lyt-darkblue-outline1">
      <style:graphic-properties draw:stroke="none" draw:fill="none" draw:fill-color="#006699" draw:textarea-horizontal-align="justify" draw:textarea-vertical-align="top" draw:auto-grow-height="false" draw:auto-grow-width="false" fo:min-height="13.287cm" fo:min-width="0cm" fo:padding-top="0.13cm" fo:padding-bottom="0.13cm" fo:padding-left="0.25cm" fo:padding-right="0.25cm" fo:wrap-option="wrap" draw:shadow-color="#969696"/>
    </style:style>
    <style:style style:name="pr10" style:family="presentation" style:parent-style-name="lyt-darkblue-title">
      <style:graphic-properties draw:stroke="none" draw:fill="none" draw:fill-color="#0066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969696"/>
    </style:style>
    <style:style style:name="pr11" style:family="presentation" style:parent-style-name="lyt-darkblue-outline1">
      <style:graphic-properties draw:stroke="none" draw:fill="none" draw:fill-color="#006699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969696"/>
    </style:style>
    <style:style style:name="pr12" style:family="presentation" style:parent-style-name="lyt-darkblue-notes">
      <style:graphic-properties draw:stroke="none" draw:fill="none" draw:fill-color="#00cc99" draw:textarea-horizontal-align="justify" draw:textarea-vertical-align="top" draw:auto-grow-height="true" draw:auto-grow-width="false" fo:min-height="12.088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lyt-darkblue-outline1">
      <style:graphic-properties draw:stroke="none" draw:fill="none" draw:fill-color="#006699" draw:textarea-horizontal-align="justify" draw:textarea-vertical-align="top" draw:auto-grow-height="false" draw:auto-grow-width="false" fo:min-height="13.076cm" fo:min-width="0cm" fo:padding-top="0.13cm" fo:padding-bottom="0.13cm" fo:padding-left="0.25cm" fo:padding-right="0.25cm" fo:wrap-option="wrap" draw:shadow-color="#969696"/>
    </style:style>
    <style:style style:name="pr14" style:family="presentation" style:parent-style-name="lyt-darkblue-title">
      <style:graphic-properties draw:stroke="none" draw:fill="none" draw:fill-color="#006699" draw:textarea-horizontal-align="justify" draw:textarea-vertical-align="middle" draw:auto-grow-height="true" draw:auto-grow-width="false" fo:min-height="1.267cm" fo:min-width="0cm" fo:padding-top="0.13cm" fo:padding-bottom="0.13cm" fo:padding-left="0.25cm" fo:padding-right="0.25cm" fo:wrap-option="wrap" draw:shadow-color="#969696"/>
    </style:style>
    <style:style style:name="pr15" style:family="presentation" style:parent-style-name="lyt-darkblue-outline1">
      <style:graphic-properties draw:stroke="none" draw:fill="none" draw:fill-color="#006699" draw:textarea-horizontal-align="justify" draw:textarea-vertical-align="top" draw:auto-grow-height="false" draw:auto-grow-width="false" fo:min-height="13.949cm" fo:min-width="0cm" fo:padding-top="0.13cm" fo:padding-bottom="0.13cm" fo:padding-left="0.25cm" fo:padding-right="0.25cm" fo:wrap-option="wrap" draw:shadow-color="#969696"/>
    </style:style>
    <style:style style:name="pr16" style:family="presentation" style:parent-style-name="lyt-darkblue-outline1">
      <style:graphic-properties draw:stroke="none" draw:fill="none" draw:fill-color="#006699" draw:textarea-horizontal-align="justify" draw:textarea-vertical-align="top" draw:auto-grow-height="false" draw:auto-grow-width="false" fo:min-height="12.229cm" fo:min-width="0cm" fo:padding-top="0.13cm" fo:padding-bottom="0.13cm" fo:padding-left="0.25cm" fo:padding-right="0.25cm" fo:wrap-option="wrap" draw:shadow-color="#969696"/>
    </style:style>
    <style:style style:name="pr17" style:family="presentation" style:parent-style-name="lyt-darkblue-title">
      <style:graphic-properties draw:stroke="none" draw:fill="none" draw:fill-color="#006699" draw:textarea-horizontal-align="justify" draw:textarea-vertical-align="middle" draw:auto-grow-height="true" draw:auto-grow-width="false" fo:min-height="0.848cm" fo:min-width="0cm" fo:padding-top="0.13cm" fo:padding-bottom="0.13cm" fo:padding-left="0.25cm" fo:padding-right="0.25cm" fo:wrap-option="wrap" draw:shadow-color="#969696"/>
    </style:style>
    <style:style style:name="pr18" style:family="presentation" style:parent-style-name="lyt-darkblue-outline1" style:list-style-name="L3">
      <style:graphic-properties draw:stroke="none" draw:fill="none" draw:fill-color="#003399" draw:opacity="100%" draw:textarea-horizontal-align="justify" draw:textarea-vertical-align="top" draw:auto-grow-height="false" draw:auto-grow-width="false" fo:min-height="16.542cm" fo:min-width="0cm" fo:padding-top="0.13cm" fo:padding-bottom="0.13cm" fo:padding-left="0.25cm" fo:padding-right="0.25cm" fo:wrap-option="wrap" draw:shadow-color="#969696"/>
    </style:style>
    <style:style style:name="pr19" style:family="presentation" style:parent-style-name="lyt-darkblue-notes">
      <style:graphic-properties draw:fill-color="#ffffff" draw:auto-grow-height="true" fo:min-height="15.217cm"/>
    </style:style>
    <style:style style:name="pr20" style:family="presentation" style:parent-style-name="lyt-darkblue-notes">
      <style:graphic-properties draw:fill-color="#ffffff" fo:min-height="10.295cm"/>
    </style:style>
    <style:style style:name="pr21" style:family="presentation" style:parent-style-name="lyt-darkblue-outline1">
      <style:graphic-properties draw:stroke="none" draw:fill="solid" draw:fill-color="#003399" draw:opacity="100%" draw:textarea-horizontal-align="justify" draw:textarea-vertical-align="top" draw:auto-grow-height="false" draw:auto-grow-width="false" fo:min-height="7.141cm" fo:min-width="0cm" fo:padding-top="0.13cm" fo:padding-bottom="0.13cm" fo:padding-left="0.25cm" fo:padding-right="0.25cm" fo:wrap-option="wrap" draw:shadow-color="#969696"/>
    </style:style>
    <style:style style:name="pr22" style:family="presentation" style:parent-style-name="lyt-darkblue-outline1">
      <style:graphic-properties draw:stroke="none" draw:fill="none" draw:fill-color="#006699" draw:textarea-horizontal-align="justify" draw:textarea-vertical-align="top" draw:auto-grow-height="false" draw:auto-grow-width="false" fo:min-height="13.95cm" fo:min-width="0cm" fo:padding-top="0.13cm" fo:padding-bottom="0.13cm" fo:padding-left="0.25cm" fo:padding-right="0.25cm" fo:wrap-option="wrap" draw:shadow-color="#969696"/>
    </style:style>
    <style:style style:name="pr23" style:family="presentation" style:parent-style-name="lyt-darkblue-title">
      <style:graphic-properties draw:stroke="none" draw:fill="none" draw:fill-color="#006699" draw:textarea-horizontal-align="justify" draw:textarea-vertical-align="middle" draw:auto-grow-height="true" draw:auto-grow-width="false" fo:min-height="1.664cm" fo:min-width="0cm" fo:padding-top="0.13cm" fo:padding-bottom="0.13cm" fo:padding-left="0.25cm" fo:padding-right="0.25cm" fo:wrap-option="wrap" draw:shadow-color="#969696"/>
    </style:style>
    <style:style style:name="pr24" style:family="presentation" style:parent-style-name="lyt-darkblue-outline1">
      <style:graphic-properties draw:stroke="none" draw:fill="solid" draw:fill-color="#003399" draw:opacity="100%" draw:textarea-horizontal-align="justify" draw:textarea-vertical-align="top" draw:auto-grow-height="false" draw:auto-grow-width="false" fo:min-height="13.949cm" fo:min-width="0cm" fo:padding-top="0.13cm" fo:padding-bottom="0.13cm" fo:padding-left="0.25cm" fo:padding-right="0.25cm" fo:wrap-option="wrap" draw:shadow-color="#969696"/>
    </style:style>
    <style:style style:name="pr25" style:family="presentation" style:parent-style-name="lyt-darkblue-outline1">
      <style:graphic-properties draw:stroke="none" draw:fill="none" draw:fill-color="#006699" draw:textarea-horizontal-align="justify" draw:textarea-vertical-align="top" draw:auto-grow-height="false" draw:auto-grow-width="false" fo:min-height="13.35cm" fo:min-width="0cm" fo:padding-top="0.13cm" fo:padding-bottom="0.13cm" fo:padding-left="0.25cm" fo:padding-right="0.25cm" fo:wrap-option="wrap" draw:shadow-color="#969696"/>
    </style:style>
    <style:style style:name="pr26" style:family="presentation" style:parent-style-name="lyt-darkblue-outline1">
      <style:graphic-properties draw:stroke="none" draw:fill="solid" draw:fill-color="#003399" draw:opacity="100%" draw:textarea-horizontal-align="justify" draw:textarea-vertical-align="top" draw:auto-grow-height="false" draw:auto-grow-width="false" fo:min-height="18.791cm" fo:min-width="0cm" fo:padding-top="0.13cm" fo:padding-bottom="0.13cm" fo:padding-left="0.25cm" fo:padding-right="0.25cm" fo:wrap-option="wrap" draw:shadow-color="#969696"/>
    </style:style>
    <style:style style:name="co1" style:family="table-column">
      <style:table-column-properties style:column-width="4.418cm" style:use-optimal-column-width="false"/>
    </style:style>
    <style:style style:name="co2" style:family="table-column">
      <style:table-column-properties style:column-width="3.796cm" style:use-optimal-column-width="false"/>
    </style:style>
    <style:style style:name="co3" style:family="table-column">
      <style:table-column-properties style:column-width="3.793cm" style:use-optimal-column-width="false"/>
    </style:style>
    <style:style style:name="co4" style:family="table-column">
      <style:table-column-properties style:column-width="3.8cm" style:use-optimal-column-width="false"/>
    </style:style>
    <style:style style:name="co5" style:family="table-column">
      <style:table-column-properties style:column-width="3.801cm" style:use-optimal-column-width="false"/>
    </style:style>
    <style:style style:name="co6" style:family="table-column">
      <style:table-column-properties style:column-width="3.863cm" style:use-optimal-column-width="false"/>
    </style:style>
    <style:style style:name="co7" style:family="table-column">
      <style:table-column-properties style:column-width="3.871cm" style:use-optimal-column-width="false"/>
    </style:style>
    <style:style style:name="co8" style:family="table-column">
      <style:table-column-properties style:column-width="3.866cm" style:use-optimal-column-width="false"/>
    </style:style>
    <style:style style:name="co9" style:family="table-column">
      <style:table-column-properties style:column-width="4.27cm" style:use-optimal-column-width="false"/>
    </style:style>
    <style:style style:name="co10" style:family="table-column">
      <style:table-column-properties style:column-width="3.867cm" style:use-optimal-column-width="false"/>
    </style:style>
    <style:style style:name="ro1" style:family="table-row">
      <style:table-row-properties style:row-height="1.451cm"/>
    </style:style>
    <style:style style:name="ro2" style:family="table-row">
      <style:table-row-properties style:row-height="1.931cm"/>
    </style:style>
    <style:style style:name="ro3" style:family="table-row">
      <style:table-row-properties style:row-height="2.121cm"/>
    </style:style>
    <style:style style:name="ro4" style:family="table-row">
      <style:table-row-properties style:row-height="1.656cm"/>
    </style:style>
    <style:style style:name="ro5" style:family="table-row">
      <style:table-row-properties style:row-height="1.658cm"/>
    </style:style>
    <style:style style:name="ro6" style:family="table-row">
      <style:table-row-properties style:row-height="1.653cm"/>
    </style:style>
    <style:style style:name="ro7" style:family="table-row">
      <style:table-row-properties style:row-height="2.29cm"/>
    </style:style>
    <style:style style:name="ro8" style:family="table-row">
      <style:table-row-properties style:row-height="2.482cm"/>
    </style:style>
    <style:style style:name="ro9" style:family="table-row">
      <style:table-row-properties style:row-height="2.725cm"/>
    </style:style>
    <style:style style:name="ce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="none"/>
    </style:style>
    <style:style style:name="ce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="0.001cm solid #000000"/>
    </style:style>
    <style:style style:name="ce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001cm solid #000000" fo:border-right="none" fo:border-top="0.001cm solid #000000" fo:border-bottom="none"/>
    </style:style>
    <style:style style:name="ce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="0.001cm solid #000000"/>
      <style:text-properties fo:font-weight="bold" style:font-weight-asian="bold" style:font-weight-complex="bold"/>
    </style:style>
    <style:style style:name="ce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0.001cm solid #000000" fo:border-top="0.001cm solid #000000" fo:border-bottom="0.001cm solid #000000"/>
      <style:text-properties fo:font-weight="bold" style:font-weight-asian="bold" style:font-weight-complex="bold"/>
    </style:style>
    <style:style style:name="ce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="none"/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ce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.246cm" fo:margin-bottom="0cm" fo:text-indent="0cm" fo:border="none"/>
    </style:style>
    <style:style style:name="ce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="0.001cm solid #000000"/>
      <style:text-properties fo:font-weight="bold" style:font-weight-asian="bold" style:font-weight-complex="bold"/>
    </style:style>
    <style:style style:name="ce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001cm solid #000000" fo:border-right="0.001cm solid #000000" fo:border-top="none" fo:border-bottom="0.001cm solid #000000"/>
    </style:style>
    <style:style style:name="ce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.176cm" fo:margin-bottom="0cm" fo:text-indent="0cm" fo:border-left="0.001cm solid #000000" fo:border-right="0.001cm solid #000000" fo:border-top="none" fo:border-bottom="0.001cm solid #000000"/>
      <style:text-properties fo:font-weight="bold" style:font-weight-asian="bold" style:font-weight-complex="bold"/>
    </style:style>
    <style:style style:name="ce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="none"/>
      <style:text-properties style:use-window-font-color="true" fo:font-weight="normal" style:font-weight-asian="normal" style:font-weight-complex="normal"/>
    </style:style>
    <style:style style:name="ce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none" fo:border-right="0.001cm solid #000000" fo:border-top="none" fo:border-bottom="0.001cm solid #000000"/>
      <style:text-properties fo:font-weight="bold" style:font-weight-asian="bold" style:font-weight-complex="bold"/>
    </style:style>
    <style:style style:name="ce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-left="0.001cm solid #000000" fo:border-right="0.001cm solid #000000" fo:border-top="none" fo:border-bottom="0.001cm solid #000000"/>
      <style:text-properties fo:font-weight="bold" style:font-weight-asian="bold" style:font-weight-complex="bold"/>
    </style:style>
    <style:style style:name="ce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.176cm" fo:margin-bottom="0cm" fo:text-align="center" fo:text-indent="0cm" fo:border="0.001cm solid #000000"/>
      <style:text-properties fo:font-style="italic" style:font-style-asian="italic" style:font-style-complex="italic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cm" fo:text-indent="0cm"/>
    </style:style>
    <style:style style:name="P4" style:family="paragraph">
      <style:paragraph-properties fo:margin-left="0.952cm" fo:margin-right="0cm" fo:margin-top="0.176cm" fo:margin-bottom="0cm" fo:text-indent="-0.952cm"/>
    </style:style>
    <style:style style:name="P5" style:family="paragraph">
      <style:paragraph-properties fo:margin-left="0.952cm" fo:margin-right="0cm" fo:margin-top="0.176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" style:family="paragraph">
      <style:paragraph-properties fo:margin-left="1.693cm" fo:margin-right="0cm" fo:margin-top="0.176cm" fo:margin-bottom="0cm" fo:line-height="80%" fo:text-indent="-1.693cm"/>
    </style:style>
    <style:style style:name="P7" style:family="paragraph">
      <style:paragraph-properties fo:margin-left="0.952cm" fo:margin-right="0cm" fo:margin-top="0.282cm" fo:margin-bottom="0cm" fo:text-indent="-0.952cm"/>
    </style:style>
    <style:style style:name="P8" style:family="paragraph">
      <style:paragraph-properties fo:margin-left="0.952cm" fo:margin-right="0cm" fo:margin-top="0.282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9" style:family="paragraph">
      <style:paragraph-properties fo:margin-left="0cm" fo:margin-right="0cm" fo:margin-top="0.44cm" fo:margin-bottom="0cm" fo:text-indent="0cm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fo:margin-top="0.238cm" fo:margin-bottom="0cm" fo:line-height="80%" fo:text-indent="0cm"/>
    </style:style>
    <style:style style:name="P12" style:family="paragraph">
      <style:paragraph-properties fo:margin-left="0cm" fo:margin-right="0cm" fo:margin-top="0.476cm" fo:margin-bottom="0cm" fo:text-indent="0cm"/>
    </style:style>
    <style:style style:name="P13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style:paragraph-properties fo:margin-left="0cm" fo:margin-right="0cm" fo:margin-top="0.44cm" fo:margin-bottom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.44cm" fo:margin-bottom="0cm" fo:text-indent="0cm" style:writing-mode="lr-tb" style:font-independent-line-spacing="true"/>
    </style:style>
    <style:style style:name="P16" style:family="paragraph">
      <style:paragraph-properties fo:margin-left="0cm" fo:margin-right="0cm" fo:margin-top="0.44cm" fo:margin-bottom="0cm" fo:text-indent="0cm"/>
      <style:text-properties style:use-window-font-color="true"/>
    </style:style>
    <style:style style:name="P17" style:family="paragraph">
      <style:paragraph-properties fo:margin-left="0.952cm" fo:margin-right="0cm" fo:margin-top="0.176cm" fo:margin-bottom="0cm" fo:line-height="80%" fo:text-indent="-0.952cm"/>
    </style:style>
    <style:style style:name="P18" style:family="paragraph">
      <style:paragraph-properties fo:margin-left="0cm" fo:margin-right="0cm" fo:margin-top="0.176cm" fo:margin-bottom="0cm" fo:line-height="80%" fo:text-indent="0cm"/>
    </style:style>
    <style:style style:name="P19" style:family="paragraph">
      <style:paragraph-properties fo:margin-left="0.952cm" fo:margin-right="0cm" fo:margin-top="0.176cm" fo:margin-bottom="0cm" fo:line-height="8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0" style:family="paragraph">
      <style:paragraph-properties fo:margin-left="0.952cm" fo:margin-right="0cm" fo:margin-top="0.176cm" fo:margin-bottom="0cm" fo:text-align="start" fo:text-indent="-0.952cm"/>
    </style:style>
    <style:style style:name="P21" style:family="paragraph">
      <style:paragraph-properties fo:margin-left="0cm" fo:margin-right="0cm" fo:margin-top="0.176cm" fo:margin-bottom="0cm" fo:text-align="center" fo:text-indent="0cm"/>
    </style:style>
    <style:style style:name="P22" style:family="paragraph">
      <style:paragraph-properties fo:margin-left="0cm" fo:margin-right="0cm" fo:margin-top="0.176cm" fo:margin-bottom="0cm" fo:text-align="center" fo:text-indent="0cm"/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P23" style:family="paragraph">
      <style:paragraph-properties fo:margin-left="0cm" fo:margin-right="0cm" fo:margin-top="0.44cm" fo:margin-bottom="0cm" fo:text-align="center" fo:text-indent="0cm"/>
    </style:style>
    <style:style style:name="P24" style:family="paragraph">
      <style:paragraph-properties fo:margin-left="0cm" fo:margin-right="0cm" fo:margin-top="0.176cm" fo:margin-bottom="0cm" fo:text-align="center" fo:text-indent="0cm"/>
      <style:text-properties style:use-window-font-color="true" fo:font-weight="normal" style:font-weight-asian="normal" style:font-weight-complex="normal"/>
    </style:style>
    <style:style style:name="P25" style:family="paragraph">
      <style:paragraph-properties fo:margin-left="0cm" fo:margin-right="0cm" fo:margin-top="0.44cm" fo:margin-bottom="0cm" fo:text-indent="0cm" style:writing-mode="lr-tb" style:font-independent-line-spacing="true"/>
      <style:text-properties fo:font-size="18pt" style:font-size-asian="18pt" style:font-size-complex="18pt"/>
    </style:style>
    <style:style style:name="P26" style:family="paragraph">
      <style:paragraph-properties fo:line-height="80%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7" style:family="paragraph">
      <style:paragraph-properties fo:margin-left="0cm" fo:margin-right="0cm" fo:text-indent="0cm" style:writing-mode="lr-tb" style:font-independent-line-spacing="true"/>
    </style:style>
    <style:style style:name="P28" style:family="paragraph">
      <style:paragraph-properties fo:text-align="center"/>
    </style:style>
    <style:style style:name="P29" style:family="paragraph">
      <style:paragraph-properties fo:text-align="center"/>
      <style:text-properties fo:color="#000000"/>
    </style:style>
    <style:style style:name="P30" style:family="paragraph">
      <style:paragraph-properties fo:margin-left="0.952cm" fo:margin-right="0cm" fo:margin-top="0.176cm" fo:margin-bottom="0cm" fo:line-height="80%" fo:text-indent="-0.952cm" style:writing-mode="lr-tb" style:font-independent-line-spacing="true"/>
    </style:style>
    <style:style style:name="P31" style:family="paragraph">
      <style:paragraph-properties fo:margin-left="0cm" fo:margin-right="0cm" fo:text-indent="0cm"/>
      <style:text-properties style:use-window-font-color="true"/>
    </style:style>
    <style:style style:name="P32" style:family="paragraph">
      <style:paragraph-properties fo:margin-left="0cm" fo:margin-right="0cm" fo:margin-top="0.176cm" fo:margin-bottom="0cm" fo:line-height="80%" fo:text-indent="0cm" style:writing-mode="lr-tb" style:font-independent-line-spacing="true"/>
      <style:text-properties style:use-window-font-color="true"/>
    </style:style>
    <style:style style:name="P33" style:family="paragraph">
      <style:paragraph-properties fo:margin-left="1.693cm" fo:margin-right="0cm" fo:margin-top="0.176cm" fo:margin-bottom="0cm" fo:text-indent="-1.693cm"/>
    </style:style>
    <style:style style:name="P34" style:family="paragraph">
      <style:paragraph-properties fo:margin-left="1.693cm" fo:margin-right="0cm" fo:margin-top="0.176cm" fo:margin-bottom="0cm" fo:text-indent="-1.693cm">
        <style:tab-stops>
          <style:tab-stop style:position="0cm"/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  <style:tab-stop style:position="26.246cm"/>
        </style:tab-stops>
      </style:paragraph-properties>
    </style:style>
    <style:style style:name="P35" style:family="paragraph">
      <style:paragraph-properties fo:margin-left="0cm" fo:margin-right="0cm" fo:margin-top="0.44cm" fo:margin-bottom="0cm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6" style:family="paragraph">
      <style:paragraph-properties fo:margin-left="2.54cm" fo:margin-right="0cm" fo:margin-top="0.44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</style:style>
    <style:style style:name="P37" style:family="paragraph">
      <style:paragraph-properties fo:margin-left="0cm" fo:margin-right="0cm" fo:margin-top="0.176cm" fo:margin-bottom="0cm" fo:line-height="80%" fo:text-align="end" fo:text-indent="0cm"/>
    </style:style>
    <style:style style:name="P38" style:family="paragraph">
      <style:paragraph-properties fo:margin-left="0cm" fo:margin-right="0cm" fo:margin-top="0.176cm" fo:margin-bottom="0cm" fo:line-height="80%" fo:text-align="end" fo:text-indent="0cm" style:writing-mode="lr-tb" style:font-independent-line-spacing="true"/>
      <style:text-properties style:use-window-font-color="true"/>
    </style:style>
    <style:style style:name="P39" style:family="paragraph">
      <style:paragraph-properties fo:margin-left="0cm" fo:margin-right="0cm" fo:margin-top="0.176cm" fo:margin-bottom="0cm" fo:line-height="80%" fo:text-indent="0cm" style:writing-mode="lr-tb" style:font-independent-line-spacing="true"/>
      <style:text-properties style:use-window-font-color="true" fo:font-size="24pt"/>
    </style:style>
    <style:style style:name="P40" style:family="paragraph">
      <style:paragraph-properties fo:margin-left="0cm" fo:margin-right="0cm" fo:text-indent="0cm" style:writing-mode="lr-tb" style:font-independent-line-spacing="true"/>
      <style:text-properties fo:font-size="24pt"/>
    </style:style>
    <style:style style:name="P41" style:family="paragraph">
      <style:paragraph-properties fo:margin-left="0cm" fo:margin-right="0cm" fo:text-indent="0cm"/>
      <style:text-properties style:use-window-font-color="true" fo:font-size="24pt"/>
    </style:style>
    <style:style style:name="P42" style:family="paragraph">
      <style:paragraph-properties fo:margin-left="0.952cm" fo:margin-right="0cm" fo:margin-top="0.176cm" fo:margin-bottom="0cm" fo:line-height="90%" fo:text-indent="-0.952cm"/>
    </style:style>
    <style:style style:name="P43" style:family="paragraph">
      <style:paragraph-properties fo:margin-left="0.952cm" fo:margin-right="0cm" fo:margin-top="0.176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4" style:family="paragraph">
      <style:paragraph-properties fo:margin-left="0cm" fo:margin-right="0cm" fo:margin-top="0.396cm" fo:margin-bottom="0cm" fo:text-indent="0cm"/>
    </style:style>
    <style:style style:name="T1" style:family="text">
      <style:text-properties fo:color="#ffff00"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ffcc00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c3d6fd"/>
    </style:style>
    <style:style style:name="T9" style:family="text">
      <style:text-properties fo:color="#99ccff"/>
    </style:style>
    <style:style style:name="T10" style:family="text"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T11" style:family="text">
      <style:text-properties fo:font-size="20pt" fo:language="fr" fo:country="FR" style:font-size-asian="20pt" style:font-size-complex="20pt"/>
    </style:style>
    <style:style style:name="T12" style:family="text">
      <style:text-properties fo:color="#ffcc00" fo:font-size="20pt" fo:language="fr" fo:country="FR" fo:font-weight="bold" style:font-size-asian="20pt" style:font-weight-asian="bold" style:font-size-complex="20pt" style:font-weight-complex="bold"/>
    </style:style>
    <style:style style:name="T13" style:family="text">
      <style:text-properties fo:color="#ffcc00" fo:font-size="20pt" fo:language="fr" fo:country="FR" style:font-size-asian="20pt" style:font-size-complex="20pt"/>
    </style:style>
    <style:style style:name="T14" style:family="text">
      <style:text-properties fo:color="#ffff00" fo:font-size="20pt" style:font-size-asian="20pt" style:font-size-complex="20pt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54pt" style:font-size-asian="54pt" style:font-size-complex="54pt"/>
    </style:style>
    <style:style style:name="T17" style:family="text">
      <style:text-properties fo:color="#ffff00"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ffcc00" fo:font-size="20pt" style:font-size-asian="20pt" style:font-size-complex="20pt"/>
    </style:style>
    <style:style style:name="T19" style:family="text">
      <style:text-properties style:use-window-font-color="true" fo:font-size="20pt" fo:language="fr" fo:country="FR" style:font-size-asian="20pt" style:font-size-complex="20pt"/>
    </style:style>
    <style:style style:name="T20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21" style:family="text">
      <style:text-properties style:use-window-font-color="true"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color="#ffff00" fo:font-size="20pt" fo:font-style="italic" style:font-size-asian="20pt" style:font-style-asian="italic" style:font-size-complex="20pt" style:font-style-complex="italic"/>
    </style:style>
    <style:style style:name="T23" style:family="text">
      <style:text-properties fo:color="#ffcc00" fo:font-size="18pt" fo:language="fr" fo:country="FR" style:font-size-asian="18pt" style:font-size-complex="18pt"/>
    </style:style>
    <style:style style:name="T24" style:family="text">
      <style:text-properties fo:color="#000000"/>
    </style:style>
    <style:style style:name="T25" style:family="text">
      <style:text-properties fo:color="#000000" fo:font-style="italic" style:font-style-asian="italic" style:font-style-complex="italic"/>
    </style:style>
    <style:style style:name="T26" style:family="text">
      <style:text-properties fo:color="#ffff00" fo:font-size="20pt" fo:language="fr" fo:country="FR" style:font-size-asian="20pt" style:font-size-complex="20pt"/>
    </style:style>
    <style:style style:name="T27" style:family="text">
      <style:text-properties fo:color="#ffff00" fo:font-size="20pt" fo:language="fr" fo:country="FR" fo:font-weight="bold" style:font-size-asian="20pt" style:font-weight-asian="bold" style:font-size-complex="20pt" style:font-weight-complex="bold"/>
    </style:style>
    <style:style style:name="T28" style:family="text">
      <style:text-properties style:use-window-font-color="true" fo:font-size="18pt" fo:language="fr" fo:country="FR" fo:font-weight="bold" style:font-size-asian="18pt" style:font-weight-asian="bold" style:font-size-complex="18pt" style:font-weight-complex="bold"/>
    </style:style>
    <style:style style:name="T29" style:family="text">
      <style:text-properties style:use-window-font-color="true" fo:font-size="18pt" fo:language="fr" fo:country="FR" style:font-size-asian="18pt" style:font-size-complex="18pt"/>
    </style:style>
    <style:style style:name="T30" style:family="text">
      <style:text-properties fo:color="#ffcc00" fo:font-size="18pt" fo:language="fr" fo:country="FR" fo:font-weight="bold" style:font-size-asian="18pt" style:font-weight-asian="bold" style:font-size-complex="18pt" style:font-weight-complex="bold"/>
    </style:style>
    <style:style style:name="T31" style:family="text">
      <style:text-properties fo:color="#ffcc00" fo:font-size="18pt" fo:language="fr" fo:country="FR" fo:font-weight="normal" style:font-size-asian="18pt" style:font-weight-asian="normal" style:font-size-complex="18pt" style:font-weight-complex="normal"/>
    </style:style>
    <style:style style:name="T32" style:family="text">
      <style:text-properties style:use-window-font-color="true" fo:font-size="20pt" style:font-size-asian="20pt" style:font-size-complex="20pt"/>
    </style:style>
    <style:style style:name="T33" style:family="text">
      <style:text-properties fo:color="#ffff00" style:text-position="30% 58%" fo:font-size="20pt" style:font-size-asian="20pt" style:font-size-complex="20pt"/>
    </style:style>
    <style:style style:name="T34" style:family="text">
      <style:text-properties fo:color="#ffff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35" style:family="text"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T36" style:family="text">
      <style:text-properties fo:color="#ffcc00" fo:font-size="20pt" fo:font-style="italic" style:font-size-asian="20pt" style:font-style-asian="italic" style:font-size-complex="20pt" style:font-style-complex="italic"/>
    </style:style>
    <style:style style:name="T37" style:family="text">
      <style:text-properties fo:color="#ffff00" fo:font-size="18pt" style:font-size-asian="18pt" style:font-size-complex="18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ffff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</text:list-style>
    <text:list-style style:name="L4">
      <text:list-level-style-number text:level="1" style:num-format="">
        <style:list-level-properties/>
        <style:text-properties fo:color="#c3d6fd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ffff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</text:list-style>
    <text:list-style style:name="L5">
      <text:list-level-style-number text:level="1" style:num-format="">
        <style:list-level-properties/>
        <style:text-properties fo:color="#99cc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ffff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</text:list-style>
    <text:list-style style:name="L6">
      <text:list-level-style-bullet text:level="1" text:bullet-char="">
        <style:list-level-properties text:min-label-width="0.952cm"/>
        <style:text-properties fo:font-family="Symbol" style:font-family-generic="roman" style:font-pitch="variable" style:font-charset="x-symbol" fo:color="#ffff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ffff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cc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ffff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</text:list-style>
    <text:list-style style:name="L8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00" fo:font-size="100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/>
        <style:text-properties fo:color="#ffcc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00" fo:font-size="100%"/>
      </text:list-level-style-bullet>
    </text:list-style>
    <text:list-style style:name="L1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ffcc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ffff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</text:list-style>
    <text:list-style style:name="L13">
      <text:list-level-style-bullet text:level="1" text:bullet-char="-">
        <style:list-level-properties/>
        <style:text-properties fo:font-family="'Times New Roman'" style:font-family-generic="roman" style:font-pitch="variable" fo:color="#ffff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00" fo:font-size="100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">
        <style:list-level-properties/>
        <style:text-properties fo:font-family="Symbol" style:font-family-generic="roman" style:font-pitch="variable" style:font-charset="x-symbol" fo:color="#ffff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00" fo:font-size="100%"/>
      </text:list-level-style-bullet>
    </text:list-style>
    <text:list-style style:name="L16">
      <text:list-level-style-bullet text:level="1" text:bullet-char="•">
        <style:list-level-properties/>
        <style:text-properties fo:font-family="'Times New Roman'" style:font-family-generic="roman" style:font-pitch="variable" fo:color="#ffff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00" fo:font-size="100%"/>
      </text:list-level-style-bullet>
      <text:list-level-style-number text:level="3" style:num-format="">
        <style:list-level-properties/>
        <style:text-properties fo:color="#ffff00" fo:font-size="100%"/>
      </text:list-level-style-number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00" fo:font-size="100%"/>
      </text:list-level-style-bullet>
    </text:list-style>
  </office:automatic-styles>
  <office:body>
    <office:presentation>
      <presentation:footer-decl presentation:name="ftr1">Cours Orienté Objet - ESTACA -1ère Année - Cycle Ingénieur</presentation:footer-decl>
      <presentation:date-time-decl presentation:name="dtd1" presentation:source="fixed">1999-2000</presentation:date-time-decl>
      <draw:page draw:name="page1" draw:style-name="dp1" draw:master-page-name="lyt-dark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7.033cm" svg:x="1.91cm" svg:y="2.846cm" presentation:class="title" presentation:user-transformed="true">
          <draw:text-box>
            <text:list text:style-name="L1">
              <text:list-header>
                <text:p text:style-name="P1"><text:span text:style-name="T1">Algorithmique et Programmation : </text:span><text:span text:style-name="T1"><text:line-break/></text:span><text:span text:style-name="T1">Structures de contrôle</text:span><text:span text:style-name="T1"><text:line-break/></text:span><text:span text:style-name="T1">conditionnelles</text:span></text:p>
              </text:list-header>
            </text:list>
          </draw:text-box>
        </draw:frame>
        <draw:frame presentation:style-name="pr2" draw:text-style-name="P2" draw:layer="layout" svg:width="17.78cm" svg:height="5.2cm" svg:x="3.81cm" svg:y="10.795cm">
          <draw:text-box>
            <text:list text:style-name="L2">
              <text:list-header>
                <text:p text:style-name="P3"><text:span text:style-name="T2">BTS SIO</text:span></text:p>
                <text:p text:style-name="P3"><text:span text:style-name="T2"><text:s/></text:span></text:p>
                <text:p text:style-name="P3"><text:span text:style-name="T2">E.CLERMONT (modifs V. Verdon et A. Escriva)</text:span></text:p>
                <text:p text:style-name="P3"><text:span text:style-name="T2">2015 - 2016</text:span></text:p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3.723cm" svg:height="10.293cm" svg:x="2.522cm" svg:y="2.059cm" draw:page-number="1" presentation:class="page"/>
          <draw:frame presentation:style-name="pr3" draw:layer="layout" svg:width="12.975cm" svg:height="10.546cm" svg:x="2.904cm" svg:y="13.059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1.59cm" svg:height="1.324cm" svg:x="1.905cm" svg:y="-0.001cm" presentation:class="title" presentation:user-transformed="true">
          <draw:text-box>
            <text:list text:style-name="L1">
              <text:list-header>
                <text:p text:style-name="P1"><text:span text:style-name="T3">Introduction</text:span></text:p>
              </text:list-header>
            </text:list>
          </draw:text-box>
        </draw:frame>
        <draw:frame presentation:style-name="pr5" draw:text-style-name="P2" draw:layer="layout" svg:width="23.204cm" svg:height="12.912cm" svg:x="1.098cm" svg:y="2.324cm" presentation:class="outline" presentation:user-transformed="true">
          <draw:text-box>
            <text:list text:style-name="L3">
              <text:list-header>
                <text:p xml:id="id1" text:id="id1" text:style-name="P4"><text:span text:style-name="T2">En programmation procédurale comme en algorithmique, </text:span><text:span text:style-name="T4">l'ordre des instructions est primordial</text:span><text:span text:style-name="T2">.</text:span></text:p>
                <text:p xml:id="id2" text:id="id2" text:style-name="P4"><text:span text:style-name="T2">Le processeur exécute les instructions dans l'ordre dans lequel elles apparaissent dans le programme : l'exécution est </text:span><text:span text:style-name="T4">séquentielle</text:span><text:span text:style-name="T2">.</text:span></text:p>
                <text:p xml:id="id3" text:id="id3" text:style-name="P4"><text:span text:style-name="T2">Une fois que le programme a fini une instruction, il passe à la suivante. </text:span></text:p>
                <text:p xml:id="id4" text:id="id4" text:style-name="P4"><text:span text:style-name="T2">Tant qu'une instruction n'est pas terminée, il attend avant de continuer. </text:span></text:p>
                <text:p xml:id="id5" text:id="id5" text:style-name="P4"><text:span text:style-name="T2">Exemple : </text:span></text:p>
                <text:p xml:id="id6" text:id="id6" text:style-name="P4"><text:span text:style-name="T2">une instruction de saisie attend que l'utilisateur saisisse une valeur au clavier avant de continuer.</text:span></text:p>
                <text:p text:style-name="P4"><text:span text:style-name="T2"/></text:p>
                <text:p xml:id="id7" text:id="id7" text:style-name="P4"><text:span text:style-name="T2">Parfois, il est nécessaire qu’un programme n'exécute pas toutes les instructions, ou encore qu'il recommence plusieurs fois les mêmes instructions. </text:span></text:p>
                <text:p xml:id="id8" text:id="id8" text:style-name="P4"><text:span text:style-name="T2">Pour cela, il faudra casser la séquence. </text:span></text:p>
                <text:p xml:id="id9" text:id="id9" text:style-name="P5"><text:span text:style-name="T2"><text:tab/></text:span><text:span text:style-name="T2"><text:tab/></text:span><text:span text:style-name="T2">=&gt; C'est le rôle des structures de contrôle.</text:span></text:p>
                <text:p text:style-name="P4"><text:span text:style-name="T2"/></text:p>
              </text:list-header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0-width/2;x" smil:keyTimes="0;1" smil:additive="base"/>
                  <anim:animate smil:dur="0.5s" smil:fill="hold" smil:targetElement="id1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0-width/2;x" smil:keyTimes="0;1" smil:additive="base"/>
                  <anim:animate smil:dur="0.5s" smil:fill="hold" smil:targetElement="id2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0-width/2;x" smil:keyTimes="0;1" smil:additive="base"/>
                  <anim:animate smil:dur="0.5s" smil:fill="hold" smil:targetElement="id3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0-width/2;x" smil:keyTimes="0;1" smil:additive="base"/>
                  <anim:animate smil:dur="0.5s" smil:fill="hold" smil:targetElement="id4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0-width/2;x" smil:keyTimes="0;1" smil:additive="base"/>
                  <anim:animate smil:dur="0.5s" smil:fill="hold" smil:targetElement="id5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0-width/2;x" smil:keyTimes="0;1" smil:additive="base"/>
                  <anim:animate smil:dur="0.5s" smil:fill="hold" smil:targetElement="id6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0-width/2;x" smil:keyTimes="0;1" smil:additive="base"/>
                  <anim:animate smil:dur="0.5s" smil:fill="hold" smil:targetElement="id7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0-width/2;x" smil:keyTimes="0;1" smil:additive="base"/>
                  <anim:animate smil:dur="0.5s" smil:fill="hold" smil:targetElement="id8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0-width/2;x" smil:keyTimes="0;1" smil:additive="base"/>
                  <anim:animate smil:dur="0.5s" smil:fill="hold" smil:targetElement="id9" anim:sub-item="text" smil:attributeName="y" smil:values="y;y" smil:keyTimes="0;1" smil:additive="base"/>
                </anim:par>
              </anim:par>
            </anim:par>
          </anim:seq>
        </anim:par>
        <presentation:notes draw:style-name="dp3">
          <draw:page-thumbnail draw:style-name="gr1" draw:layer="layout" svg:width="12.25cm" svg:height="9.5cm" svg:x="3.259cm" svg:y="2.636cm" draw:page-number="2" presentation:class="page"/>
          <draw:frame presentation:style-name="pr6" draw:layer="layout" svg:width="12.975cm" svg:height="10.546cm" svg:x="2.904cm" svg:y="13.059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1.59cm" svg:height="1.324cm" svg:x="1.905cm" svg:y="-0.001cm" presentation:class="title" presentation:user-transformed="true">
          <draw:text-box>
            <text:list text:style-name="L1">
              <text:list-header>
                <text:p text:style-name="P1"><text:span text:style-name="T3">Introduction</text:span></text:p>
              </text:list-header>
            </text:list>
          </draw:text-box>
        </draw:frame>
        <draw:frame presentation:style-name="pr7" draw:text-style-name="P2" draw:layer="layout" svg:width="21.603cm" svg:height="10.711cm" svg:x="1.097cm" svg:y="4.325cm" presentation:class="outline" presentation:user-transformed="true">
          <draw:text-box>
            <text:list text:style-name="L3">
              <text:list-header>
                <text:p xml:id="id10" text:id="id10" text:style-name="P4"><text:span text:style-name="T2">2 grands types de structures de contrôle:</text:span></text:p>
                <text:p text:style-name="P4"><text:span text:style-name="T2"/></text:p>
                <text:p xml:id="id11" text:id="id11" text:style-name="P4"><text:span text:style-name="T2">- les </text:span><text:span text:style-name="T5">structures conditionnelles</text:span><text:span text:style-name="T6"> </text:span><text:span text:style-name="T2">permettent de n'exécuter certaines instructions que sous certaines conditions ;</text:span></text:p>
                <text:p text:style-name="P4"><text:span text:style-name="T2"/></text:p>
                <text:p xml:id="id12" text:id="id12" text:style-name="P4"><text:span text:style-name="T2">- les </text:span><text:span text:style-name="T5">structures répétitives, ou boucles</text:span><text:span text:style-name="T2">, permettent de répéter des instructions un certain nombre de fois, sous certaines conditions.</text:span></text:p>
                <text:p text:style-name="P4"><text:span text:style-name="T2"/></text:p>
              </text:list-header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0-width/2;x" smil:keyTimes="0;1" smil:additive="base"/>
                  <anim:animate smil:dur="0.5s" smil:fill="hold" smil:targetElement="id10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0-width/2;x" smil:keyTimes="0;1" smil:additive="base"/>
                  <anim:animate smil:dur="0.5s" smil:fill="hold" smil:targetElement="id11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0-width/2;x" smil:keyTimes="0;1" smil:additive="base"/>
                  <anim:animate smil:dur="0.5s" smil:fill="hold" smil:targetElement="id12" anim:sub-item="text" smil:attributeName="y" smil:values="y;y" smil:keyTimes="0;1" smil:additive="base"/>
                </anim:par>
              </anim:par>
            </anim:par>
          </anim:seq>
        </anim:par>
        <presentation:notes draw:style-name="dp3">
          <draw:page-thumbnail draw:style-name="gr1" draw:layer="layout" svg:width="12.25cm" svg:height="9.5cm" svg:x="3.259cm" svg:y="2.636cm" draw:page-number="3" presentation:class="page"/>
          <draw:frame presentation:style-name="pr6" draw:layer="layout" svg:width="12.975cm" svg:height="10.546cm" svg:x="2.904cm" svg:y="13.059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2" draw:layer="layout" svg:width="21.59cm" svg:height="1.302cm" svg:x="1.698cm" svg:y="-0.001cm" presentation:class="title" presentation:user-transformed="true">
          <draw:text-box>
            <text:list text:style-name="L1">
              <text:list-header>
                <text:p text:style-name="P1"><text:span text:style-name="T3">Introduction</text:span></text:p>
              </text:list-header>
            </text:list>
          </draw:text-box>
        </draw:frame>
        <draw:frame presentation:style-name="pr9" draw:text-style-name="P2" draw:layer="layout" svg:width="22.6cm" svg:height="13.546cm" svg:x="1.499cm" svg:y="3.387cm" presentation:class="outline" presentation:user-transformed="true">
          <draw:text-box>
            <text:list text:style-name="L3">
              <text:list-header>
                <text:p xml:id="id13" text:id="id13" text:style-name="P6"><text:span text:style-name="T2">Les structures conditionnelles permettent d'exécuter des instructions différentes en fonction de conditions.</text:span></text:p>
                <text:p text:style-name="P6"><text:span text:style-name="T2"/></text:p>
                <text:p xml:id="id14" text:id="id14" text:style-name="P6"><text:span text:style-name="T2"><text:s/></text:span><text:span text:style-name="T2">Une condition (ou expression conditionnelle ou expression logique) est évaluée: elle est jugée vrai ou fausse. </text:span></text:p>
              </text:list-header>
              <text:list-item>
                <text:p text:style-name="P6"><text:span text:style-name="T2"/></text:p>
                <text:p xml:id="id15" text:id="id15" text:style-name="P6"><text:span text:style-name="T2">=&gt; Si elle est vraie, un traitement (une ou plusieurs instructions) est réalisé.</text:span></text:p>
              </text:list-item>
              <text:list-item>
                <text:p text:style-name="P6"><text:span text:style-name="T2"/></text:p>
                <text:p text:style-name="P6"><text:span text:style-name="T2">=&gt; Si la condition est fausse, une autre traitement <text:s/>peut éventuellement être exécuté.</text:span></text:p>
                <text:p xml:id="id16" text:id="id16" text:style-name="P6"><text:span text:style-name="T2">Ensuite le programme continue normalement.</text:span></text:p>
                <text:p text:style-name="P6"><text:span text:style-name="T2"/></text:p>
                <text:p xml:id="id17" text:id="id17" text:style-name="P6"><text:span text:style-name="T2">Il existe 2 types principaux de structures conditionnelles :</text:span></text:p>
                <text:p xml:id="id18" text:id="id18" text:style-name="P6"><text:span text:style-name="T2">- les </text:span><text:span text:style-name="T5">structures conditionnelles</text:span><text:span text:style-name="T6"> </text:span><text:span text:style-name="T2">au sens strict (SI…ALORS)</text:span></text:p>
                <text:p xml:id="id19" text:id="id19" text:style-name="P6"><text:span text:style-name="T2">- les </text:span><text:span text:style-name="T5">structures alternatives</text:span><text:span text:style-name="T6"> </text:span><text:span text:style-name="T2">(SI…ALORS…SINON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0-width/2;x" smil:keyTimes="0;1" smil:additive="base"/>
                  <anim:animate smil:dur="0.5s" smil:fill="hold" smil:targetElement="id13" anim:sub-item="text" smil:attributeName="y" smil:values="y;y" smil:keyTimes="0;1" smil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0-width/2;x" smil:keyTimes="0;1" smil:additive="base"/>
                  <anim:animate smil:dur="0.5s" smil:fill="hold" smil:targetElement="id14" anim:sub-item="text" smil:attributeName="y" smil:values="y;y" smil:keyTimes="0;1" smil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0-width/2;x" smil:keyTimes="0;1" smil:additive="base"/>
                  <anim:animate smil:dur="0.5s" smil:fill="hold" smil:targetElement="id15" anim:sub-item="text" smil:attributeName="y" smil:values="y;y" smil:keyTimes="0;1" smil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0-width/2;x" smil:keyTimes="0;1" smil:additive="base"/>
                  <anim:animate smil:dur="0.5s" smil:fill="hold" smil:targetElement="id16" anim:sub-item="text" smil:attributeName="y" smil:values="y;y" smil:keyTimes="0;1" smil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0-width/2;x" smil:keyTimes="0;1" smil:additive="base"/>
                  <anim:animate smil:dur="0.5s" smil:fill="hold" smil:targetElement="id17" anim:sub-item="text" smil:attributeName="y" smil:values="y;y" smil:keyTimes="0;1" smil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18" anim:sub-item="text" smil:attributeName="visibility" smil:to="visible"/>
                  <anim:animate smil:begin="0s" smil:dur="0.5s" smil:fill="hold" smil:decelerate="0.5" smil:targetElement="id18" anim:sub-item="text" smil:attributeName="rotate" smil:values="-90;0" smil:keyTimes="0;1"/>
                  <anim:animate smil:begin="0s" smil:dur="0.5s" smil:fill="hold" smil:decelerate="0.5" smil:targetElement="id18" anim:sub-item="text" smil:attributeName="width" smil:values="width;width*.05" smil:keyTimes="0;1"/>
                  <anim:animate smil:begin="0.5s" smil:dur="0.5s" smil:fill="hold" smil:accelerate="0.5" smil:targetElement="id18" anim:sub-item="text" smil:attributeName="width" smil:values="width*.05;width" smil:keyTimes="0;1"/>
                  <anim:animate smil:dur="1s" smil:fill="hold" smil:targetElement="id18" anim:sub-item="text" smil:attributeName="height" smil:values="height;height" smil:keyTimes="0;1"/>
                  <anim:animate smil:begin="0s" smil:dur="0.5s" smil:fill="hold" smil:decelerate="0.5" smil:targetElement="id18" anim:sub-item="text" smil:attributeName="x" smil:values="x+.4;x" smil:keyTimes="0;1"/>
                  <anim:animate smil:begin="0s" smil:dur="0.5s" smil:fill="hold" smil:decelerate="0.5" smil:targetElement="id18" anim:sub-item="text" smil:attributeName="y" smil:values="y-.2;y+.1" smil:keyTimes="0;1"/>
                  <anim:animate smil:begin="0.5s" smil:dur="0.5s" smil:fill="hold" smil:accelerate="0.5" smil:targetElement="id18" anim:sub-item="text" smil:attributeName="y" smil:values="y+.1;y" smil:keyTimes="0;1"/>
                  <anim:transitionFilter smil:begin="0s" smil:dur="1s" smil:decelerate="0.5" smil:targetElement="id18" anim:sub-item="text" smil:type="fade" smil:subtype="crossfade"/>
                </anim:par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9" anim:sub-item="text" smil:attributeName="visibility" smil:to="visible"/>
                  <anim:animate smil:begin="0s" smil:dur="0.5s" smil:fill="hold" smil:decelerate="0.5" smil:targetElement="id19" anim:sub-item="text" smil:attributeName="rotate" smil:values="-90;0" smil:keyTimes="0;1"/>
                  <anim:animate smil:begin="0s" smil:dur="0.5s" smil:fill="hold" smil:decelerate="0.5" smil:targetElement="id19" anim:sub-item="text" smil:attributeName="width" smil:values="width;width*.05" smil:keyTimes="0;1"/>
                  <anim:animate smil:begin="0.5s" smil:dur="0.5s" smil:fill="hold" smil:accelerate="0.5" smil:targetElement="id19" anim:sub-item="text" smil:attributeName="width" smil:values="width*.05;width" smil:keyTimes="0;1"/>
                  <anim:animate smil:dur="1s" smil:fill="hold" smil:targetElement="id19" anim:sub-item="text" smil:attributeName="height" smil:values="height;height" smil:keyTimes="0;1"/>
                  <anim:animate smil:begin="0s" smil:dur="0.5s" smil:fill="hold" smil:decelerate="0.5" smil:targetElement="id19" anim:sub-item="text" smil:attributeName="x" smil:values="x+.4;x" smil:keyTimes="0;1"/>
                  <anim:animate smil:begin="0s" smil:dur="0.5s" smil:fill="hold" smil:decelerate="0.5" smil:targetElement="id19" anim:sub-item="text" smil:attributeName="y" smil:values="y-.2;y+.1" smil:keyTimes="0;1"/>
                  <anim:animate smil:begin="0.5s" smil:dur="0.5s" smil:fill="hold" smil:accelerate="0.5" smil:targetElement="id19" anim:sub-item="text" smil:attributeName="y" smil:values="y+.1;y" smil:keyTimes="0;1"/>
                  <anim:transitionFilter smil:begin="0s" smil:dur="1s" smil:decelerate="0.5" smil:targetElement="id19" anim:sub-item="text" smil:type="fade" smil:subtype="crossfade"/>
                </anim:par>
              </anim:par>
            </anim:par>
          </anim:seq>
        </anim:par>
        <presentation:notes draw:style-name="dp3">
          <draw:page-thumbnail draw:style-name="gr1" draw:layer="layout" svg:width="12.25cm" svg:height="9.5cm" svg:x="3.259cm" svg:y="2.636cm" draw:page-number="4" presentation:class="page"/>
          <draw:frame presentation:style-name="pr6" draw:layer="layout" svg:width="12.975cm" svg:height="10.546cm" svg:x="2.904cm" svg:y="13.059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Sommaire</text:p>
              </text:list-header>
            </text:list>
          </draw:text-box>
        </draw:frame>
        <draw:frame presentation:style-name="pr11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header>
                <text:p text:style-name="P7"/>
                <text:p text:style-name="P8"><text:tab/><text:span text:style-name="T7">1- Structures conditionnelles</text:span></text:p>
                <text:p text:style-name="P8"><text:tab/><text:span text:style-name="T8">2- Structures alternatives</text:span></text:p>
              </text:list-header>
            </text:list>
            <text:list text:style-name="L4">
              <text:list-header>
                <text:p text:style-name="P8"><text:span text:style-name="T8"><text:tab/></text:span><text:span text:style-name="T8">3- Tests imbriqués</text:span></text:p>
              </text:list-header>
            </text:list>
            <text:list text:style-name="L5">
              <text:list-header>
                <text:p text:style-name="P8"><text:span text:style-name="T9"><text:tab/></text:span><text:span text:style-name="T9">4- Structure choix multiple</text:span></text:p>
              </text:list-header>
            </text:list>
          </draw:text-box>
        </draw:frame>
        <presentation:notes draw:style-name="dp3">
          <draw:page-thumbnail draw:style-name="gr1" draw:layer="layout" svg:width="12.25cm" svg:height="9.5cm" svg:x="3.259cm" svg:y="2.636cm" draw:page-number="5" presentation:class="page"/>
          <draw:frame presentation:style-name="pr6" draw:layer="layout" svg:width="12.975cm" svg:height="10.546cm" svg:x="2.904cm" svg:y="13.059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1.59cm" svg:height="1.324cm" svg:x="1.499cm" svg:y="-0.001cm" presentation:class="title" presentation:user-transformed="true">
          <draw:text-box>
            <text:list text:style-name="L1">
              <text:list-header>
                <text:p text:style-name="P1"><text:span text:style-name="T2">1- Structures conditionnelles</text:span></text:p>
              </text:list-header>
            </text:list>
          </draw:text-box>
        </draw:frame>
        <draw:frame presentation:style-name="pr11" draw:text-style-name="P2" draw:layer="layout" svg:width="21.401cm" svg:height="11.43cm" svg:x="1.498cm" svg:y="2.324cm" presentation:class="outline" presentation:user-transformed="true">
          <draw:text-box>
            <text:list text:style-name="L3">
              <text:list-header>
                <text:p text:style-name="P4"><text:span text:style-name="T10">La structure SI…ALORS <text:s/>ou structure conditionnelle</text:span></text:p>
                <text:p text:style-name="P4"><text:span text:style-name="T11">Cette structure est utilisée si on veut exécuter une instruction seulement si une condition est vraie et ne rien faire si la condition est fausse. </text:span></text:p>
              </text:list-header>
            </text:list>
            <text:list text:style-name="L6">
              <text:list-header>
                <text:p text:style-name="P3"><text:span text:style-name="T11"/></text:p>
              </text:list-header>
            </text:list>
            <text:list text:style-name="L3">
              <text:list-header>
                <text:p text:style-name="P4"><text:span text:style-name="T11">Syntaxe d'une structure conditionnelle :</text:span></text:p>
              </text:list-header>
            </text:list>
            <text:list text:style-name="L7">
              <text:list-header>
                <text:p text:style-name="P4"><text:span text:style-name="T12">SI </text:span><text:span text:style-name="T13">&lt;condition&gt; </text:span></text:p>
                <text:p text:style-name="P5"><text:span text:style-name="T12">ALORS</text:span></text:p>
                <text:p text:style-name="P5"><text:span text:style-name="T13"><text:tab/></text:span><text:span text:style-name="T13"><text:tab/></text:span><text:span text:style-name="T13">&lt;traitement&gt;</text:span></text:p>
                <text:p text:style-name="P4"><text:span text:style-name="T12">FINSI</text:span></text:p>
              </text:list-header>
            </text:list>
          </draw:text-box>
        </draw:frame>
        <draw:custom-shape draw:style-name="gr2" draw:text-style-name="P2" draw:layer="layout" svg:width="9.005cm" svg:height="1.955cm" svg:x="10.698cm" svg:y="11.324cm">
          <text:list text:style-name="L8">
            <text:list-header>
              <text:p text:style-name="P9"><text:span text:style-name="T14">Une ou plusieurs instru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10" draw:layer="layout" svg:x1="10.697cm" svg:y1="11.725cm" svg:x2="8.5cm" svg:y2="11cm">
          <text:p/>
        </draw:line>
        <presentation:notes draw:style-name="dp2">
          <draw:page-thumbnail draw:style-name="gr1" draw:layer="layout" svg:width="13.723cm" svg:height="10.293cm" svg:x="2.522cm" svg:y="2.059cm" draw:page-number="6" presentation:class="page"/>
          <draw:frame presentation:style-name="pr12" draw:text-style-name="P2" draw:layer="layout" svg:width="13.767cm" svg:height="12.348cm" svg:x="2.499cm" svg:y="13.039cm" presentation:class="notes" presentation:user-transformed="true">
            <draw:text-box>
              <text:list text:style-name="L9">
                <text:list-header>
                  <text:p text:style-name="P11"><text:span text:style-name="T3">Enfin, il est également clair que si l’on met de côté leur vertu pédagogique, les deux algorithmes ci-dessus sont parfaitement idiots : Il n’y a aucun intérêt à affecter une variable pour l’affecter différemment juste après. En l’occurrence, on aurait tout aussi bien atteint le même résultat en écrivant simplement :</text:span></text:p>
                  <text:p text:style-name="P11"><text:span text:style-name="T3">Exemple 1</text:span><text:span text:style-name="T3"><text:line-break/></text:span><text:span text:style-name="T15">Variable</text:span><text:span text:style-name="T3"> A </text:span><text:span text:style-name="T15">en Numérique</text:span><text:span text:style-name="T15"><text:line-break/></text:span><text:span text:style-name="T15">Début</text:span><text:span text:style-name="T15"><text:line-break/></text:span><text:span text:style-name="T3">A ← 12</text:span><text:span text:style-name="T3"><text:line-break/></text:span><text:span text:style-name="T15">Fin</text:span><text:span text:style-name="T15"><text:line-break/></text:span><text:span text:style-name="T15"><text:line-break/></text:span><text:span text:style-name="T3">Exemple 2</text:span><text:span text:style-name="T3"><text:line-break/></text:span><text:span text:style-name="T15">Variable</text:span><text:span text:style-name="T3"> A </text:span><text:span text:style-name="T15">en Numérique</text:span><text:span text:style-name="T15"><text:line-break/></text:span><text:span text:style-name="T15">Début</text:span><text:span text:style-name="T15"><text:line-break/></text:span><text:span text:style-name="T3">A ← 34</text:span><text:span text:style-name="T3"><text:line-break/></text:span><text:span text:style-name="T15">Fin</text:span></text:p>
                  <text:p text:style-name="P11"><text:span text:style-name="T15"/></text:p>
                </text:list-header>
              </text:list>
            </draw:text-box>
          </draw:frame>
        </presentation:notes>
      </draw:page>
      <draw:page draw:name="page7" draw:style-name="dp1" draw:master-page-name="lyt-darkblue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2" draw:layer="layout" svg:width="21.59cm" svg:height="1.302cm" svg:x="1.698cm" svg:y="-0.001cm" presentation:class="title" presentation:user-transformed="true">
          <draw:text-box>
            <text:list text:style-name="L1">
              <text:list-header>
                <text:p text:style-name="P1"><text:span text:style-name="T2">Conditions</text:span></text:p>
              </text:list-header>
            </text:list>
          </draw:text-box>
        </draw:frame>
        <draw:frame presentation:style-name="pr13" draw:text-style-name="P2" draw:layer="layout" svg:width="25.4cm" svg:height="13.335cm" svg:x="0cm" svg:y="1.525cm" presentation:class="outline" presentation:user-transformed="true">
          <draw:text-box>
            <text:list text:style-name="L10">
              <text:list-header>
                <text:p text:style-name="P12"><text:span text:style-name="T16"/></text:p>
                <text:p text:style-name="P12"><text:span text:style-name="T16"/></text:p>
              </text:list-header>
            </text:list>
          </draw:text-box>
        </draw:frame>
        <draw:custom-shape draw:style-name="gr4" draw:layer="layout" svg:width="23.199cm" svg:height="12.443cm" svg:x="1.301cm" svg:y="2.522cm">
          <text:list text:style-name="L8">
            <text:list-header>
              <text:p/>
              <text:p/>
              <text:p>Une expression conditionnelle (ou expression logique, ou expression booléenne) est une <text:s/>expression dont la valeur est soit VRAI soit FAUX. </text:p>
              <text:p/>
              <text:p>Il existe plusieurs types d’expressions conditionnelles :</text:p>
              <text:p/>
              <text:list>
                <text:list-item>
                  <text:p>Les comparaisons simples</text:p>
                </text:list-item>
                <text:list-item>
                  <text:p>Les comparaisons composées</text:p>
                </text:list-item>
                <text:list-item>
                  <text:p>Les booléens</text:p>
                </text:list-item>
              </text:list>
              <text:p/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" draw:layer="layout" svg:width="12.25cm" svg:height="9.5cm" svg:x="3.259cm" svg:y="2.636cm" draw:page-number="7" presentation:class="page"/>
          <draw:frame presentation:style-name="pr6" draw:layer="layout" svg:width="12.975cm" svg:height="10.546cm" svg:x="2.904cm" svg:y="13.059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2" draw:layer="layout" svg:width="21.59cm" svg:height="1.302cm" svg:x="1.698cm" svg:y="-0.001cm" presentation:class="title" presentation:user-transformed="true">
          <draw:text-box>
            <text:list text:style-name="L1">
              <text:list-header>
                <text:p text:style-name="P1"><text:span text:style-name="T2">Conditions simples</text:span></text:p>
              </text:list-header>
            </text:list>
          </draw:text-box>
        </draw:frame>
        <draw:frame presentation:style-name="pr13" draw:text-style-name="P2" draw:layer="layout" svg:width="25.4cm" svg:height="13.335cm" svg:x="0cm" svg:y="1.525cm" presentation:class="outline" presentation:user-transformed="true">
          <draw:text-box>
            <text:list text:style-name="L10">
              <text:list-header>
                <text:p text:style-name="P12"><text:span text:style-name="T16"/></text:p>
                <text:p text:style-name="P12"><text:span text:style-name="T16"/></text:p>
              </text:list-header>
            </text:list>
          </draw:text-box>
        </draw:frame>
        <draw:custom-shape draw:style-name="gr5" draw:text-style-name="P2" draw:layer="layout" svg:width="23.2cm" svg:height="17.201cm" svg:x="1.098cm" svg:y="0.723cm">
          <text:list text:style-name="L8">
            <text:list-header>
              <text:p text:style-name="P1"><text:span text:style-name="T17"/></text:p>
            </text:list-header>
          </text:list>
          <text:list text:style-name="L11">
            <text:list-header>
              <text:p text:style-name="P1"><text:span text:style-name="T5">Les conditions simples</text:span></text:p>
            </text:list-header>
          </text:list>
          <text:list text:style-name="L8">
            <text:list-header>
              <text:p text:style-name="P13"><text:span text:style-name="T14">Exemples : </text:span><text:span text:style-name="T14"><text:tab/></text:span><text:span text:style-name="T18">a &lt; 0</text:span></text:p>
              <text:p text:style-name="P13"><text:span text:style-name="T14"><text:tab/></text:span><text:span text:style-name="T14"><text:tab/></text:span><text:span text:style-name="T18">op =‘s’</text:span></text:p>
            </text:list-header>
          </text:list>
          <text:list text:style-name="L11">
            <text:list-header>
              <text:p text:style-name="P1"><text:span text:style-name="T18"/></text:p>
            </text:list-header>
          </text:list>
          <text:list text:style-name="L8">
            <text:list-header>
              <text:p text:style-name="P1"><text:span text:style-name="T14">Une condition simple est une comparaison de deux expressions de même type. </text:span></text:p>
              <text:p text:style-name="P13"><text:span text:style-name="T14"><text:s text:c="4"/></text:span><text:span text:style-name="T18">a <text:s/>&lt; 0 </text:span><text:span text:style-name="T18"><text:tab/></text:span><text:span text:style-name="T18">: type entier ou réel ;</text:span></text:p>
            </text:list-header>
          </text:list>
          <text:list text:style-name="L11">
            <text:list-header>
              <text:p text:style-name="P13"><text:span text:style-name="T18"><text:s text:c="4"/></text:span><text:span text:style-name="T18">op = ‘s’ </text:span><text:span text:style-name="T18"><text:tab/></text:span><text:span text:style-name="T18">: type caractère</text:span></text:p>
            </text:list-header>
          </text:list>
          <text:list text:style-name="L8">
            <text:list-header>
              <text:p text:style-name="P1"><text:span text:style-name="T14"/></text:p>
              <text:p text:style-name="P1"><text:span text:style-name="T14"/></text:p>
              <text:p text:style-name="P1"><text:span text:style-name="T17">Une condition est une comparaison.</text:span></text:p>
              <text:p text:style-name="P1"><text:span text:style-name="T14">Elle est composée de trois éléments :</text:span></text:p>
              <text:p text:style-name="P13"><text:span text:style-name="T14"><text:tab/></text:span><text:span text:style-name="T14">une opérande (variable)</text:span></text:p>
              <text:p text:style-name="P13"><text:span text:style-name="T14"><text:tab/></text:span><text:span text:style-name="T14">un </text:span><text:span text:style-name="T17">opérateur de comparaison</text:span><text:span text:style-name="T14"> </text:span></text:p>
              <text:p text:style-name="P13"><text:span text:style-name="T14"><text:tab/></text:span><text:span text:style-name="T14">une autre opérande (valeur, variable ou expression)</text:span></text:p>
              <text:p text:style-name="P1"><text:span text:style-name="T14"/></text:p>
              <text:p text:style-name="P1"><text:span text:style-name="T14">L’ensemble des 3 éléments constituant la condition constitue une proposition, qui a un moment donné est VRAIE ou FAUSSE.</text:span></text:p>
              <text:p text:style-name="P1"><text:span text:style-name="T14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" draw:layer="layout" svg:width="12.25cm" svg:height="9.5cm" svg:x="3.259cm" svg:y="2.636cm" draw:page-number="8" presentation:class="page"/>
          <draw:frame presentation:style-name="pr6" draw:layer="layout" svg:width="12.975cm" svg:height="10.546cm" svg:x="2.904cm" svg:y="13.059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2" draw:layer="layout" svg:width="21.59cm" svg:height="1.302cm" svg:x="1.698cm" svg:y="-0.001cm" presentation:class="title" presentation:user-transformed="true">
          <draw:text-box>
            <text:list text:style-name="L1">
              <text:list-header>
                <text:p text:style-name="P1"><text:span text:style-name="T2">Conditions simples</text:span></text:p>
              </text:list-header>
            </text:list>
          </draw:text-box>
        </draw:frame>
        <draw:frame presentation:style-name="pr13" draw:text-style-name="P2" draw:layer="layout" svg:width="25.4cm" svg:height="13.335cm" svg:x="0cm" svg:y="1.525cm" presentation:class="outline" presentation:user-transformed="true">
          <draw:text-box>
            <text:list text:style-name="L10">
              <text:list-header>
                <text:p text:style-name="P12"><text:span text:style-name="T16"/></text:p>
                <text:p text:style-name="P12"><text:span text:style-name="T16"/></text:p>
              </text:list-header>
            </text:list>
          </draw:text-box>
        </draw:frame>
        <draw:custom-shape draw:style-name="gr5" draw:text-style-name="P2" draw:layer="layout" svg:width="23.2cm" svg:height="16.354cm" svg:x="1.098cm" svg:y="0.723cm">
          <text:list text:style-name="L8">
            <text:list-header>
              <text:p text:style-name="P1"><text:span text:style-name="T17"/></text:p>
              <text:p text:style-name="P1"><text:span text:style-name="T14"/></text:p>
              <text:p text:style-name="P1"><text:span text:style-name="T14">Les symboles de comparaison utilisables en algorithmique sont :</text:span></text:p>
              <text:p text:style-name="P13"><text:span text:style-name="T14"><text:tab/></text:span><text:span text:style-name="T14"><text:tab/></text:span><text:span text:style-name="T14">&lt; , &gt; , = , ≤ , ≥ , &lt;&gt;</text:span></text:p>
              <text:p text:style-name="P1"><text:span text:style-name="T14"/></text:p>
              <text:p text:style-name="P1"><text:span text:style-name="T14"/></text:p>
              <text:p text:style-name="P1"><text:span text:style-name="T14">Pour les </text:span><text:span text:style-name="T17">comparaisons de caractères</text:span><text:span text:style-name="T14">, l'ordre de la table de caractères ASCII permet de comparer. Une lettre placée avant une autre dans l'ordre alphabétique sera inférieure à l'autre.</text:span></text:p>
              <text:p text:style-name="P1"><text:span text:style-name="T14"/></text:p>
              <text:p text:style-name="P1"><text:span text:style-name="T14">Exemple :</text:span></text:p>
              <text:p text:style-name="P13"><text:span text:style-name="T14"><text:tab/></text:span><text:span text:style-name="T14">‘</text:span><text:span text:style-name="T14">a’ est inférieur à ‘b’</text:span></text:p>
              <text:p text:style-name="P13"><text:span text:style-name="T14"><text:tab/></text:span><text:span text:style-name="T14">‘</text:span><text:span text:style-name="T14">s’ est supérieur à ‘m’.</text:span></text:p>
              <text:p text:style-name="P13"><text:span text:style-name="T14"><text:tab/></text:span><text:span text:style-name="T14">‘</text:span><text:span text:style-name="T14">A’ est inférieur à ‘a’</text:span></text:p>
              <text:p text:style-name="P1"><text:span text:style-name="T14"/></text:p>
              <text:p text:style-name="P1"><text:span text:style-name="T14"/></text:p>
              <text:p text:style-name="P1"><text:span text:style-name="T17">Remarque </text:span><text:span text:style-name="T14">: une condition simple ne signifie pas condition courte. </text:span></text:p>
              <text:p text:style-name="P1"><text:span text:style-name="T14">Exemple :</text:span></text:p>
              <text:p text:style-name="P13"><text:span text:style-name="T14"><text:tab/></text:span><text:span text:style-name="T18">(a + b - 2) * 2*c ≤ (5 * y –2) / 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" draw:layer="layout" svg:width="12.25cm" svg:height="9.5cm" svg:x="3.259cm" svg:y="2.636cm" draw:page-number="9" presentation:class="page"/>
          <draw:frame presentation:style-name="pr6" draw:layer="layout" svg:width="12.975cm" svg:height="10.546cm" svg:x="2.904cm" svg:y="13.059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2" draw:layer="layout" svg:width="21.59cm" svg:height="1.302cm" svg:x="1.698cm" svg:y="-0.001cm" presentation:class="title" presentation:user-transformed="true">
          <draw:text-box>
            <text:list text:style-name="L1">
              <text:list-header>
                <text:p text:style-name="P1"><text:span text:style-name="T2">Conditions simples</text:span></text:p>
              </text:list-header>
            </text:list>
          </draw:text-box>
        </draw:frame>
        <draw:frame presentation:style-name="pr13" draw:text-style-name="P2" draw:layer="layout" svg:width="25.4cm" svg:height="13.335cm" svg:x="0cm" svg:y="1.525cm" presentation:class="outline" presentation:user-transformed="true">
          <draw:text-box>
            <text:list text:style-name="L10">
              <text:list-header>
                <text:p text:style-name="P12"><text:span text:style-name="T16"/></text:p>
                <text:p text:style-name="P12"><text:span text:style-name="T16"/></text:p>
              </text:list-header>
            </text:list>
          </draw:text-box>
        </draw:frame>
        <draw:custom-shape draw:style-name="gr6" draw:text-style-name="P2" draw:layer="layout" svg:width="23.605cm" svg:height="14.66cm" svg:x="0.895cm" svg:y="2cm">
          <text:list text:style-name="L8">
            <text:list-header>
              <text:p text:style-name="P1"><text:span text:style-name="T17">Exemple :</text:span></text:p>
            </text:list-header>
            <text:list-item>
              <text:p text:style-name="P1"><text:span text:style-name="T14">Dans un programme de facturation, on veut effectuer une remise de 1% si le montant de la facture dépasse 800 euros.</text:span></text:p>
              <text:p text:style-name="P1"><text:span text:style-name="T14"/></text:p>
              <text:p xml:id="id20" text:id="id20" text:style-name="P1"><text:span text:style-name="T14">Si le montant est inférieur à 800 euros, on veut juste afficher le montant tel quel. </text:span></text:p>
              <text:p xml:id="id21" text:id="id21" text:style-name="P1"><text:span text:style-name="T14">Si le montant est supérieur à 800 euros, il faut prendre en compte la remise et calculer le nouveau montant.</text:span></text:p>
              <text:p text:style-name="P1"><text:span text:style-name="T14"/></text:p>
              <text:p xml:id="id22" text:id="id22" text:style-name="P1"><text:span text:style-name="T14">Le morceau d'algorithme concerné est :</text:span></text:p>
            </text:list-item>
            <text:list-item>
              <text:p text:style-name="P1"><text:span text:style-name="T14"/></text:p>
            </text:list-item>
          </text:list>
          <text:list text:style-name="L11">
            <text:list-header>
              <text:p xml:id="id23" text:id="id23" text:style-name="P1"><text:span text:style-name="T5">Saisir mont</text:span></text:p>
              <text:p xml:id="id24" text:id="id24" text:style-name="P1"><text:span text:style-name="T5">SI </text:span><text:span text:style-name="T18">mont &gt; 800 </text:span><text:span text:style-name="T5">Alors</text:span></text:p>
              <text:p xml:id="id25" text:id="id25" text:style-name="P13"><text:span text:style-name="T18"><text:tab/></text:span><text:span text:style-name="T18">mont ← mont * 0.99</text:span></text:p>
              <text:p xml:id="id26" text:id="id26" text:style-name="P1"><text:span text:style-name="T5">FINSI</text:span></text:p>
              <text:p xml:id="id27" text:id="id27" text:style-name="P1"><text:span text:style-name="T5">AFFICHER « Le montant est » </text:span><text:span text:style-name="T18">mont</text:span></text:p>
            </text:list-header>
          </text:list>
          <text:list text:style-name="L8">
            <text:list-header>
              <text:p text:style-name="P1"><text:span text:style-name="T14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 smil:additive="base"/>
                  <anim:animate smil:dur="0.5s" smil:fill="hold" smil:targetElement="id20" anim:sub-item="text" smil:attributeName="y" smil:values="1+height/2;y" smil:keyTimes="0;1" smil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 smil:additive="base"/>
                  <anim:animate smil:dur="0.5s" smil:fill="hold" smil:targetElement="id21" anim:sub-item="text" smil:attributeName="y" smil:values="1+height/2;y" smil:keyTimes="0;1" smil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 smil:additive="base"/>
                  <anim:animate smil:dur="0.5s" smil:fill="hold" smil:targetElement="id22" anim:sub-item="text" smil:attributeName="y" smil:values="1+height/2;y" smil:keyTimes="0;1" smil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x;x" smil:keyTimes="0;1"/>
                  <anim:animate smil:dur="0.5s" smil:fill="hold" smil:targetElement="id2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x;x" smil:keyTimes="0;1"/>
                  <anim:animate smil:dur="0.5s" smil:fill="hold" smil:targetElement="id2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x;x" smil:keyTimes="0;1"/>
                  <anim:animate smil:dur="0.5s" smil:fill="hold" smil:targetElement="id2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1+height/2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25cm" svg:height="9.5cm" svg:x="3.259cm" svg:y="2.636cm" draw:page-number="10" presentation:class="page"/>
          <draw:frame presentation:style-name="pr6" draw:layer="layout" svg:width="12.975cm" svg:height="10.546cm" svg:x="2.904cm" svg:y="13.059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1.59cm" svg:height="1.324cm" svg:x="1.499cm" svg:y="-0.001cm" presentation:class="title" presentation:user-transformed="true">
          <draw:text-box>
            <text:list text:style-name="L1">
              <text:list-header>
                <text:p text:style-name="P1"><text:span text:style-name="T2">Conditions simples</text:span></text:p>
              </text:list-header>
            </text:list>
          </draw:text-box>
        </draw:frame>
        <draw:frame presentation:style-name="pr11" draw:text-style-name="P2" draw:layer="layout" svg:width="23.601cm" svg:height="11.43cm" svg:x="1.3cm" svg:y="1.526cm" presentation:class="outline" presentation:user-transformed="true">
          <draw:text-box>
            <text:list text:style-name="L3">
              <text:list-header>
                <text:p text:style-name="P4"><text:span text:style-name="T4">Exercice</text:span><text:span text:style-name="T2"> </text:span></text:p>
                <text:p text:style-name="P4"><text:span text:style-name="T2">Ecrire un algorithme qui demande un nombre à l’utilisateur et l’informe ensuite si le nombre est pair. Dans le cas où le nombre est impair, aucun affichage n’est réalisé.</text:span></text:p>
                <text:p text:style-name="P4"><text:span text:style-name="T2"/></text:p>
                <text:p text:style-name="P4"><text:span text:style-name="T2"/></text:p>
              </text:list-header>
            </text:list>
          </draw:text-box>
        </draw:frame>
        <draw:custom-shape draw:style-name="gr7" draw:text-style-name="P15" xml:id="id28" draw:id="id28" draw:layer="layout" svg:width="21.604cm" svg:height="11.404cm" svg:x="2cm" svg:y="6.096cm">
          <text:list text:style-name="L11">
            <text:list-header>
              <text:p text:style-name="P9"><text:span text:style-name="T13">PROGRAMME estPair</text:span></text:p>
            </text:list-header>
          </text:list>
          <text:p text:style-name="P14"><text:span text:style-name="T13">VAR <text:s text:c="4"/>n: entier</text:span></text:p>
          <text:list text:continue-numbering="true" text:style-name="L11">
            <text:list-header>
              <text:p text:style-name="P9"><text:span text:style-name="T13">DEBUT</text:span></text:p>
              <text:p text:style-name="P14"><text:span text:style-name="T13"><text:tab/></text:span><text:span text:style-name="T13">AFFICHER « Nombre ? »</text:span></text:p>
              <text:p text:style-name="P14"><text:span text:style-name="T13"><text:tab/></text:span><text:span text:style-name="T13">SAISIR n</text:span></text:p>
              <text:p text:style-name="P14"><text:span text:style-name="T13"><text:tab/></text:span><text:span text:style-name="T13">SI n MOD 2 = 0</text:span></text:p>
            </text:list-header>
            <text:list-item>
              <text:p text:style-name="P14"><text:span text:style-name="T13"><text:tab/></text:span><text:span text:style-name="T13">ALORS AFFICHER « Le nombre » n <text:s/>« est pair »</text:span></text:p>
            </text:list-item>
            <text:list-item>
              <text:p text:style-name="P14"><text:span text:style-name="T13"><text:s text:c="13"/></text:span><text:span text:style-name="T13">FINSI</text:span></text:p>
              <text:p text:style-name="P9"><text:span text:style-name="T13">FIN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 smil:additive="base"/>
                  <anim:animate smil:dur="0.5s" smil:fill="hold" smil:targetElement="id28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3.723cm" svg:height="10.293cm" svg:x="2.522cm" svg:y="2.059cm" draw:page-number="11" presentation:class="page"/>
          <draw:frame presentation:style-name="pr12" draw:text-style-name="P2" draw:layer="layout" svg:width="13.767cm" svg:height="12.348cm" svg:x="2.499cm" svg:y="13.039cm" presentation:class="notes" presentation:user-transformed="true">
            <draw:text-box>
              <text:p/>
            </draw:text-box>
          </draw:frame>
          <draw:frame draw:style-name="gr8" draw:text-style-name="P16" draw:layer="layout" svg:width="16.11cm" svg:height="13.969cm" svg:x="1cm" svg:y="12.5cm">
            <draw:text-box>
              <text:p text:style-name="P9"><text:span text:style-name="T19">PROGRAMME estPair</text:span></text:p>
              <text:p text:style-name="P9"><text:span text:style-name="T19">VAR</text:span></text:p>
              <text:p text:style-name="P14"><text:span text:style-name="T19"><text:tab/></text:span><text:span text:style-name="T19">n: entier</text:span></text:p>
              <text:p text:style-name="P9"><text:span text:style-name="T19">DEBUT</text:span></text:p>
              <text:p text:style-name="P14"><text:span text:style-name="T19"><text:tab/></text:span><text:span text:style-name="T19">ECRIRE « Nombre? »</text:span></text:p>
              <text:p text:style-name="P14"><text:span text:style-name="T19"><text:tab/></text:span><text:span text:style-name="T19">SAISIR n</text:span></text:p>
              <text:p text:style-name="P14"><text:span text:style-name="T19"><text:tab/></text:span><text:span text:style-name="T19">SI n MOD 2 = 0</text:span></text:p>
              <text:p text:style-name="P14"><text:span text:style-name="T19"><text:tab/></text:span><text:span text:style-name="T19">ALORS</text:span></text:p>
              <text:p text:style-name="P14"><text:span text:style-name="T19"><text:tab/></text:span><text:span text:style-name="T19"> <text:s text:c="3"/></text:span><text:span text:style-name="T19">ECRIRE « Le nombre », n, <text:s/>« est pair »</text:span></text:p>
              <text:p text:style-name="P14"><text:span text:style-name="T19">FINSI</text:span></text:p>
              <text:p text:style-name="P9"><text:span text:style-name="T19">FIN</text:span></text:p>
            </draw:text-box>
          </draw:frame>
        </presentation:notes>
      </draw:page>
      <draw:page draw:name="page12" draw:style-name="dp1" draw:master-page-name="lyt-darkblue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2" draw:layer="layout" svg:width="21.59cm" svg:height="1.527cm" svg:x="1.901cm" svg:y="0cm" presentation:class="title" presentation:user-transformed="true">
          <draw:text-box>
            <text:list text:style-name="L1">
              <text:list-header>
                <text:p text:style-name="P1"><text:span text:style-name="T2">Conditions composées</text:span></text:p>
              </text:list-header>
            </text:list>
          </draw:text-box>
        </draw:frame>
        <draw:frame presentation:style-name="pr11" draw:text-style-name="P2" draw:layer="layout" svg:width="23.204cm" svg:height="11.43cm" svg:x="1.499cm" svg:y="1.923cm" presentation:class="outline" presentation:user-transformed="true">
          <draw:text-box>
            <text:list text:style-name="L7">
              <text:list-header>
                <text:p text:style-name="P17"><text:span text:style-name="T5">Les conditions composées</text:span></text:p>
                <text:p text:style-name="P17"><text:span text:style-name="T18"/></text:p>
              </text:list-header>
            </text:list>
            <text:list text:style-name="L3">
              <text:list-header>
                <text:p xml:id="id29" text:id="id29" text:style-name="P17"><text:span text:style-name="T2">Les conditions (ou expressions conditionnelles) peuvent aussi être complexes</text:span></text:p>
                <text:p xml:id="id30" text:id="id30" text:style-name="P17"><text:span text:style-name="T2">= formées de plusieurs conditions simples ou variables booléennes </text:span></text:p>
                <text:p xml:id="id31" text:id="id31" text:style-name="P17"><text:span text:style-name="T2">reliées entre elles par les opérateurs logiques </text:span><text:span text:style-name="T4">ET</text:span><text:span text:style-name="T2">, </text:span><text:span text:style-name="T4">OU</text:span><text:span text:style-name="T2">, OU EXCLUSIF et </text:span><text:span text:style-name="T4">NON</text:span><text:span text:style-name="T2">.</text:span></text:p>
                <text:p text:style-name="P17"><text:span text:style-name="T2"/></text:p>
                <text:p text:style-name="P17"><text:span text:style-name="T2"/></text:p>
                <text:p xml:id="id32" text:id="id32" text:style-name="P17"><text:span text:style-name="T2">Exemples :</text:span></text:p>
              </text:list-header>
            </text:list>
            <text:list text:style-name="L7">
              <text:list-header>
                <text:p xml:id="id33" text:id="id33" text:style-name="P17"><text:span text:style-name="T18">SI a &lt; 0 ET b &gt; 0</text:span></text:p>
                <text:p xml:id="id34" text:id="id34" text:style-name="P17"><text:span text:style-name="T18"><text:s text:c="3"/></text:span><text:span text:style-name="T18">ALORS…</text:span></text:p>
                <text:p text:style-name="P17"><text:span text:style-name="T18"/></text:p>
                <text:p xml:id="id35" text:id="id35" text:style-name="P17"><text:span text:style-name="T18">SI (a +3 = b ET c &lt; 0) OU (a = c *2 ET b &lt;&gt; c)</text:span></text:p>
                <text:p xml:id="id36" text:id="id36" text:style-name="P17"><text:span text:style-name="T18"><text:s text:c="3"/></text:span><text:span text:style-name="T18">ALORS …</text:span></text:p>
              </text:list-header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x;x" smil:keyTimes="0;1" smil:additive="base"/>
                  <anim:animate smil:dur="0.5s" smil:fill="hold" smil:targetElement="id29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x;x" smil:keyTimes="0;1" smil:additive="base"/>
                  <anim:animate smil:dur="0.5s" smil:fill="hold" smil:targetElement="id30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 smil:additive="base"/>
                  <anim:animate smil:dur="0.5s" smil:fill="hold" smil:targetElement="id31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x;x" smil:keyTimes="0;1" smil:additive="base"/>
                  <anim:animate smil:dur="0.5s" smil:fill="hold" smil:targetElement="id32" anim:sub-item="text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x" smil:values="x;x" smil:keyTimes="0;1" smil:additive="base"/>
                  <anim:animate smil:dur="0.5s" smil:fill="hold" smil:targetElement="id33" anim:sub-item="text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x" smil:values="x;x" smil:keyTimes="0;1" smil:additive="base"/>
                  <anim:animate smil:dur="0.5s" smil:fill="hold" smil:targetElement="id34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x;x" smil:keyTimes="0;1" smil:additive="base"/>
                  <anim:animate smil:dur="0.5s" smil:fill="hold" smil:targetElement="id35" anim:sub-item="text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x" smil:values="x;x" smil:keyTimes="0;1" smil:additive="base"/>
                  <anim:animate smil:dur="0.5s" smil:fill="hold" smil:targetElement="id36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3">
          <draw:page-thumbnail draw:style-name="gr1" draw:layer="layout" svg:width="12.25cm" svg:height="9.5cm" svg:x="3.259cm" svg:y="2.636cm" draw:page-number="12" presentation:class="page"/>
          <draw:frame presentation:style-name="pr6" draw:layer="layout" svg:width="12.975cm" svg:height="10.546cm" svg:x="2.904cm" svg:y="13.059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2" draw:layer="layout" svg:width="21.59cm" svg:height="1.527cm" svg:x="1.901cm" svg:y="0cm" presentation:class="title" presentation:user-transformed="true">
          <draw:text-box>
            <text:list text:style-name="L1">
              <text:list-header>
                <text:p text:style-name="P1"><text:span text:style-name="T2">Conditions composées</text:span></text:p>
              </text:list-header>
            </text:list>
          </draw:text-box>
        </draw:frame>
        <draw:frame presentation:style-name="pr11" draw:text-style-name="P2" draw:layer="layout" svg:width="23.803cm" svg:height="11.43cm" svg:x="0.899cm" svg:y="1.923cm" presentation:class="outline" presentation:user-transformed="true">
          <draw:text-box>
            <text:list text:style-name="L3">
              <text:list-header>
                <text:p text:style-name="P4"><text:span text:style-name="T2"/></text:p>
              </text:list-header>
            </text:list>
            <text:list text:style-name="L10">
              <text:list-item>
                <text:p text:style-name="P3"><text:span text:style-name="T2">ET</text:span></text:p>
              </text:list-item>
            </text:list>
            <text:list text:style-name="L3">
              <text:list-header>
                <text:p xml:id="id37" text:id="id37" text:style-name="P4"><text:span text:style-name="T2">Le ET a le même sens en informatique que dans le langage courant. </text:span></text:p>
              </text:list-header>
            </text:list>
            <text:list text:style-name="L7">
              <text:list-header>
                <text:p xml:id="id38" text:id="id38" text:style-name="P4"><text:span text:style-name="T18">Condition1 ET Condition2 est VRAI</text:span><text:span text:style-name="T2">, </text:span></text:p>
                <text:p xml:id="id39" text:id="id39" text:style-name="P5"><text:span text:style-name="T18"><text:tab/></text:span><text:span text:style-name="T18"><text:tab/></text:span><text:span text:style-name="T18">si Condition1 est VRAI et Condition2 est VRAI. </text:span></text:p>
              </text:list-header>
            </text:list>
            <text:list text:style-name="L3">
              <text:list-header>
                <text:p xml:id="id40" text:id="id40" text:style-name="P4"><text:span text:style-name="T2">Dans tous les autres cas, "Condition 1 ET Condition2" sera faux.</text:span></text:p>
                <text:p text:style-name="P4"><text:span text:style-name="T2"><text:s/></text:span></text:p>
              </text:list-header>
            </text:list>
            <text:list text:style-name="L10">
              <text:list-item>
                <text:p xml:id="id41" text:id="id41" text:style-name="P3"><text:span text:style-name="T2">OU </text:span></text:p>
              </text:list-item>
            </text:list>
            <text:list text:style-name="L3">
              <text:list-header>
                <text:p xml:id="id42" text:id="id42" text:style-name="P4"><text:span text:style-name="T2">"</text:span><text:span text:style-name="T18">Condition1 OU Condition2" est VRAI, </text:span></text:p>
              </text:list-header>
            </text:list>
            <text:list text:style-name="L7">
              <text:list-header>
                <text:p xml:id="id43" text:id="id43" text:style-name="P5"><text:span text:style-name="T18"><text:tab/></text:span><text:span text:style-name="T18">si Condition1 est VRAI ou si Condition2 est VRAI</text:span><text:span text:style-name="T2">. </text:span></text:p>
              </text:list-header>
            </text:list>
            <text:list text:style-name="L3">
              <text:list-header>
                <text:p text:style-name="P4"><text:span text:style-name="T2"/></text:p>
                <text:p xml:id="id44" text:id="id44" text:style-name="P4"><text:span text:style-name="T2">Point important : si Condition1 est VRAIE et Condition2 est VRAIE aussi, Condition1 OU Condition2 reste VRAIE. </text:span></text:p>
                <text:p xml:id="id45" text:id="id45" text:style-name="P4"><text:span text:style-name="T2">Le OU informatique ne signifie pas « ou bien » </text:span></text:p>
              </text:list-header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x" smil:values="x;x" smil:keyTimes="0;1" smil:additive="base"/>
                  <anim:animate smil:dur="0.5s" smil:fill="hold" smil:targetElement="id37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x" smil:values="x;x" smil:keyTimes="0;1" smil:additive="base"/>
                  <anim:animate smil:dur="0.5s" smil:fill="hold" smil:targetElement="id38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x" smil:values="x;x" smil:keyTimes="0;1" smil:additive="base"/>
                  <anim:animate smil:dur="0.5s" smil:fill="hold" smil:targetElement="id39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x" smil:values="x;x" smil:keyTimes="0;1" smil:additive="base"/>
                  <anim:animate smil:dur="0.5s" smil:fill="hold" smil:targetElement="id40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x" smil:values="x;x" smil:keyTimes="0;1" smil:additive="base"/>
                  <anim:animate smil:dur="0.5s" smil:fill="hold" smil:targetElement="id41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x" smil:values="x;x" smil:keyTimes="0;1" smil:additive="base"/>
                  <anim:animate smil:dur="0.5s" smil:fill="hold" smil:targetElement="id42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3" anim:sub-item="text" smil:attributeName="visibility" smil:to="visible"/>
                  <anim:animate smil:dur="0.5s" smil:fill="hold" smil:targetElement="id43" anim:sub-item="text" smil:attributeName="x" smil:values="x;x" smil:keyTimes="0;1" smil:additive="base"/>
                  <anim:animate smil:dur="0.5s" smil:fill="hold" smil:targetElement="id43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4" anim:sub-item="text" smil:attributeName="visibility" smil:to="visible"/>
                  <anim:animate smil:dur="0.5s" smil:fill="hold" smil:targetElement="id44" anim:sub-item="text" smil:attributeName="x" smil:values="x;x" smil:keyTimes="0;1" smil:additive="base"/>
                  <anim:animate smil:dur="0.5s" smil:fill="hold" smil:targetElement="id44" anim:sub-item="text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5" anim:sub-item="text" smil:attributeName="visibility" smil:to="visible"/>
                  <anim:animate smil:dur="0.5s" smil:fill="hold" smil:targetElement="id45" anim:sub-item="text" smil:attributeName="x" smil:values="x;x" smil:keyTimes="0;1" smil:additive="base"/>
                  <anim:animate smil:dur="0.5s" smil:fill="hold" smil:targetElement="id45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3">
          <draw:page-thumbnail draw:style-name="gr1" draw:layer="layout" svg:width="12.25cm" svg:height="9.5cm" svg:x="3.259cm" svg:y="2.636cm" draw:page-number="13" presentation:class="page"/>
          <draw:frame presentation:style-name="pr6" draw:layer="layout" svg:width="12.975cm" svg:height="10.546cm" svg:x="2.904cm" svg:y="13.059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2" draw:layer="layout" svg:width="21.59cm" svg:height="1.527cm" svg:x="1.901cm" svg:y="0cm" presentation:class="title" presentation:user-transformed="true">
          <draw:text-box>
            <text:list text:style-name="L1">
              <text:list-header>
                <text:p text:style-name="P1"><text:span text:style-name="T2">Conditions composées</text:span></text:p>
              </text:list-header>
            </text:list>
          </draw:text-box>
        </draw:frame>
        <draw:frame presentation:style-name="pr11" draw:text-style-name="P2" draw:layer="layout" svg:width="23.803cm" svg:height="11.43cm" svg:x="0.899cm" svg:y="1.923cm" presentation:class="outline" presentation:user-transformed="true">
          <draw:text-box>
            <text:list text:style-name="L10">
              <text:list-item>
                <text:p text:style-name="P18"><text:span text:style-name="T2">XOR (ou OU exclusif) </text:span></text:p>
              </text:list-item>
            </text:list>
            <text:list text:style-name="L3">
              <text:list-header>
                <text:p text:style-name="P17"><text:span text:style-name="T2"/></text:p>
              </text:list-header>
            </text:list>
            <text:list text:style-name="L7">
              <text:list-header>
                <text:p xml:id="id46" text:id="id46" text:style-name="P17"><text:span text:style-name="T18">Condition1 XOR Condition2 est VRAI </text:span></text:p>
                <text:p xml:id="id47" text:id="id47" text:style-name="P17"><text:span text:style-name="T18"><text:s/></text:span><text:span text:style-name="T18">si soit Condition1 est VRAI, soit Condition2 est VRAI</text:span><text:span text:style-name="T2">. </text:span></text:p>
              </text:list-header>
            </text:list>
            <text:list text:style-name="L3">
              <text:list-header>
                <text:p text:style-name="P17"><text:span text:style-name="T2"/></text:p>
                <text:p xml:id="id48" text:id="id48" text:style-name="P17"><text:span text:style-name="T2">Si toutes les deux sont à l’état FAUX, ou que toutes les deux sont VRAI, alors le résultat global est considéré comme FAUX. </text:span></text:p>
                <text:p text:style-name="P17"><text:span text:style-name="T2"/></text:p>
                <text:p xml:id="id49" text:id="id49" text:style-name="P17"><text:span text:style-name="T2">Le XOR est donc l'équivalent du "ou bien" du langage courant.</text:span><text:span text:style-name="T2"><text:line-break/></text:span><text:span text:style-name="T2"> XOR est une rareté =&gt; il n’est pas strictement indispensable de s’encombrer en programmation. </text:span></text:p>
                <text:p text:style-name="P17"><text:span text:style-name="T2"/></text:p>
                <text:p text:style-name="P17"><text:span text:style-name="T2"/></text:p>
              </text:list-header>
            </text:list>
            <text:list text:style-name="L10">
              <text:list-item>
                <text:p xml:id="id50" text:id="id50" text:style-name="P18"><text:span text:style-name="T2">Le NON inverse une condition : </text:span></text:p>
                <text:p text:style-name="P18"><text:span text:style-name="T2"/></text:p>
              </text:list-item>
            </text:list>
            <text:list text:style-name="L7">
              <text:list-header>
                <text:p xml:id="id51" text:id="id51" text:style-name="P17"><text:span text:style-name="T18">NON(Condition1)est VRAI </text:span></text:p>
                <text:p xml:id="id52" text:id="id52" text:style-name="P19"><text:span text:style-name="T18"><text:tab/></text:span><text:span text:style-name="T18">si Condition1 est FAUX, </text:span></text:p>
              </text:list-header>
            </text:list>
            <text:list text:style-name="L3">
              <text:list-header>
                <text:p xml:id="id53" text:id="id53" text:style-name="P17"><text:span text:style-name="T2">et il sera FAUX si Condition1 est VRAI. </text:span></text:p>
              </text:list-header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6" anim:sub-item="text" smil:attributeName="visibility" smil:to="visible"/>
                  <anim:animate smil:dur="0.5s" smil:fill="hold" smil:targetElement="id46" anim:sub-item="text" smil:attributeName="x" smil:values="x;x" smil:keyTimes="0;1" smil:additive="base"/>
                  <anim:animate smil:dur="0.5s" smil:fill="hold" smil:targetElement="id46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x" smil:values="x;x" smil:keyTimes="0;1" smil:additive="base"/>
                  <anim:animate smil:dur="0.5s" smil:fill="hold" smil:targetElement="id47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8" anim:sub-item="text" smil:attributeName="visibility" smil:to="visible"/>
                  <anim:animate smil:dur="0.5s" smil:fill="hold" smil:targetElement="id48" anim:sub-item="text" smil:attributeName="x" smil:values="x;x" smil:keyTimes="0;1" smil:additive="base"/>
                  <anim:animate smil:dur="0.5s" smil:fill="hold" smil:targetElement="id48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x" smil:values="x;x" smil:keyTimes="0;1" smil:additive="base"/>
                  <anim:animate smil:dur="0.5s" smil:fill="hold" smil:targetElement="id49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0" anim:sub-item="text" smil:attributeName="visibility" smil:to="visible"/>
                  <anim:animate smil:dur="0.5s" smil:fill="hold" smil:targetElement="id50" anim:sub-item="text" smil:attributeName="x" smil:values="x;x" smil:keyTimes="0;1" smil:additive="base"/>
                  <anim:animate smil:dur="0.5s" smil:fill="hold" smil:targetElement="id50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x;x" smil:keyTimes="0;1" smil:additive="base"/>
                  <anim:animate smil:dur="0.5s" smil:fill="hold" smil:targetElement="id51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2" anim:sub-item="text" smil:attributeName="visibility" smil:to="visible"/>
                  <anim:animate smil:dur="0.5s" smil:fill="hold" smil:targetElement="id52" anim:sub-item="text" smil:attributeName="x" smil:values="x;x" smil:keyTimes="0;1" smil:additive="base"/>
                  <anim:animate smil:dur="0.5s" smil:fill="hold" smil:targetElement="id52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3" anim:sub-item="text" smil:attributeName="visibility" smil:to="visible"/>
                  <anim:animate smil:dur="0.5s" smil:fill="hold" smil:targetElement="id53" anim:sub-item="text" smil:attributeName="x" smil:values="x;x" smil:keyTimes="0;1" smil:additive="base"/>
                  <anim:animate smil:dur="0.5s" smil:fill="hold" smil:targetElement="id53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3">
          <draw:page-thumbnail draw:style-name="gr1" draw:layer="layout" svg:width="12.25cm" svg:height="9.5cm" svg:x="3.259cm" svg:y="2.636cm" draw:page-number="14" presentation:class="page"/>
          <draw:frame presentation:style-name="pr6" draw:layer="layout" svg:width="12.975cm" svg:height="10.546cm" svg:x="2.904cm" svg:y="13.059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3T12" presentation:use-footer-name="ftr1" presentation:use-date-time-name="dtd1">
        <office:forms form:automatic-focus="false" form:apply-design-mode="false"/>
        <draw:frame presentation:style-name="pr11" draw:text-style-name="P2" draw:layer="layout" svg:width="11.5cm" svg:height="11.43cm" svg:x="1cm" svg:y="1.5cm" presentation:class="outline" presentation:user-transformed="true">
          <draw:text-box>
            <text:list text:style-name="L3">
              <text:list-header>
                <text:p text:style-name="P4"><text:span text:style-name="T14">Représentation dans les </text:span><text:span text:style-name="T17">tables de vérité :</text:span></text:p>
                <text:p text:style-name="P4"><text:span text:style-name="T17"/></text:p>
                <text:p text:style-name="P20"><text:span text:style-name="T14">Soient C1 et C2 deux conditions.</text:span></text:p>
              </text:list-header>
              <text:list-item>
                <text:p text:style-name="P20"><text:span text:style-name="T14">On envisage à chaque fois les cas possibles.</text:span></text:p>
                <text:p text:style-name="P4"><text:span text:style-name="T14"/></text:p>
                <text:p text:style-name="P4"><text:span text:style-name="T14"/></text:p>
              </text:list-item>
            </text:list>
          </draw:text-box>
        </draw:frame>
        <draw:frame draw:style-name="standard" xml:id="id54" draw:id="id54" draw:layer="layout" svg:width="12.006cm" svg:height="5.502cm" svg:x="1.91cm" svg:y="9.8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3">C1 ET C2</text:p>
              </table:table-cell>
              <table:table-cell>
                <text:list text:style-name="L11">
                  <text:list-header>
                    <text:p text:style-name="P21"><text:span text:style-name="T18">C2 VRAI</text:span></text:p>
                  </text:list-header>
                </text:list>
              </table:table-cell>
              <table:table-cell>
                <text:list text:continue-numbering="true" text:style-name="L11">
                  <text:list-header>
                    <text:p text:style-name="P21"><text:span text:style-name="T18">C2 FAUX</text:span></text:p>
                  </text:list-header>
                </text:list>
              </table:table-cell>
            </table:table-row>
            <table:table-row table:style-name="ro2" table:default-cell-style-name="ce4">
              <table:table-cell table:style-name="ce3">
                <text:list text:continue-numbering="true" text:style-name="L11">
                  <text:list-header>
                    <text:p text:style-name="P21"><text:span text:style-name="T18">C1 VRAI</text:span></text:p>
                  </text:list-header>
                </text:list>
              </table:table-cell>
              <table:table-cell>
                <text:list text:style-name="L8">
                  <text:list-header>
                    <text:p text:style-name="P21"><text:span text:style-name="T17">VRAI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1"><text:span text:style-name="T17">FAUX</text:span></text:p>
                  </text:list-header>
                </text:list>
              </table:table-cell>
            </table:table-row>
            <table:table-row table:style-name="ro3">
              <table:table-cell table:style-name="ce2">
                <text:list text:style-name="L11">
                  <text:list-header>
                    <text:p text:style-name="P21"><text:span text:style-name="T18">C1 FAUX</text:span></text:p>
                  </text:list-header>
                </text:list>
              </table:table-cell>
              <table:table-cell table:style-name="ce5">
                <text:list text:style-name="L8">
                  <text:list-header>
                    <text:p text:style-name="P21"><text:span text:style-name="T17">FAUX</text:span></text:p>
                  </text:list-header>
                </text:list>
              </table:table-cell>
              <table:table-cell table:style-name="ce4">
                <text:list text:continue-numbering="true" text:style-name="L8">
                  <text:list-header>
                    <text:p text:style-name="P21"><text:span text:style-name="T17">FAUX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55" draw:id="id55" draw:layer="layout" svg:width="7.6cm" svg:height="4.966cm" svg:x="15.333cm" svg:y="3.369cm">
          <table:table>
            <table:table-column table:style-name="co4"/>
            <table:table-column table:style-name="co5"/>
            <table:table-row table:style-name="ro4">
              <table:table-cell table:style-name="ce6">
                <text:list text:style-name="L11">
                  <text:list-header>
                    <text:p text:style-name="P22"><text:span text:style-name="T20">NON C1</text:span></text:p>
                  </text:list-header>
                </text:list>
              </table:table-cell>
              <table:table-cell table:style-name="ce7"/>
            </table:table-row>
            <table:table-row table:style-name="ro5">
              <table:table-cell table:style-name="ce2">
                <text:list text:continue-numbering="true" text:style-name="L11">
                  <text:list-header>
                    <text:p text:style-name="P21"><text:span text:style-name="T18">C1 VRAI</text:span></text:p>
                  </text:list-header>
                </text:list>
              </table:table-cell>
              <table:table-cell table:style-name="ce8">
                <text:list text:style-name="L8">
                  <text:list-header>
                    <text:p text:style-name="P3"><text:span text:style-name="T17">FAUX</text:span></text:p>
                  </text:list-header>
                </text:list>
              </table:table-cell>
            </table:table-row>
            <table:table-row table:style-name="ro6">
              <table:table-cell table:style-name="ce9">
                <text:list text:style-name="L11">
                  <text:list-header>
                    <text:p text:style-name="P21"><text:span text:style-name="T18">C1 FAUX</text:span></text:p>
                  </text:list-header>
                </text:list>
              </table:table-cell>
              <table:table-cell table:style-name="ce10">
                <text:list text:style-name="L8">
                  <text:list-header>
                    <text:p text:style-name="P3"><text:span text:style-name="T17">VRAI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" draw:text-style-name="P2" draw:layer="layout" svg:width="21.603cm" svg:height="1.108cm" svg:x="1.098cm" svg:y="0cm">
          <text:list text:style-name="L8">
            <text:list-header>
              <text:p text:style-name="P23"><text:span text:style-name="T14">Conditions composée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 smil:additive="base"/>
                  <anim:animate smil:dur="0.5s" smil:fill="hold" smil:targetElement="id54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 smil:additive="base"/>
                  <anim:animate smil:dur="0.5s" smil:fill="hold" smil:targetElement="id55" smil:attributeName="y" smil:values="1+height/2;y" smil:keyTimes="0;1" smil:additive="base"/>
                </anim:par>
              </anim:par>
            </anim:par>
          </anim:seq>
        </anim:par>
        <presentation:notes draw:style-name="dp3">
          <draw:page-thumbnail draw:style-name="gr1" draw:layer="layout" svg:width="12.25cm" svg:height="9.5cm" svg:x="3.259cm" svg:y="2.636cm" draw:page-number="15" presentation:class="page"/>
          <draw:frame presentation:style-name="pr6" draw:layer="layout" svg:width="12.975cm" svg:height="10.546cm" svg:x="2.904cm" svg:y="13.059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4T11" presentation:use-footer-name="ftr1" presentation:use-date-time-name="dtd1">
        <office:forms form:automatic-focus="false" form:apply-design-mode="false"/>
        <draw:frame draw:style-name="standard" xml:id="id56" draw:id="id56" draw:layer="layout" svg:width="11.599cm" svg:height="7.496cm" svg:x="0.793cm" svg:y="2.813cm">
          <table:table>
            <table:table-column table:style-name="co6"/>
            <table:table-column table:style-name="co7"/>
            <table:table-column table:style-name="co8"/>
            <table:table-row table:style-name="ro7" table:default-cell-style-name="ce2">
              <table:table-cell table:style-name="ce11">
                <text:list text:style-name="L11">
                  <text:list-header>
                    <text:p text:style-name="P24"><text:span text:style-name="T21">C1 OU C2</text:span></text:p>
                  </text:list-header>
                </text:list>
              </table:table-cell>
              <table:table-cell>
                <text:list text:continue-numbering="true" text:style-name="L11">
                  <text:list-header>
                    <text:p text:style-name="P21"><text:span text:style-name="T18">C2 VRAI</text:span></text:p>
                  </text:list-header>
                </text:list>
              </table:table-cell>
              <table:table-cell>
                <text:list text:continue-numbering="true" text:style-name="L11">
                  <text:list-header>
                    <text:p text:style-name="P21"><text:span text:style-name="T18">C2 FAUX</text:span></text:p>
                  </text:list-header>
                </text:list>
              </table:table-cell>
            </table:table-row>
            <table:table-row table:style-name="ro8">
              <table:table-cell table:style-name="ce2">
                <text:list text:continue-numbering="true" text:style-name="L11">
                  <text:list-header>
                    <text:p text:style-name="P21"><text:span text:style-name="T18">C1 VRAI</text:span></text:p>
                  </text:list-header>
                </text:list>
              </table:table-cell>
              <table:table-cell table:style-name="ce12">
                <text:list text:style-name="L8">
                  <text:list-header>
                    <text:p text:style-name="P21"><text:span text:style-name="T17">VRAI</text:span></text:p>
                  </text:list-header>
                </text:list>
              </table:table-cell>
              <table:table-cell table:style-name="ce13">
                <text:list text:continue-numbering="true" text:style-name="L8">
                  <text:list-header>
                    <text:p text:style-name="P21"><text:span text:style-name="T17">VRAI</text:span></text:p>
                  </text:list-header>
                </text:list>
              </table:table-cell>
            </table:table-row>
            <table:table-row table:style-name="ro9" table:default-cell-style-name="ce4">
              <table:table-cell table:style-name="ce9">
                <text:list text:style-name="L11">
                  <text:list-header>
                    <text:p text:style-name="P21"><text:span text:style-name="T18">C1 FAUX</text:span></text:p>
                  </text:list-header>
                </text:list>
              </table:table-cell>
              <table:table-cell>
                <text:list text:style-name="L8">
                  <text:list-header>
                    <text:p text:style-name="P21"><text:span text:style-name="T17">VRAI</text:span></text:p>
                  </text:list-header>
                </text:list>
              </table:table-cell>
              <table:table-cell>
                <text:list text:continue-numbering="true" text:style-name="L8">
                  <text:list-header>
                    <text:p text:style-name="P21"><text:span text:style-name="T17">FAUX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5" draw:text-style-name="P2" draw:layer="layout" svg:width="21.603cm" svg:height="1.108cm" svg:x="1.098cm" svg:y="0cm">
          <text:list text:style-name="L8">
            <text:list-header>
              <text:p text:style-name="P23"><text:span text:style-name="T14">Conditions composé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57" draw:id="id57" draw:layer="layout" svg:width="11.999cm" svg:height="7.496cm" svg:x="12.5cm" svg:y="8.847cm">
          <table:table>
            <table:table-column table:style-name="co9"/>
            <table:table-column table:style-name="co10"/>
            <table:table-column table:style-name="co6"/>
            <table:table-row table:style-name="ro7" table:default-cell-style-name="ce2">
              <table:table-cell table:style-name="ce11">
                <text:list text:style-name="L11">
                  <text:list-header>
                    <text:p text:style-name="P24"><text:span text:style-name="T21">C1 XOR C2</text:span></text:p>
                  </text:list-header>
                </text:list>
              </table:table-cell>
              <table:table-cell>
                <text:list text:continue-numbering="true" text:style-name="L11">
                  <text:list-header>
                    <text:p text:style-name="P21"><text:span text:style-name="T18">C2 VRAI</text:span></text:p>
                  </text:list-header>
                </text:list>
              </table:table-cell>
              <table:table-cell>
                <text:list text:continue-numbering="true" text:style-name="L11">
                  <text:list-header>
                    <text:p text:style-name="P21"><text:span text:style-name="T18">C2 FAUX</text:span></text:p>
                  </text:list-header>
                </text:list>
              </table:table-cell>
            </table:table-row>
            <table:table-row table:style-name="ro8">
              <table:table-cell table:style-name="ce2">
                <text:list text:continue-numbering="true" text:style-name="L11">
                  <text:list-header>
                    <text:p text:style-name="P21"><text:span text:style-name="T18">C1 VRAI</text:span></text:p>
                  </text:list-header>
                </text:list>
              </table:table-cell>
              <table:table-cell table:style-name="ce12">
                <text:list text:style-name="L8">
                  <text:list-header>
                    <text:p text:style-name="P21"><text:span text:style-name="T17">FAUX</text:span></text:p>
                  </text:list-header>
                </text:list>
              </table:table-cell>
              <table:table-cell table:style-name="ce13">
                <text:list text:continue-numbering="true" text:style-name="L8">
                  <text:list-header>
                    <text:p text:style-name="P21"><text:span text:style-name="T17">VRAI</text:span></text:p>
                  </text:list-header>
                </text:list>
              </table:table-cell>
            </table:table-row>
            <table:table-row table:style-name="ro9">
              <table:table-cell table:style-name="ce9">
                <text:list text:style-name="L11">
                  <text:list-header>
                    <text:p text:style-name="P21"><text:span text:style-name="T18">C1 FAUX</text:span></text:p>
                  </text:list-header>
                </text:list>
              </table:table-cell>
              <table:table-cell table:style-name="ce14">
                <text:list text:style-name="L8">
                  <text:list-header>
                    <text:p text:style-name="P21"><text:span text:style-name="T22">VRAI</text:span></text:p>
                  </text:list-header>
                </text:list>
              </table:table-cell>
              <table:table-cell table:style-name="ce4">
                <text:list text:continue-numbering="true" text:style-name="L8">
                  <text:list-header>
                    <text:p text:style-name="P21"><text:span text:style-name="T17">FAUX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 smil:additive="base"/>
                  <anim:animate smil:dur="0.5s" smil:fill="hold" smil:targetElement="id56" smil:attributeName="y" smil:values="1+height/2;y" smil:keyTimes="0;1" smil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25cm" svg:height="9.5cm" svg:x="3.259cm" svg:y="2.636cm" draw:page-number="16" presentation:class="page"/>
          <draw:frame presentation:style-name="pr6" draw:layer="layout" svg:width="12.975cm" svg:height="10.546cm" svg:x="2.904cm" svg:y="13.059cm" presentation:class="notes" presentation:placeholder="true">
            <draw:text-box/>
          </draw:frame>
        </presentation:notes>
      </draw:page>
      <draw:page draw:name="page17" draw:style-name="dp1" draw:master-page-name="lyt-darkblue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2" draw:layer="layout" svg:width="21.4cm" svg:height="4.177cm" svg:x="1.301cm" svg:y="1.323cm" presentation:class="outline" presentation:user-transformed="true">
          <draw:text-box>
            <text:list text:style-name="L3">
              <text:list-header>
                <text:p text:style-name="P4"><text:span text:style-name="T4">Exercice</text:span><text:span text:style-name="T2"> </text:span></text:p>
                <text:p text:style-name="P4"><text:span text:style-name="T2">Ecrire un algorithme qui demande un nombre et informe ensuite l'utilisateur si le nombre est compris dans l’intervalle [2 – 20]. Dans le cas contraire, aucun affichage n'est effectué.</text:span></text:p>
              </text:list-header>
            </text:list>
          </draw:text-box>
        </draw:frame>
        <draw:custom-shape draw:style-name="gr9" draw:text-style-name="P25" xml:id="id58" draw:id="id58" draw:layer="layout" svg:width="22.5cm" svg:height="11.841cm" svg:x="1.5cm" svg:y="5.5cm">
          <text:list text:style-name="L11">
            <text:list-item>
              <text:p text:style-name="P9"><text:span text:style-name="T23">PROGRAMME appartientIntervalle</text:span></text:p>
            </text:list-item>
            <text:list-item>
              <text:p text:style-name="P14"><text:span text:style-name="T23">VAR <text:s text:c="6"/>n: entier</text:span></text:p>
              <text:p text:style-name="P9"><text:span text:style-name="T23">DEBUT</text:span></text:p>
              <text:p text:style-name="P14"><text:span text:style-name="T23"><text:tab/></text:span><text:span text:style-name="T23">AFFICHER "Saisir nombre ?"</text:span></text:p>
              <text:p text:style-name="P14"><text:span text:style-name="T23"><text:tab/></text:span><text:span text:style-name="T23">SAISIR n</text:span></text:p>
              <text:p text:style-name="P14"><text:span text:style-name="T23"><text:tab/></text:span><text:span text:style-name="T23">SI n &gt;=2 ET n&lt;=20</text:span></text:p>
              <text:p text:style-name="P14"><text:span text:style-name="T23"><text:tab/></text:span><text:span text:style-name="T23">ALORS</text:span></text:p>
            </text:list-item>
            <text:list-item>
              <text:p text:style-name="P14"><text:span text:style-name="T23"><text:tab/></text:span><text:span text:style-name="T23"><text:tab/></text:span><text:span text:style-name="T23">AFFICHER "Le nombre" n <text:s/>"Appartient à   [2 – 20]."</text:span></text:p>
            </text:list-item>
            <text:list-item>
              <text:p text:style-name="P14"><text:span text:style-name="T23"><text:s text:c="14"/></text:span><text:span text:style-name="T23">FINSI</text:span></text:p>
              <text:p text:style-name="P9"><text:span text:style-name="T23">FI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2" draw:layer="layout" svg:width="21.603cm" svg:height="1.108cm" svg:x="0.697cm" svg:y="0cm">
          <text:list text:style-name="L8">
            <text:list-header>
              <text:p text:style-name="P23"><text:span text:style-name="T14">Conditions composée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 smil:additive="base"/>
                  <anim:animate smil:dur="0.5s" smil:fill="hold" smil:targetElement="id58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3.723cm" svg:height="10.293cm" svg:x="2.522cm" svg:y="2.059cm" draw:page-number="17" presentation:class="page"/>
          <draw:frame presentation:style-name="pr12" draw:text-style-name="P2" draw:layer="layout" svg:width="13.767cm" svg:height="12.348cm" svg:x="2.499cm" svg:y="13.039cm" presentation:class="notes" presentation:user-transformed="true">
            <draw:text-box>
              <text:list text:style-name="L9">
                <text:list-header>
                  <text:p text:style-name="P11"><text:span text:style-name="T3">Enfin, il est également clair que si l’on met de côté leur vertu pédagogique, les deux algorithmes ci-dessus sont parfaitement idiots : Il n’y a aucun intérêt à affecter une variable pour l’affecter différemment juste après. En l’occurrence, on aurait tout aussi bien atteint le même résultat en écrivant simplement :</text:span></text:p>
                  <text:p text:style-name="P11"><text:span text:style-name="T3">Exemple 1</text:span><text:span text:style-name="T3"><text:line-break/></text:span><text:span text:style-name="T15">Variable</text:span><text:span text:style-name="T3"> A </text:span><text:span text:style-name="T15">en Numérique</text:span><text:span text:style-name="T15"><text:line-break/></text:span><text:span text:style-name="T15">Début</text:span><text:span text:style-name="T15"><text:line-break/></text:span><text:span text:style-name="T3">A ← 12</text:span><text:span text:style-name="T3"><text:line-break/></text:span><text:span text:style-name="T15">Fin</text:span><text:span text:style-name="T15"><text:line-break/></text:span><text:span text:style-name="T15"><text:line-break/></text:span><text:span text:style-name="T3">Exemple 2</text:span><text:span text:style-name="T3"><text:line-break/></text:span><text:span text:style-name="T15">Variable</text:span><text:span text:style-name="T3"> A </text:span><text:span text:style-name="T15">en Numérique</text:span><text:span text:style-name="T15"><text:line-break/></text:span><text:span text:style-name="T15">Début</text:span><text:span text:style-name="T15"><text:line-break/></text:span><text:span text:style-name="T3">A ← 34</text:span><text:span text:style-name="T3"><text:line-break/></text:span><text:span text:style-name="T15">Fin</text:span></text:p>
                  <text:p text:style-name="P11"><text:span text:style-name="T15"/></text:p>
                </text:list-header>
              </text:list>
            </draw:text-box>
          </draw:frame>
        </presentation:notes>
      </draw:page>
      <draw:page draw:name="page18" draw:style-name="dp1" draw:master-page-name="lyt-darkblue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2" draw:layer="layout" svg:width="23.001cm" svg:height="14.208cm" svg:x="1.197cm" svg:y="1.724cm" presentation:class="outline" presentation:user-transformed="true">
          <draw:text-box>
            <text:list text:style-name="L12">
              <text:list-item>
                <text:p text:style-name="P3"><text:span text:style-name="T5">Les variables booléennes</text:span><text:span text:style-name="T2">, comme les expressions conditionnelles, sont soit vraies, soit fausses. </text:span></text:p>
              </text:list-item>
            </text:list>
            <text:list text:style-name="L10">
              <text:list-header>
                <text:p text:style-name="P3"><text:span text:style-name="T2"/></text:p>
              </text:list-header>
            </text:list>
            <text:list text:style-name="L3">
              <text:list-header>
                <text:p xml:id="id59" text:id="id59" text:style-name="P4"><text:span text:style-name="T2">=&gt; On peut donc affecter une expression conditionnelle à un booléen </text:span></text:p>
              </text:list-header>
            </text:list>
            <text:list text:style-name="L6">
              <text:list-item>
                <text:p xml:id="id60" text:id="id60" text:style-name="P3"><text:span text:style-name="T2">On peut aussi trouver une variable booléenne à la place d’une expression conditionnelle.</text:span></text:p>
                <text:p text:style-name="P3"><text:span text:style-name="T2"/></text:p>
              </text:list-item>
            </text:list>
            <text:list text:style-name="L3">
              <text:list-header>
                <text:p xml:id="id61" text:id="id61" text:style-name="P4"><text:span text:style-name="T2">Les variables booléennes et les expressions conditionnelles sont équivalentes. A chaque fois que l’on peut trouver une expression conditionnelle, on peut aussi trouver une variable booléenne.</text:span></text:p>
              </text:list-header>
            </text:list>
          </draw:text-box>
        </draw:frame>
        <draw:custom-shape draw:style-name="gr5" draw:text-style-name="P2" draw:layer="layout" svg:width="21.604cm" svg:height="1.108cm" svg:x="1.499cm" svg:y="0cm">
          <text:list text:style-name="L8">
            <text:list-header>
              <text:p text:style-name="P23"><text:span text:style-name="T14">Booléen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9" anim:sub-item="text" smil:attributeName="visibility" smil:to="visible"/>
                  <anim:animate smil:dur="0.5s" smil:fill="hold" smil:targetElement="id59" anim:sub-item="text" smil:attributeName="x" smil:values="x;x" smil:keyTimes="0;1" smil:additive="base"/>
                  <anim:animate smil:dur="0.5s" smil:fill="hold" smil:targetElement="id59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0" anim:sub-item="text" smil:attributeName="visibility" smil:to="visible"/>
                  <anim:animate smil:dur="0.5s" smil:fill="hold" smil:targetElement="id60" anim:sub-item="text" smil:attributeName="x" smil:values="x;x" smil:keyTimes="0;1" smil:additive="base"/>
                  <anim:animate smil:dur="0.5s" smil:fill="hold" smil:targetElement="id60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1" anim:sub-item="text" smil:attributeName="visibility" smil:to="visible"/>
                  <anim:animate smil:dur="0.5s" smil:fill="hold" smil:targetElement="id61" anim:sub-item="text" smil:attributeName="x" smil:values="x;x" smil:keyTimes="0;1" smil:additive="base"/>
                  <anim:animate smil:dur="0.5s" smil:fill="hold" smil:targetElement="id61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3">
          <draw:page-thumbnail draw:style-name="gr1" draw:layer="layout" svg:width="12.25cm" svg:height="9.5cm" svg:x="3.259cm" svg:y="2.636cm" draw:page-number="18" presentation:class="page"/>
          <draw:frame presentation:style-name="pr6" draw:layer="layout" svg:width="12.975cm" svg:height="10.546cm" svg:x="2.904cm" svg:y="13.059cm" presentation:class="notes" presentation:placeholder="true">
            <draw:text-box/>
          </draw:frame>
        </presentation:notes>
      </draw:page>
      <draw:page draw:name="page19" draw:style-name="dp1" draw:master-page-name="lyt-darkblue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2" draw:layer="layout" svg:width="23.803cm" svg:height="14.677cm" svg:x="0.696cm" svg:y="1.323cm" presentation:class="outline" presentation:user-transformed="true">
          <draw:text-box>
            <text:list text:style-name="L3">
              <text:list-header>
                <text:p xml:id="id62" text:id="id62" text:style-name="P17"><text:span text:style-name="T11">PROGRAMME intervalles</text:span></text:p>
                <text:p xml:id="id63" text:id="id63" text:style-name="P17"><text:span text:style-name="T11">VAR</text:span></text:p>
                <text:p xml:id="id64" text:id="id64" text:style-name="P19"><text:span text:style-name="T11"><text:tab/></text:span><text:span text:style-name="T11">appartient : booléen</text:span></text:p>
                <text:p xml:id="id65" text:id="id65" text:style-name="P19"><text:span text:style-name="T11"><text:tab/></text:span><text:span text:style-name="T11">nb : réel</text:span></text:p>
                <text:p xml:id="id66" text:id="id66" text:style-name="P17"><text:span text:style-name="T11">DEBUT</text:span></text:p>
                <text:p xml:id="id67" text:id="id67" text:style-name="P19"><text:span text:style-name="T11"><text:tab/></text:span><text:span text:style-name="T11">AFFICHER « Entrez un nombre réel »</text:span></text:p>
                <text:p xml:id="id68" text:id="id68" text:style-name="P19"><text:span text:style-name="T11"><text:tab/></text:span><text:span text:style-name="T11">SAISIR <text:s/>nb</text:span></text:p>
                <text:p xml:id="id69" text:id="id69" text:style-name="P19"><text:span text:style-name="T11"><text:tab/></text:span><text:span text:style-name="T11">appartient ← (nb&lt;10 ET nb&gt; 5) OU (nb &gt;15 ET nb &lt;20)</text:span></text:p>
                <text:p xml:id="id70" text:id="id70" text:style-name="P19"><text:span text:style-name="T11"><text:tab/></text:span><text:span text:style-name="T11">SI appartient</text:span></text:p>
              </text:list-header>
            </text:list>
            <text:p xml:id="id72" text:id="id72" text:style-name="P26"><text:span text:style-name="T11"><text:s text:c="5"/></text:span><text:span text:style-name="T11">ALORS </text:span></text:p>
            <text:p xml:id="id73" text:id="id73" text:style-name="P26"><text:span text:style-name="T11"><text:s text:c="9"/></text:span><text:span text:style-name="T11">AFFICHER « Le nombre appartient aux intervalles définis » </text:span></text:p>
            <text:p xml:id="id74" text:id="id74" text:style-name="P26"><text:span text:style-name="T11"><text:s text:c="5"/></text:span><text:span text:style-name="T11">FINSI</text:span></text:p>
            <text:list text:continue-numbering="true" text:style-name="L3">
              <text:list-header>
                <text:p xml:id="id75" text:id="id75" text:style-name="P17"><text:span text:style-name="T11">FIN</text:span></text:p>
              </text:list-header>
            </text:list>
          </draw:text-box>
        </draw:frame>
        <draw:custom-shape draw:style-name="gr10" draw:text-style-name="P27" draw:layer="layout" svg:width="12.5cm" svg:height="2.802cm" svg:x="12cm" svg:y="0.826cm">
          <text:list text:style-name="L11">
            <text:list-header>
              <text:p text:style-name="P1"><text:span text:style-name="T18">Ce programme saisit un nombre et affiche si ce nombre est compris dans les intervalles [5,10] ou [15,20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9" xml:id="id71" draw:id="id71" draw:layer="layout" svg:width="15cm" svg:height="2.5cm" svg:x="6.5cm" svg:y="13.5cm">
          <text:p text:style-name="P28"><text:span text:style-name="T24">La variable</text:span><text:span text:style-name="T25"> appartient</text:span><text:span text:style-name="T24"> </text:span></text:p>
          <text:p text:style-name="P28"><text:span text:style-name="T24">contient la valeur de résultat du test</text:span></text:p>
          <draw:enhanced-geometry svg:viewBox="0 0 21600 21600" draw:text-areas="800 800 20800 20800" draw:type="round-rectangular-callout" draw:modifiers="-920.098660089328 -41265.41383446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x" smil:values="x;x" smil:keyTimes="0;1" smil:additive="base"/>
                  <anim:animate smil:dur="0.5s" smil:fill="hold" smil:targetElement="id62" anim:sub-item="text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x" smil:values="x;x" smil:keyTimes="0;1" smil:additive="base"/>
                  <anim:animate smil:dur="0.5s" smil:fill="hold" smil:targetElement="id63" anim:sub-item="text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4" anim:sub-item="text" smil:attributeName="visibility" smil:to="visible"/>
                  <anim:animate smil:dur="0.5s" smil:fill="hold" smil:targetElement="id64" anim:sub-item="text" smil:attributeName="x" smil:values="x;x" smil:keyTimes="0;1" smil:additive="base"/>
                  <anim:animate smil:dur="0.5s" smil:fill="hold" smil:targetElement="id64" anim:sub-item="text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5" anim:sub-item="text" smil:attributeName="visibility" smil:to="visible"/>
                  <anim:animate smil:dur="0.5s" smil:fill="hold" smil:targetElement="id65" anim:sub-item="text" smil:attributeName="x" smil:values="x;x" smil:keyTimes="0;1" smil:additive="base"/>
                  <anim:animate smil:dur="0.5s" smil:fill="hold" smil:targetElement="id65" anim:sub-item="text" smil:attributeName="y" smil:values="1+height/2;y" smil:keyTimes="0;1" smil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6" anim:sub-item="text" smil:attributeName="visibility" smil:to="visible"/>
                  <anim:animate smil:dur="0.5s" smil:fill="hold" smil:targetElement="id66" anim:sub-item="text" smil:attributeName="x" smil:values="x;x" smil:keyTimes="0;1" smil:additive="base"/>
                  <anim:animate smil:dur="0.5s" smil:fill="hold" smil:targetElement="id66" anim:sub-item="text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7" anim:sub-item="text" smil:attributeName="visibility" smil:to="visible"/>
                  <anim:animate smil:dur="0.5s" smil:fill="hold" smil:targetElement="id67" anim:sub-item="text" smil:attributeName="x" smil:values="x;x" smil:keyTimes="0;1" smil:additive="base"/>
                  <anim:animate smil:dur="0.5s" smil:fill="hold" smil:targetElement="id67" anim:sub-item="text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8" anim:sub-item="text" smil:attributeName="visibility" smil:to="visible"/>
                  <anim:animate smil:dur="0.5s" smil:fill="hold" smil:targetElement="id68" anim:sub-item="text" smil:attributeName="x" smil:values="x;x" smil:keyTimes="0;1" smil:additive="base"/>
                  <anim:animate smil:dur="0.5s" smil:fill="hold" smil:targetElement="id68" anim:sub-item="text" smil:attributeName="y" smil:values="1+height/2;y" smil:keyTimes="0;1" smil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9" anim:sub-item="text" smil:attributeName="visibility" smil:to="visible"/>
                  <anim:animate smil:dur="0.5s" smil:fill="hold" smil:targetElement="id69" anim:sub-item="text" smil:attributeName="x" smil:values="x;x" smil:keyTimes="0;1" smil:additive="base"/>
                  <anim:animate smil:dur="0.5s" smil:fill="hold" smil:targetElement="id69" anim:sub-item="text" smil:attributeName="y" smil:values="1+height/2;y" smil:keyTimes="0;1" smil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0" anim:sub-item="text" smil:attributeName="visibility" smil:to="visible"/>
                  <anim:animate smil:dur="0.5s" smil:fill="hold" smil:targetElement="id70" anim:sub-item="text" smil:attributeName="x" smil:values="x;x" smil:keyTimes="0;1" smil:additive="base"/>
                  <anim:animate smil:dur="0.5s" smil:fill="hold" smil:targetElement="id70" anim:sub-item="text" smil:attributeName="y" smil:values="1+height/2;y" smil:keyTimes="0;1" smil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2" anim:sub-item="text" smil:attributeName="visibility" smil:to="visible"/>
                  <anim:animate smil:dur="0.5s" smil:fill="hold" smil:targetElement="id72" anim:sub-item="text" smil:attributeName="x" smil:values="x;x" smil:keyTimes="0;1" smil:additive="base"/>
                  <anim:animate smil:dur="0.5s" smil:fill="hold" smil:targetElement="id72" anim:sub-item="text" smil:attributeName="y" smil:values="1+height/2;y" smil:keyTimes="0;1" smil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4" anim:sub-item="text" smil:attributeName="visibility" smil:to="visible"/>
                  <anim:animate smil:dur="0.5s" smil:fill="hold" smil:targetElement="id74" anim:sub-item="text" smil:attributeName="x" smil:values="x;x" smil:keyTimes="0;1"/>
                  <anim:animate smil:dur="0.5s" smil:fill="hold" smil:targetElement="id7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5" anim:sub-item="text" smil:attributeName="visibility" smil:to="visible"/>
                  <anim:animate smil:dur="0.5s" smil:fill="hold" smil:targetElement="id75" anim:sub-item="text" smil:attributeName="x" smil:values="x;x" smil:keyTimes="0;1"/>
                  <anim:animate smil:dur="0.5s" smil:fill="hold" smil:targetElement="id75" anim:sub-item="text" smil:attributeName="y" smil:values="1+height/2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25cm" svg:height="9.5cm" svg:x="3.259cm" svg:y="2.636cm" draw:page-number="19" presentation:class="page"/>
          <draw:frame presentation:style-name="pr6" draw:layer="layout" svg:width="12.975cm" svg:height="10.546cm" svg:x="2.904cm" svg:y="13.059cm" presentation:class="notes" presentation:placeholder="true">
            <draw:text-box/>
          </draw:frame>
        </presentation:notes>
      </draw:page>
      <draw:page draw:name="page20" draw:style-name="dp1" draw:master-page-name="lyt-darkblue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Sommaire</text:p>
              </text:list-header>
            </text:list>
          </draw:text-box>
        </draw:frame>
        <draw:frame presentation:style-name="pr11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header>
                <text:p text:style-name="P8"><text:tab/><text:span text:style-name="T8">1- Structures conditionnelles</text:span></text:p>
                <text:p text:style-name="P8"><text:tab/><text:span text:style-name="T7">2- Structures alternatives</text:span></text:p>
              </text:list-header>
            </text:list>
            <text:list text:style-name="L4">
              <text:list-header>
                <text:p text:style-name="P8"><text:span text:style-name="T8"><text:tab/></text:span><text:span text:style-name="T8">3 – Tests imbriqués</text:span></text:p>
              </text:list-header>
            </text:list>
            <text:list text:style-name="L5">
              <text:list-header>
                <text:p text:style-name="P8"><text:span text:style-name="T9"><text:tab/></text:span><text:span text:style-name="T9">4- Structure choix multiple</text:span></text:p>
                <text:p text:style-name="P7"><text:span text:style-name="T9"/></text:p>
              </text:list-header>
            </text:list>
          </draw:text-box>
        </draw:frame>
        <presentation:notes draw:style-name="dp3">
          <draw:page-thumbnail draw:style-name="gr1" draw:layer="layout" svg:width="12.25cm" svg:height="9.5cm" svg:x="3.259cm" svg:y="2.636cm" draw:page-number="20" presentation:class="page"/>
          <draw:frame presentation:style-name="pr6" draw:layer="layout" svg:width="12.975cm" svg:height="10.546cm" svg:x="2.904cm" svg:y="13.059cm" presentation:class="notes" presentation:placeholder="true">
            <draw:text-box/>
          </draw:frame>
        </presentation:notes>
      </draw:page>
      <draw:page draw:name="page21" draw:style-name="dp1" draw:master-page-name="lyt-darkblue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2" draw:layer="layout" svg:width="21.59cm" svg:height="1.108cm" svg:x="1.698cm" svg:y="-0.003cm" presentation:class="title" presentation:user-transformed="true">
          <draw:text-box>
            <text:list text:style-name="L1">
              <text:list-header>
                <text:p text:style-name="P1"><text:span text:style-name="T2">2- Structures alternatives</text:span></text:p>
              </text:list-header>
            </text:list>
          </draw:text-box>
        </draw:frame>
        <draw:frame presentation:style-name="pr18" draw:text-style-name="P30" draw:layer="layout" svg:width="22cm" svg:height="16.801cm" svg:x="1.168cm" svg:y="1.177cm" presentation:class="outline" presentation:user-transformed="true">
          <draw:text-box>
            <text:list text:style-name="L3">
              <text:list-header>
                <text:p xml:id="id76" text:id="id76" text:style-name="P17"><text:span text:style-name="T2">Dans le déroulement d'un algorithme, on doit souvent choisir entre 2 actions, suivant une condition. On utilise la structure alternative.</text:span></text:p>
                <text:p text:style-name="P17"><text:span text:style-name="T2"/></text:p>
              </text:list-header>
              <text:list-item>
                <text:p xml:id="id77" text:id="id77" text:style-name="P17"><text:span text:style-name="T2">Exemple : Ecrire un message précisant si la valeur d'une variable n saisie par l’utilisateur est positive ou négative.</text:span></text:p>
                <text:p xml:id="id78" text:id="id78" text:style-name="P19"><text:span text:style-name="T2"/></text:p>
              </text:list-item>
            </text:list>
            <text:list text:style-name="L7">
              <text:list-header>
                <text:p xml:id="id79" text:id="id79" text:style-name="P17"><text:span text:style-name="T18">DEBUT</text:span></text:p>
                <text:p xml:id="id80" text:id="id80" text:style-name="P19"><text:span text:style-name="T18"><text:tab/></text:span><text:span text:style-name="T18">AFFICHER "Entrez un nombre"</text:span></text:p>
                <text:p xml:id="id81" text:id="id81" text:style-name="P19"><text:span text:style-name="T18"><text:tab/></text:span><text:span text:style-name="T18">SAISIR n</text:span></text:p>
                <text:p xml:id="id82" text:id="id82" text:style-name="P19"><text:span text:style-name="T18"><text:tab/></text:span><text:span text:style-name="T18">SI n &gt; 0</text:span></text:p>
                <text:p xml:id="id83" text:id="id83" text:style-name="P19"><text:span text:style-name="T18"><text:tab/></text:span><text:span text:style-name="T18">ALORS <text:s text:c="4"/>//Cas où l’expression n&gt;0 est vraie</text:span></text:p>
                <text:p xml:id="id84" text:id="id84" text:style-name="P19"><text:span text:style-name="T18"><text:tab/></text:span><text:span text:style-name="T18"><text:tab/></text:span><text:span text:style-name="T18">AFFICHER "La valeur " <text:s/>n <text:s text:c="2"/>" est positive"</text:span></text:p>
                <text:p xml:id="id85" text:id="id85" text:style-name="P19"><text:span text:style-name="T18"><text:s text:c="5"/></text:span><text:span text:style-name="T18">SINON <text:s text:c="4"/>//Cas où l’expression n&gt;0 est fausse</text:span></text:p>
                <text:p xml:id="id86" text:id="id86" text:style-name="P19"><text:span text:style-name="T18"><text:tab/></text:span><text:span text:style-name="T18"><text:tab/></text:span><text:span text:style-name="T18">AFFICHER "La valeur " <text:s/>n <text:s text:c="2"/>" négative ou nulle"</text:span></text:p>
                <text:p xml:id="id87" text:id="id87" text:style-name="P19"><text:span text:style-name="T18"><text:tab/></text:span><text:span text:style-name="T18">FINSI</text:span></text:p>
                <text:p xml:id="id88" text:id="id88" text:style-name="P17"><text:span text:style-name="T18">FIN</text:span></text:p>
              </text:list-header>
            </text:list>
            <text:list text:style-name="L3">
              <text:list-header>
                <text:p xml:id="id89" text:id="id89" text:style-name="P17"><text:span text:style-name="T2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6" anim:sub-item="text" smil:attributeName="visibility" smil:to="visible"/>
                  <anim:animate smil:dur="0.5s" smil:fill="hold" smil:targetElement="id76" anim:sub-item="text" smil:attributeName="x" smil:values="x;x" smil:keyTimes="0;1" smil:additive="base"/>
                  <anim:animate smil:dur="0.5s" smil:fill="hold" smil:targetElement="id76" anim:sub-item="text" smil:attributeName="y" smil:values="1+height/2;y" smil:keyTimes="0;1" smil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7" anim:sub-item="text" smil:attributeName="visibility" smil:to="visible"/>
                  <anim:animate smil:dur="0.5s" smil:fill="hold" smil:targetElement="id77" anim:sub-item="text" smil:attributeName="x" smil:values="x;x" smil:keyTimes="0;1" smil:additive="base"/>
                  <anim:animate smil:dur="0.5s" smil:fill="hold" smil:targetElement="id77" anim:sub-item="text" smil:attributeName="y" smil:values="1+height/2;y" smil:keyTimes="0;1" smil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8" anim:sub-item="text" smil:attributeName="visibility" smil:to="visible"/>
                  <anim:animate smil:dur="0.5s" smil:fill="hold" smil:targetElement="id78" anim:sub-item="text" smil:attributeName="x" smil:values="x;x" smil:keyTimes="0;1" smil:additive="base"/>
                  <anim:animate smil:dur="0.5s" smil:fill="hold" smil:targetElement="id78" anim:sub-item="text" smil:attributeName="y" smil:values="1+height/2;y" smil:keyTimes="0;1" smil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9" anim:sub-item="text" smil:attributeName="visibility" smil:to="visible"/>
                  <anim:animate smil:dur="0.5s" smil:fill="hold" smil:targetElement="id79" anim:sub-item="text" smil:attributeName="x" smil:values="x;x" smil:keyTimes="0;1" smil:additive="base"/>
                  <anim:animate smil:dur="0.5s" smil:fill="hold" smil:targetElement="id79" anim:sub-item="text" smil:attributeName="y" smil:values="1+height/2;y" smil:keyTimes="0;1" smil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0" anim:sub-item="text" smil:attributeName="visibility" smil:to="visible"/>
                  <anim:animate smil:dur="0.5s" smil:fill="hold" smil:targetElement="id80" anim:sub-item="text" smil:attributeName="x" smil:values="x;x" smil:keyTimes="0;1" smil:additive="base"/>
                  <anim:animate smil:dur="0.5s" smil:fill="hold" smil:targetElement="id80" anim:sub-item="text" smil:attributeName="y" smil:values="1+height/2;y" smil:keyTimes="0;1" smil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1" anim:sub-item="text" smil:attributeName="visibility" smil:to="visible"/>
                  <anim:animate smil:dur="0.5s" smil:fill="hold" smil:targetElement="id81" anim:sub-item="text" smil:attributeName="x" smil:values="x;x" smil:keyTimes="0;1" smil:additive="base"/>
                  <anim:animate smil:dur="0.5s" smil:fill="hold" smil:targetElement="id81" anim:sub-item="text" smil:attributeName="y" smil:values="1+height/2;y" smil:keyTimes="0;1" smil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2" anim:sub-item="text" smil:attributeName="visibility" smil:to="visible"/>
                  <anim:animate smil:dur="0.5s" smil:fill="hold" smil:targetElement="id82" anim:sub-item="text" smil:attributeName="x" smil:values="x;x" smil:keyTimes="0;1" smil:additive="base"/>
                  <anim:animate smil:dur="0.5s" smil:fill="hold" smil:targetElement="id82" anim:sub-item="text" smil:attributeName="y" smil:values="1+height/2;y" smil:keyTimes="0;1" smil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3" anim:sub-item="text" smil:attributeName="visibility" smil:to="visible"/>
                  <anim:animate smil:dur="0.5s" smil:fill="hold" smil:targetElement="id83" anim:sub-item="text" smil:attributeName="x" smil:values="x;x" smil:keyTimes="0;1" smil:additive="base"/>
                  <anim:animate smil:dur="0.5s" smil:fill="hold" smil:targetElement="id83" anim:sub-item="text" smil:attributeName="y" smil:values="1+height/2;y" smil:keyTimes="0;1" smil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4" anim:sub-item="text" smil:attributeName="visibility" smil:to="visible"/>
                  <anim:animate smil:dur="0.5s" smil:fill="hold" smil:targetElement="id84" anim:sub-item="text" smil:attributeName="x" smil:values="x;x" smil:keyTimes="0;1" smil:additive="base"/>
                  <anim:animate smil:dur="0.5s" smil:fill="hold" smil:targetElement="id84" anim:sub-item="text" smil:attributeName="y" smil:values="1+height/2;y" smil:keyTimes="0;1" smil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5" anim:sub-item="text" smil:attributeName="visibility" smil:to="visible"/>
                  <anim:animate smil:dur="0.5s" smil:fill="hold" smil:targetElement="id85" anim:sub-item="text" smil:attributeName="x" smil:values="x;x" smil:keyTimes="0;1" smil:additive="base"/>
                  <anim:animate smil:dur="0.5s" smil:fill="hold" smil:targetElement="id85" anim:sub-item="text" smil:attributeName="y" smil:values="1+height/2;y" smil:keyTimes="0;1" smil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6" anim:sub-item="text" smil:attributeName="visibility" smil:to="visible"/>
                  <anim:animate smil:dur="0.5s" smil:fill="hold" smil:targetElement="id86" anim:sub-item="text" smil:attributeName="x" smil:values="x;x" smil:keyTimes="0;1" smil:additive="base"/>
                  <anim:animate smil:dur="0.5s" smil:fill="hold" smil:targetElement="id86" anim:sub-item="text" smil:attributeName="y" smil:values="1+height/2;y" smil:keyTimes="0;1" smil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7" anim:sub-item="text" smil:attributeName="visibility" smil:to="visible"/>
                  <anim:animate smil:dur="0.5s" smil:fill="hold" smil:targetElement="id87" anim:sub-item="text" smil:attributeName="x" smil:values="x;x" smil:keyTimes="0;1" smil:additive="base"/>
                  <anim:animate smil:dur="0.5s" smil:fill="hold" smil:targetElement="id87" anim:sub-item="text" smil:attributeName="y" smil:values="1+height/2;y" smil:keyTimes="0;1" smil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8" anim:sub-item="text" smil:attributeName="visibility" smil:to="visible"/>
                  <anim:animate smil:dur="0.5s" smil:fill="hold" smil:targetElement="id88" anim:sub-item="text" smil:attributeName="x" smil:values="x;x" smil:keyTimes="0;1" smil:additive="base"/>
                  <anim:animate smil:dur="0.5s" smil:fill="hold" smil:targetElement="id88" anim:sub-item="text" smil:attributeName="y" smil:values="1+height/2;y" smil:keyTimes="0;1" smil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9" anim:sub-item="text" smil:attributeName="visibility" smil:to="visible"/>
                  <anim:animate smil:dur="0.5s" smil:fill="hold" smil:targetElement="id89" anim:sub-item="text" smil:attributeName="x" smil:values="x;x" smil:keyTimes="0;1" smil:additive="base"/>
                  <anim:animate smil:dur="0.5s" smil:fill="hold" smil:targetElement="id89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3">
          <draw:page-thumbnail draw:style-name="gr1" draw:layer="layout" svg:width="12.25cm" svg:height="9.5cm" svg:x="3.259cm" svg:y="2.636cm" draw:page-number="21" presentation:class="page"/>
          <draw:frame presentation:style-name="pr6" draw:layer="layout" svg:width="12.975cm" svg:height="10.546cm" svg:x="2.904cm" svg:y="13.059cm" presentation:class="notes" presentation:placeholder="true">
            <draw:text-box/>
          </draw:frame>
        </presentation:notes>
      </draw:page>
      <draw:page draw:name="page22" draw:style-name="dp1" draw:master-page-name="lyt-darkblue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2" draw:layer="layout" svg:width="21.59cm" svg:height="1.302cm" svg:x="1.698cm" svg:y="-0.001cm" presentation:class="title" presentation:user-transformed="true">
          <draw:text-box>
            <text:list text:style-name="L1">
              <text:list-header>
                <text:p text:style-name="P1"><text:span text:style-name="T3">2- Structures alternatives</text:span></text:p>
              </text:list-header>
            </text:list>
          </draw:text-box>
        </draw:frame>
        <draw:frame presentation:style-name="pr13" draw:text-style-name="P2" draw:layer="layout" svg:width="25.4cm" svg:height="13.335cm" svg:x="0cm" svg:y="1.525cm" presentation:class="outline" presentation:user-transformed="true">
          <draw:text-box>
            <text:list text:style-name="L10">
              <text:list-header>
                <text:p text:style-name="P12"><text:span text:style-name="T16"/></text:p>
                <text:p text:style-name="P12"><text:span text:style-name="T16"/></text:p>
              </text:list-header>
            </text:list>
          </draw:text-box>
        </draw:frame>
        <draw:custom-shape draw:style-name="gr5" draw:text-style-name="P2" draw:layer="layout" svg:width="23.199cm" svg:height="14.66cm" svg:x="1.301cm" svg:y="1.923cm">
          <text:list text:style-name="L8">
            <text:list-header>
              <text:p text:style-name="P1"><text:span text:style-name="T26">Syntaxe générale de la structure alternative :</text:span></text:p>
            </text:list-header>
          </text:list>
          <text:list text:style-name="L11">
            <text:list-header>
              <text:p text:style-name="P1"><text:span text:style-name="T13"/></text:p>
              <text:p xml:id="id90" text:id="id90" text:style-name="P1"><text:span text:style-name="T13">SI &lt;condition&gt;</text:span></text:p>
              <text:p xml:id="id91" text:id="id91" text:style-name="P13"><text:span text:style-name="T13">ALORS </text:span></text:p>
            </text:list-header>
            <text:list-item>
              <text:p xml:id="id92" text:id="id92" text:style-name="P13"><text:span text:style-name="T13"><text:s text:c="5"/></text:span><text:span text:style-name="T13">&lt;traitement1&gt;</text:span></text:p>
              <text:p xml:id="id93" text:id="id93" text:style-name="P13"><text:span text:style-name="T13">SINON </text:span></text:p>
            </text:list-item>
            <text:list-item>
              <text:p xml:id="id94" text:id="id94" text:style-name="P13"><text:span text:style-name="T13"><text:s text:c="5"/></text:span><text:span text:style-name="T13">&lt;traitement2&gt;</text:span></text:p>
              <text:p xml:id="id95" text:id="id95" text:style-name="P1"><text:span text:style-name="T13">FINSI</text:span></text:p>
            </text:list-item>
          </text:list>
          <text:list text:style-name="L8">
            <text:list-item>
              <text:p text:style-name="P1"><text:span text:style-name="T26"/></text:p>
              <text:p xml:id="id96" text:id="id96" text:style-name="P1"><text:span text:style-name="T26">Les traitements qui apparaissent après les mots </text:span><text:span text:style-name="T27">ALORS </text:span><text:span text:style-name="T26">et </text:span><text:span text:style-name="T27">SINON </text:span><text:span text:style-name="T26">peuvent être constitués :</text:span></text:p>
            </text:list-item>
          </text:list>
          <text:list text:style-name="L13">
            <text:list-item>
              <text:p xml:id="id97" text:id="id97" text:style-name="P1"><text:span text:style-name="T26"><text:s/></text:span><text:span text:style-name="T26">d'une instruction simple (cf exemple précédent),</text:span></text:p>
            </text:list-item>
            <text:list-item>
              <text:p xml:id="id98" text:id="id98" text:style-name="P1"><text:span text:style-name="T26"><text:s/></text:span><text:span text:style-name="T26">d'un ensemble d'instructions, appelé </text:span><text:span text:style-name="T27">bloc d'instructions</text:span><text:span text:style-name="T26">.</text:span></text:p>
              <text:p text:style-name="P1"><text:span text:style-name="T26"/></text:p>
            </text:list-item>
          </text:list>
          <text:p xml:id="id99" text:id="id99" text:style-name="P1"><text:span text:style-name="T26">Pour que le code soit lisible, on décale les blocs de traitement (indentation)</text:span></text:p>
          <text:list text:style-name="L8">
            <text:list-header>
              <text:p text:style-name="P1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0" anim:sub-item="text" smil:attributeName="visibility" smil:to="visible"/>
                  <anim:animate smil:dur="0.5s" smil:fill="hold" smil:targetElement="id90" anim:sub-item="text" smil:attributeName="x" smil:values="x;x" smil:keyTimes="0;1"/>
                  <anim:animate smil:dur="0.5s" smil:fill="hold" smil:targetElement="id9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1" anim:sub-item="text" smil:attributeName="visibility" smil:to="visible"/>
                  <anim:animate smil:dur="0.5s" smil:fill="hold" smil:targetElement="id91" anim:sub-item="text" smil:attributeName="x" smil:values="x;x" smil:keyTimes="0;1"/>
                  <anim:animate smil:dur="0.5s" smil:fill="hold" smil:targetElement="id9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2" anim:sub-item="text" smil:attributeName="visibility" smil:to="visible"/>
                  <anim:animate smil:dur="0.5s" smil:fill="hold" smil:targetElement="id92" anim:sub-item="text" smil:attributeName="x" smil:values="x;x" smil:keyTimes="0;1"/>
                  <anim:animate smil:dur="0.5s" smil:fill="hold" smil:targetElement="id9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3" anim:sub-item="text" smil:attributeName="visibility" smil:to="visible"/>
                  <anim:animate smil:dur="0.5s" smil:fill="hold" smil:targetElement="id93" anim:sub-item="text" smil:attributeName="x" smil:values="x;x" smil:keyTimes="0;1"/>
                  <anim:animate smil:dur="0.5s" smil:fill="hold" smil:targetElement="id9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4" anim:sub-item="text" smil:attributeName="visibility" smil:to="visible"/>
                  <anim:animate smil:dur="0.5s" smil:fill="hold" smil:targetElement="id94" anim:sub-item="text" smil:attributeName="x" smil:values="x;x" smil:keyTimes="0;1"/>
                  <anim:animate smil:dur="0.5s" smil:fill="hold" smil:targetElement="id9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5" anim:sub-item="text" smil:attributeName="visibility" smil:to="visible"/>
                  <anim:animate smil:dur="0.5s" smil:fill="hold" smil:targetElement="id95" anim:sub-item="text" smil:attributeName="x" smil:values="x;x" smil:keyTimes="0;1"/>
                  <anim:animate smil:dur="0.5s" smil:fill="hold" smil:targetElement="id9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6" anim:sub-item="text" smil:attributeName="visibility" smil:to="visible"/>
                  <anim:animate smil:dur="0.5s" smil:fill="hold" smil:targetElement="id96" anim:sub-item="text" smil:attributeName="x" smil:values="x;x" smil:keyTimes="0;1" smil:additive="base"/>
                  <anim:animate smil:dur="0.5s" smil:fill="hold" smil:targetElement="id96" anim:sub-item="text" smil:attributeName="y" smil:values="1+height/2;y" smil:keyTimes="0;1" smil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7" anim:sub-item="text" smil:attributeName="visibility" smil:to="visible"/>
                  <anim:animate smil:dur="0.5s" smil:fill="hold" smil:targetElement="id97" anim:sub-item="text" smil:attributeName="x" smil:values="x;x" smil:keyTimes="0;1"/>
                  <anim:animate smil:dur="0.5s" smil:fill="hold" smil:targetElement="id9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8" anim:sub-item="text" smil:attributeName="visibility" smil:to="visible"/>
                  <anim:animate smil:dur="0.5s" smil:fill="hold" smil:targetElement="id98" anim:sub-item="text" smil:attributeName="x" smil:values="x;x" smil:keyTimes="0;1"/>
                  <anim:animate smil:dur="0.5s" smil:fill="hold" smil:targetElement="id9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99" anim:sub-item="text" smil:attributeName="visibility" smil:to="visible"/>
                  <anim:animate smil:begin="0s" smil:dur="0.5s" smil:fill="hold" smil:decelerate="0.5" smil:targetElement="id99" anim:sub-item="text" smil:attributeName="rotate" smil:values="-90;0" smil:keyTimes="0;1"/>
                  <anim:animate smil:begin="0s" smil:dur="0.5s" smil:fill="hold" smil:decelerate="0.5" smil:targetElement="id99" anim:sub-item="text" smil:attributeName="width" smil:values="width;width*.05" smil:keyTimes="0;1"/>
                  <anim:animate smil:begin="0.5s" smil:dur="0.5s" smil:fill="hold" smil:accelerate="0.5" smil:targetElement="id99" anim:sub-item="text" smil:attributeName="width" smil:values="width*.05;width" smil:keyTimes="0;1"/>
                  <anim:animate smil:dur="1s" smil:fill="hold" smil:targetElement="id99" anim:sub-item="text" smil:attributeName="height" smil:values="height;height" smil:keyTimes="0;1"/>
                  <anim:animate smil:begin="0s" smil:dur="0.5s" smil:fill="hold" smil:decelerate="0.5" smil:targetElement="id99" anim:sub-item="text" smil:attributeName="x" smil:values="x+.4;x" smil:keyTimes="0;1"/>
                  <anim:animate smil:begin="0s" smil:dur="0.5s" smil:fill="hold" smil:decelerate="0.5" smil:targetElement="id99" anim:sub-item="text" smil:attributeName="y" smil:values="y-.2;y+.1" smil:keyTimes="0;1"/>
                  <anim:animate smil:begin="0.5s" smil:dur="0.5s" smil:fill="hold" smil:accelerate="0.5" smil:targetElement="id99" anim:sub-item="text" smil:attributeName="y" smil:values="y+.1;y" smil:keyTimes="0;1"/>
                  <anim:transitionFilter smil:begin="0s" smil:dur="1s" smil:decelerate="0.5" smil:targetElement="id99" anim:sub-item="text" smil:type="fade" smil:subtype="crossfade"/>
                </anim:par>
              </anim:par>
            </anim:par>
          </anim:seq>
        </anim:par>
        <presentation:notes draw:style-name="dp3">
          <draw:page-thumbnail draw:style-name="gr1" draw:layer="layout" svg:width="12.25cm" svg:height="9.5cm" svg:x="3.259cm" svg:y="2.636cm" draw:page-number="22" presentation:class="page"/>
          <draw:frame presentation:style-name="pr6" draw:layer="layout" svg:width="12.975cm" svg:height="10.546cm" svg:x="2.904cm" svg:y="13.059cm" presentation:class="notes" presentation:placeholder="true">
            <draw:text-box/>
          </draw:frame>
        </presentation:notes>
      </draw:page>
      <draw:page draw:name="page23" draw:style-name="dp1" draw:master-page-name="lyt-darkblue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2" draw:layer="layout" svg:width="25.4cm" svg:height="13.335cm" svg:x="0cm" svg:y="1.525cm" presentation:class="outline" presentation:user-transformed="true">
          <draw:text-box>
            <text:list text:style-name="L10">
              <text:list-header>
                <text:p text:style-name="P12"><text:span text:style-name="T16"/></text:p>
                <text:p text:style-name="P12"><text:span text:style-name="T16"/></text:p>
              </text:list-header>
            </text:list>
          </draw:text-box>
        </draw:frame>
        <draw:custom-shape draw:style-name="gr5" draw:text-style-name="P2" draw:layer="layout" svg:width="23.402cm" svg:height="8.731cm" svg:x="1cm" svg:y="1.5cm">
          <text:list text:style-name="L8">
            <text:list-header>
              <text:p text:style-name="P1"><text:span text:style-name="T17">Exercice :</text:span></text:p>
            </text:list-header>
            <text:list-item>
              <text:p text:style-name="P1"><text:span text:style-name="T17">Exemple de structure alternative avec bloc d'instructions</text:span></text:p>
            </text:list-item>
            <text:list-item>
              <text:p text:style-name="P1"><text:span text:style-name="T17"/></text:p>
              <text:p text:style-name="P1"><text:span text:style-name="T14">Écrire un algorithme qui demande de saisir deux nombres à l'utilisateur ainsi qu’une lettre représentant l'opération à effectuer. </text:span></text:p>
            </text:list-item>
            <text:list-item>
              <text:p text:style-name="P1"><text:span text:style-name="T14"/></text:p>
              <text:p text:style-name="P1"><text:span text:style-name="T14">Si la lettre est </text:span><text:span text:style-name="T17">s</text:span><text:span text:style-name="T14"> ou </text:span><text:span text:style-name="T17">S</text:span><text:span text:style-name="T14"> (comme somme), la somme doit être calculée et affichée.</text:span></text:p>
            </text:list-item>
            <text:list-item>
              <text:p text:style-name="P1"><text:span text:style-name="T14"/></text:p>
              <text:p text:style-name="P1"><text:span text:style-name="T14">Si la lettre est un autre caractère, le produit doit être calculé et affiché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" draw:layer="layout" svg:width="12.25cm" svg:height="9.5cm" svg:x="3.259cm" svg:y="2.636cm" draw:page-number="23" presentation:class="page"/>
          <draw:frame presentation:style-name="pr19" draw:text-style-name="P31" draw:layer="layout" svg:width="12.975cm" svg:height="15.217cm" svg:x="2.904cm" svg:y="13.059cm" presentation:class="notes" presentation:user-transformed="true">
            <draw:text-box>
              <text:p text:style-name="P1"><text:span text:style-name="T28">PROGRAMME </text:span><text:span text:style-name="T29">calculatrice</text:span></text:p>
              <text:p text:style-name="P1"><text:span text:style-name="T28">VAR</text:span></text:p>
              <text:p text:style-name="P1"><text:span text:style-name="T29"><text:s text:c="5"/></text:span><text:span text:style-name="T29">nb1,nb2, res: entiers</text:span></text:p>
              <text:p text:style-name="P1"><text:span text:style-name="T29"><text:s text:c="4"/></text:span><text:span text:style-name="T29">op : caractère</text:span></text:p>
              <text:p text:style-name="P1"><text:span text:style-name="T28">DEBUT</text:span></text:p>
              <text:p text:style-name="P1"><text:span text:style-name="T28"><text:s text:c="4"/></text:span><text:span text:style-name="T28">ECRIRE </text:span><text:span text:style-name="T29">« Saisissez deux nombres"</text:span></text:p>
              <text:p text:style-name="P1"><text:span text:style-name="T28"><text:s text:c="4"/></text:span><text:span text:style-name="T28">SAISIR </text:span><text:span text:style-name="T29">nb1, nb2</text:span></text:p>
              <text:p text:style-name="P1"><text:span text:style-name="T28"><text:s text:c="4"/></text:span><text:span text:style-name="T28">ECRIRE </text:span><text:span text:style-name="T29">"Saisissez <text:s/>l'opération voulue (s : somme- autre : produit)"</text:span></text:p>
              <text:p text:style-name="P1"><text:span text:style-name="T28"><text:s text:c="4"/></text:span><text:span text:style-name="T28">SAISIR </text:span><text:span text:style-name="T29">op</text:span></text:p>
              <text:p text:style-name="P1"><text:span text:style-name="T28"><text:s text:c="4"/></text:span><text:span text:style-name="T28">SI </text:span><text:span text:style-name="T29">op = 's' OU op='S'</text:span></text:p>
              <text:p text:style-name="P13"><text:span text:style-name="T28"><text:s text:c="4"/></text:span><text:span text:style-name="T28">ALORS </text:span><text:span text:style-name="T28"><text:tab/></text:span></text:p>
              <text:p text:style-name="P13"><text:span text:style-name="T29"><text:tab/></text:span><text:span text:style-name="T29">res ← <text:s/>nb1 + nb2</text:span></text:p>
              <text:p text:style-name="P13"><text:span text:style-name="T28"><text:tab/></text:span><text:span text:style-name="T28">ECRIRE <text:s/></text:span><text:span text:style-name="T29">"la somme de", nb1, " avec ", nb2 , "est", res</text:span></text:p>
              <text:p text:style-name="P13"><text:span text:style-name="T28"><text:s text:c="4"/></text:span><text:span text:style-name="T28">SINON </text:span></text:p>
              <text:p text:style-name="P13"><text:span text:style-name="T29"><text:s text:c="4"/></text:span><text:span text:style-name="T29"><text:tab/></text:span><text:span text:style-name="T29">res ← <text:s/>nb1 * nb2</text:span></text:p>
              <text:p text:style-name="P13"><text:span text:style-name="T28"><text:tab/></text:span><text:span text:style-name="T28">ECRIRE </text:span><text:span text:style-name="T29">"le produit est", de", nb1, " avec ", nb2 , "est", res</text:span></text:p>
              <text:p text:style-name="P1"><text:span text:style-name="T28"><text:s text:c="4"/></text:span><text:span text:style-name="T28">FINSI</text:span></text:p>
              <text:p text:style-name="P1"><text:span text:style-name="T28">FIN</text:span></text:p>
            </draw:text-box>
          </draw:frame>
        </presentation:notes>
      </draw:page>
      <draw:page draw:name="page24" draw:style-name="dp1" draw:master-page-name="lyt-darkblue" presentation:presentation-page-layout-name="AL2T1" presentation:use-footer-name="ftr1" presentation:use-date-time-name="dtd1">
        <office:forms form:automatic-focus="false" form:apply-design-mode="false"/>
        <draw:custom-shape draw:style-name="gr12" draw:text-style-name="P27" draw:layer="layout" svg:width="22.803cm" svg:height="13.215cm" svg:x="1.197cm" svg:y="1.5cm">
          <text:list text:style-name="L11">
            <text:list-header>
              <text:p text:style-name="P1"><text:span text:style-name="T30">PROGRAMME SomProd</text:span></text:p>
              <text:p text:style-name="P1"><text:span text:style-name="T30">VAR</text:span></text:p>
              <text:p text:style-name="P1"><text:span text:style-name="T23"><text:s text:c="4"/></text:span><text:span text:style-name="T23">nb1,nb2 : entier</text:span></text:p>
              <text:p text:style-name="P1"><text:span text:style-name="T23"><text:s text:c="4"/></text:span><text:span text:style-name="T23">op : caractère</text:span></text:p>
            </text:list-header>
            <text:list-item>
              <text:p text:style-name="P1"><text:span text:style-name="T30">DEBUT </text:span></text:p>
            </text:list-item>
            <text:list-item>
              <text:p text:style-name="P1"><text:span text:style-name="T30"><text:s text:c="4"/></text:span><text:span text:style-name="T30">AFFICHER <text:s/>"</text:span><text:span text:style-name="T31">le programme calcule et affiche....</text:span><text:span text:style-name="T30"> "</text:span></text:p>
            </text:list-item>
            <text:list-item>
              <text:p text:style-name="P1"><text:span text:style-name="T30"><text:s text:c="4"/></text:span><text:span text:style-name="T30">AFFICHER </text:span><text:span text:style-name="T23">« Saisissez deux nombres"</text:span></text:p>
              <text:p text:style-name="P1"><text:span text:style-name="T30"><text:s text:c="4"/></text:span><text:span text:style-name="T30">SAISIR </text:span><text:span text:style-name="T23">nb1, nb2</text:span></text:p>
              <text:p text:style-name="P1"><text:span text:style-name="T30"><text:s text:c="4"/></text:span><text:span text:style-name="T30">AFFICHER </text:span><text:span text:style-name="T23">"Saisissez <text:s/>l'opération voulue (s : somme - autre : produit)"</text:span></text:p>
              <text:p text:style-name="P1"><text:span text:style-name="T30"><text:s text:c="4"/></text:span><text:span text:style-name="T30">SAISIR </text:span><text:span text:style-name="T23">op</text:span></text:p>
              <text:p text:style-name="P1"><text:span text:style-name="T30"><text:s text:c="4"/></text:span><text:span text:style-name="T30">SI </text:span><text:span text:style-name="T23">op = 's' OU op='S'</text:span></text:p>
            </text:list-item>
          </text:list>
          <text:list text:style-name="L8">
            <text:list-item>
              <text:p text:style-name="P13"><text:span text:style-name="T30"><text:s text:c="4"/></text:span><text:span text:style-name="T30">ALORS </text:span><text:span text:style-name="T30"><text:tab/></text:span><text:span text:style-name="T23"><text:tab/></text:span></text:p>
            </text:list-item>
          </text:list>
          <text:p text:style-name="P13"><text:span text:style-name="T30"><text:tab/></text:span><text:span text:style-name="T30">AFFICHER <text:s/></text:span><text:span text:style-name="T23">"la somme de " nb1 " avec " nb2 <text:s/>" est " nb1 + nb2</text:span></text:p>
          <text:list text:style-name="L11">
            <text:list-item>
              <text:p text:style-name="P13"><text:span text:style-name="T30"><text:s text:c="4"/></text:span><text:span text:style-name="T30">SINON </text:span><text:span text:style-name="T23"><text:s/></text:span></text:p>
              <text:p text:style-name="P13"><text:span text:style-name="T30"><text:tab/></text:span><text:span text:style-name="T30">AFFICHER </text:span><text:span text:style-name="T23">"le produit de " <text:s/>nb1 " avec " nb2 " est " nb1 * nb2</text:span></text:p>
              <text:p text:style-name="P1"><text:span text:style-name="T30"><text:s text:c="4"/></text:span><text:span text:style-name="T30">FINSI</text:span></text:p>
              <text:p text:style-name="P1"><text:span text:style-name="T30">FI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" draw:layer="layout" svg:width="12.25cm" svg:height="9.5cm" svg:x="3.259cm" svg:y="2.636cm" draw:page-number="24" presentation:class="page"/>
          <draw:frame presentation:style-name="pr20" draw:layer="layout" svg:width="12.975cm" svg:height="10.295cm" svg:x="2.904cm" svg:y="13.059cm" presentation:class="notes" presentation:placeholder="true">
            <draw:text-box/>
          </draw:frame>
        </presentation:notes>
      </draw:page>
      <draw:page draw:name="page25" draw:style-name="dp1" draw:master-page-name="lyt-darkblue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2" draw:layer="layout" svg:width="21.59cm" svg:height="1.108cm" svg:x="1.698cm" svg:y="-0.003cm" presentation:class="title" presentation:user-transformed="true">
          <draw:text-box>
            <text:list text:style-name="L1">
              <text:list-header>
                <text:p text:style-name="P1"><text:span text:style-name="T2">2- Structures alternatives</text:span></text:p>
              </text:list-header>
            </text:list>
          </draw:text-box>
        </draw:frame>
        <draw:frame presentation:style-name="pr21" draw:text-style-name="P2" draw:layer="layout" svg:width="23.803cm" svg:height="4.376cm" svg:x="0.696cm" svg:y="1.124cm" presentation:class="outline" presentation:user-transformed="true">
          <draw:text-box>
            <text:list text:style-name="L3">
              <text:list-header>
                <text:p text:style-name="P4"><text:span text:style-name="T2">Exemple : On souhaite afficher la valeur absolue de la différence entre deux nombres entiers.</text:span></text:p>
                <text:p xml:id="id100" text:id="id100" text:style-name="P4"><text:span text:style-name="T2">=&gt; Soient x et y : 2 entiers</text:span></text:p>
                <text:p xml:id="id101" text:id="id101" text:style-name="P5"><text:span text:style-name="T2"><text:tab/></text:span><text:span text:style-name="T2">afficher x – y si x est plus grand que y et y – x sinon.</text:span></text:p>
                <text:p text:style-name="P4"><text:span text:style-name="T2"/></text:p>
              </text:list-header>
            </text:list>
          </draw:text-box>
        </draw:frame>
        <draw:custom-shape draw:style-name="gr13" draw:text-style-name="P2" xml:id="id102" draw:id="id102" draw:layer="layout" svg:width="16.801cm" svg:height="11.272cm" svg:x="7.699cm" svg:y="6cm">
          <text:list text:style-name="L11">
            <text:list-header>
              <text:p text:style-name="P1"><text:span text:style-name="T12">PROGRAMME</text:span><text:span text:style-name="T13"> calculeValeurAbsolue</text:span></text:p>
              <text:p text:style-name="P1"><text:span text:style-name="T12">VAR</text:span></text:p>
              <text:p text:style-name="P13"><text:span text:style-name="T13"><text:tab/></text:span><text:span text:style-name="T13">x,y : entiers</text:span></text:p>
              <text:p text:style-name="P1"><text:span text:style-name="T12">DEBUT</text:span></text:p>
              <text:p text:style-name="P13"><text:span text:style-name="T13"><text:tab/></text:span><text:span text:style-name="T13">AFFICHER « Saisir 2 entiers »</text:span></text:p>
              <text:p text:style-name="P13"><text:span text:style-name="T13"><text:tab/></text:span><text:span text:style-name="T13">SAISIR <text:s/>x,y </text:span></text:p>
              <text:p text:style-name="P13"><text:span text:style-name="T13"><text:tab/></text:span><text:span text:style-name="T12">SI </text:span><text:span text:style-name="T13">x &gt; y</text:span></text:p>
              <text:p text:style-name="P13"><text:span text:style-name="T13"><text:tab/></text:span><text:span text:style-name="T13"> <text:s text:c="2"/></text:span><text:span text:style-name="T12">ALORS </text:span></text:p>
              <text:p text:style-name="P13"><text:span text:style-name="T13"><text:tab/></text:span><text:span text:style-name="T13"><text:tab/></text:span><text:span text:style-name="T13">AFFICHER x – y</text:span></text:p>
              <text:p text:style-name="P13"><text:span text:style-name="T13"><text:tab/></text:span><text:span text:style-name="T13"> <text:s text:c="2"/></text:span><text:span text:style-name="T12">SINON </text:span></text:p>
              <text:p text:style-name="P13"><text:span text:style-name="T13"><text:tab/></text:span><text:span text:style-name="T13"><text:tab/></text:span><text:span text:style-name="T13">AFFICHER y – x</text:span></text:p>
              <text:p text:style-name="P13"><text:span text:style-name="T12"><text:tab/></text:span><text:span text:style-name="T12">FINSI</text:span></text:p>
              <text:p text:style-name="P1"><text:span text:style-name="T12">FIN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0" anim:sub-item="text" smil:attributeName="visibility" smil:to="visible"/>
                  <anim:animate smil:dur="0.5s" smil:fill="hold" smil:targetElement="id100" anim:sub-item="text" smil:attributeName="x" smil:values="x;x" smil:keyTimes="0;1" smil:additive="base"/>
                  <anim:animate smil:dur="0.5s" smil:fill="hold" smil:targetElement="id100" anim:sub-item="text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1" anim:sub-item="text" smil:attributeName="visibility" smil:to="visible"/>
                  <anim:animate smil:dur="0.5s" smil:fill="hold" smil:targetElement="id101" anim:sub-item="text" smil:attributeName="x" smil:values="x;x" smil:keyTimes="0;1" smil:additive="base"/>
                  <anim:animate smil:dur="0.5s" smil:fill="hold" smil:targetElement="id101" anim:sub-item="text" smil:attributeName="y" smil:values="1+height/2;y" smil:keyTimes="0;1" smil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 smil:additive="base"/>
                  <anim:animate smil:dur="0.5s" smil:fill="hold" smil:targetElement="id102" smil:attributeName="y" smil:values="1+height/2;y" smil:keyTimes="0;1" smil:additive="base"/>
                </anim:par>
              </anim:par>
            </anim:par>
          </anim:seq>
        </anim:par>
        <presentation:notes draw:style-name="dp3">
          <draw:page-thumbnail draw:style-name="gr1" draw:layer="layout" svg:width="12.25cm" svg:height="9.5cm" svg:x="3.259cm" svg:y="2.636cm" draw:page-number="25" presentation:class="page"/>
          <draw:frame presentation:style-name="pr6" draw:layer="layout" svg:width="12.975cm" svg:height="10.546cm" svg:x="2.904cm" svg:y="13.059cm" presentation:class="notes" presentation:placeholder="true">
            <draw:text-box/>
          </draw:frame>
        </presentation:notes>
      </draw:page>
      <draw:page draw:name="page26" draw:style-name="dp1" draw:master-page-name="lyt-darkblue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Sommaire</text:p>
              </text:list-header>
            </text:list>
          </draw:text-box>
        </draw:frame>
        <draw:frame presentation:style-name="pr11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header>
                <text:p text:style-name="P8"><text:tab/><text:span text:style-name="T8">1- Structures conditionnelles</text:span></text:p>
                <text:p text:style-name="P8"><text:tab/><text:span text:style-name="T9">2- Structures alternatives</text:span></text:p>
              </text:list-header>
            </text:list>
            <text:list text:style-name="L4">
              <text:list-header>
                <text:p text:style-name="P8"><text:span text:style-name="T8"><text:tab/></text:span><text:span text:style-name="T7">3 – Tests imbriqués</text:span></text:p>
              </text:list-header>
            </text:list>
            <text:list text:style-name="L5">
              <text:list-header>
                <text:p text:style-name="P8"><text:span text:style-name="T9"><text:tab/></text:span><text:span text:style-name="T9">4- Structure choix multiple</text:span></text:p>
                <text:p text:style-name="P7"><text:span text:style-name="T9"/></text:p>
              </text:list-header>
            </text:list>
          </draw:text-box>
        </draw:frame>
        <presentation:notes draw:style-name="dp3">
          <draw:page-thumbnail draw:style-name="gr1" draw:layer="layout" svg:width="12.25cm" svg:height="9.5cm" svg:x="3.259cm" svg:y="2.636cm" draw:page-number="26" presentation:class="page"/>
          <draw:frame presentation:style-name="pr6" draw:layer="layout" svg:width="12.975cm" svg:height="10.546cm" svg:x="2.904cm" svg:y="13.059cm" presentation:class="notes" presentation:placeholder="true">
            <draw:text-box/>
          </draw:frame>
        </presentation:notes>
      </draw:page>
      <draw:page draw:name="page27" draw:style-name="dp1" draw:master-page-name="lyt-darkblue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2" draw:layer="layout" svg:width="21.401cm" svg:height="14.209cm" svg:x="2.499cm" svg:y="2.124cm" presentation:class="outline" presentation:user-transformed="true">
          <draw:text-box>
            <text:list text:style-name="L3">
              <text:list-header>
                <text:p text:style-name="P17"><text:span text:style-name="T2">Graphiquement, on peut très facilement représenter un SI comme un aiguillage de chemin de fer. </text:span></text:p>
                <text:p text:style-name="P17"><text:span text:style-name="T2">Un SI ouvre donc deux voies, correspondant à 2 traitements différents. </text:span></text:p>
                <text:p text:style-name="P17"><text:span text:style-name="T2">Mais il y a des tas de situations où 2 voies ne suffisent pas. </text:span></text:p>
                <text:p text:style-name="P17"><text:span text:style-name="T2"/></text:p>
                <text:p text:style-name="P17"><text:span text:style-name="T2"/></text:p>
                <text:p text:style-name="P17"><text:span text:style-name="T2"/></text:p>
                <text:p xml:id="id103" text:id="id103" text:style-name="P17"><text:span text:style-name="T2">Exemple : </text:span></text:p>
                <text:p xml:id="id104" text:id="id104" text:style-name="P17"><text:span text:style-name="T2">Un programme doit donner l’état de l’eau selon sa température et doit pouvoir choisir entre 3 réponses possibles </text:span></text:p>
                <text:p xml:id="id105" text:id="id105" text:style-name="P19"><text:span text:style-name="T2"><text:tab/></text:span><text:span text:style-name="T2">(solide, liquide ou gazeuse).</text:span></text:p>
              </text:list-header>
            </text:list>
          </draw:text-box>
        </draw:frame>
        <draw:frame presentation:style-name="pr14" draw:text-style-name="P2" draw:layer="layout" svg:width="21.59cm" svg:height="1.527cm" svg:x="1.698cm" svg:y="0cm" presentation:class="title" presentation:user-transformed="true">
          <draw:text-box>
            <text:list text:style-name="L1">
              <text:list-header>
                <text:p text:style-name="P1"><text:span text:style-name="T2">3- Tests imbriqué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3" anim:sub-item="text" smil:attributeName="visibility" smil:to="visible"/>
                  <anim:animate smil:dur="0.5s" smil:fill="hold" smil:targetElement="id103" anim:sub-item="text" smil:attributeName="x" smil:values="x;x" smil:keyTimes="0;1"/>
                  <anim:animate smil:dur="0.5s" smil:fill="hold" smil:targetElement="id10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4" anim:sub-item="text" smil:attributeName="visibility" smil:to="visible"/>
                  <anim:animate smil:dur="0.5s" smil:fill="hold" smil:targetElement="id104" anim:sub-item="text" smil:attributeName="x" smil:values="x;x" smil:keyTimes="0;1"/>
                  <anim:animate smil:dur="0.5s" smil:fill="hold" smil:targetElement="id10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5" anim:sub-item="text" smil:attributeName="visibility" smil:to="visible"/>
                  <anim:animate smil:dur="0.5s" smil:fill="hold" smil:targetElement="id105" anim:sub-item="text" smil:attributeName="x" smil:values="x;x" smil:keyTimes="0;1"/>
                  <anim:animate smil:dur="0.5s" smil:fill="hold" smil:targetElement="id105" anim:sub-item="text" smil:attributeName="y" smil:values="1+height/2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25cm" svg:height="9.5cm" svg:x="3.259cm" svg:y="2.636cm" draw:page-number="27" presentation:class="page"/>
          <draw:frame presentation:style-name="pr6" draw:layer="layout" svg:width="12.975cm" svg:height="10.546cm" svg:x="2.904cm" svg:y="13.059cm" presentation:class="notes" presentation:placeholder="true">
            <draw:text-box/>
          </draw:frame>
        </presentation:notes>
      </draw:page>
      <draw:page draw:name="page28" draw:style-name="dp1" draw:master-page-name="lyt-darkblue" presentation:presentation-page-layout-name="AL2T1" presentation:use-footer-name="ftr1" presentation:use-date-time-name="dtd1">
        <office:forms form:automatic-focus="false" form:apply-design-mode="false"/>
        <draw:frame presentation:style-name="pr23" draw:text-style-name="P2" draw:layer="layout" svg:width="21.59cm" svg:height="1.924cm" svg:x="1.901cm" svg:y="-0.001cm" presentation:class="title" presentation:user-transformed="true">
          <draw:text-box>
            <text:list text:style-name="L1">
              <text:list-header>
                <text:p text:style-name="P1"><text:span text:style-name="T2">Version 1</text:span></text:p>
              </text:list-header>
            </text:list>
          </draw:text-box>
        </draw:frame>
        <draw:frame presentation:style-name="pr24" draw:text-style-name="P2" draw:layer="layout" svg:width="20.5cm" svg:height="14.208cm" svg:x="2.5cm" svg:y="2.292cm" presentation:class="outline" presentation:user-transformed="true">
          <draw:text-box>
            <text:list text:style-name="L3">
              <text:list-header>
                <text:p text:style-name="P4"><text:span text:style-name="T11">Une première solution serait la suivante :</text:span></text:p>
              </text:list-header>
            </text:list>
            <text:list text:style-name="L7">
              <text:list-header>
                <text:p text:style-name="P4"><text:span text:style-name="T13">VAR Temperature : Entier</text:span></text:p>
                <text:p text:style-name="P4"><text:span text:style-name="T13">DEBUT</text:span><text:span text:style-name="T13"><text:line-break/></text:span><text:span text:style-name="T13"> <text:s text:c="2"/>AFFICHER <text:s/>"Entrez la température de l’eau :"</text:span><text:span text:style-name="T13"><text:line-break/></text:span><text:span text:style-name="T13"> <text:s text:c="2"/>SAISIR <text:s/>Temperature</text:span><text:span text:style-name="T13"><text:line-break/></text:span><text:span text:style-name="T13"> <text:s text:c="2"/>SI Temperature &lt;= 0 </text:span></text:p>
                <text:p text:style-name="P4"><text:span text:style-name="T13"><text:s text:c="8"/></text:span><text:span text:style-name="T13">ALORS AFFICHER <text:s/>"C’est de la glace"</text:span><text:span text:style-name="T13"><text:line-break/></text:span><text:span text:style-name="T13"> <text:s text:c="2"/>FINSI</text:span><text:span text:style-name="T13"><text:line-break/></text:span><text:span text:style-name="T13"> <text:s text:c="2"/>SI Temperature &gt; 0 ET Temperature &lt; 100 </text:span></text:p>
                <text:p text:style-name="P4"><text:span text:style-name="T13"><text:s text:c="8"/></text:span><text:span text:style-name="T13">ALORS <text:s/>AFFICHER "C’est du liquide"</text:span><text:span text:style-name="T13"><text:line-break/></text:span><text:span text:style-name="T13"> <text:s text:c="2"/>FINSI</text:span><text:span text:style-name="T13"><text:line-break/></text:span><text:span text:style-name="T13"> <text:s text:c="2"/>SI Temperature &gt;= 100 </text:span></text:p>
                <text:p text:style-name="P4"><text:span text:style-name="T13"><text:s text:c="8"/></text:span><text:span text:style-name="T13">ALORS AFFICHER "C’est de la vapeur"</text:span><text:span text:style-name="T13"><text:line-break/></text:span><text:span text:style-name="T13"> <text:s text:c="2"/>FINSI</text:span></text:p>
                <text:p text:style-name="P4"><text:span text:style-name="T13">FIN</text:span></text:p>
              </text:list-header>
            </text:list>
          </draw:text-box>
        </draw:frame>
        <presentation:notes draw:style-name="dp3">
          <draw:page-thumbnail draw:style-name="gr1" draw:layer="layout" svg:width="12.25cm" svg:height="9.5cm" svg:x="3.259cm" svg:y="2.636cm" draw:page-number="28" presentation:class="page"/>
          <draw:custom-shape draw:style-name="gr14" draw:text-style-name="P32" draw:layer="layout" svg:width="8.898cm" svg:height="7.993cm" svg:x="4.102cm" svg:y="14cm">
            <text:list text:style-name="L15">
              <text:list-item>
                <text:p text:style-name="P18"><text:span text:style-name="T32">un peu laborieux ! </text:span></text:p>
              </text:list-item>
            </text:list>
            <text:list text:style-name="L8">
              <text:list-header>
                <text:p text:style-name="P18"><text:span text:style-name="T32">- Les conditions se ressemblent </text:span></text:p>
                <text:p text:style-name="P18"><text:span text:style-name="T32">- on oblige la machine à examiner 3 tests successifs alors que tous portent sur la même variable : la température de l'eau</text:span></text:p>
                <text:p text:style-name="P9"><text:span text:style-name="T32"/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lyt-darkblue" presentation:presentation-page-layout-name="AL2T1" presentation:use-footer-name="ftr1" presentation:use-date-time-name="dtd1">
        <office:forms form:automatic-focus="false" form:apply-design-mode="false"/>
        <draw:frame presentation:style-name="pr25" draw:text-style-name="P2" draw:layer="layout" svg:width="23.001cm" svg:height="13.609cm" svg:x="0.899cm" svg:y="0.722cm" presentation:class="outline" presentation:user-transformed="true">
          <draw:text-box>
            <text:list text:style-name="L3">
              <text:list-header>
                <text:p text:style-name="P33"><text:span text:style-name="T11">Il serait ainsi bien plus rationnel d’</text:span><text:span text:style-name="T10">imbriquer</text:span><text:span text:style-name="T11"> les tests ainsi :</text:span></text:p>
              </text:list-header>
            </text:list>
            <text:list text:style-name="L7">
              <text:list-header>
                <text:p text:style-name="P33"><text:span text:style-name="T12">VAR</text:span></text:p>
                <text:p text:style-name="P34"><text:span text:style-name="T13"><text:s/></text:span><text:span text:style-name="T13"><text:tab/></text:span><text:span text:style-name="T13">Temperature </text:span><text:span text:style-name="T12">: Entier</text:span></text:p>
                <text:p text:style-name="P33"><text:span text:style-name="T12">DEBUT</text:span><text:span text:style-name="T12"><text:line-break/></text:span><text:span text:style-name="T13"> <text:s text:c="2"/>AFFICHER "Entrez la température de l’eau :"</text:span><text:span text:style-name="T13"><text:line-break/></text:span><text:span text:style-name="T13"> <text:s text:c="2"/>SAISIR Temperature</text:span><text:span text:style-name="T13"><text:line-break/></text:span><text:span text:style-name="T13"> <text:s text:c="2"/></text:span><text:span text:style-name="T12">SI</text:span><text:span text:style-name="T13"> Temperature &lt;= 0 </text:span></text:p>
                <text:p xml:id="id106" text:id="id106" text:style-name="P34"><text:span text:style-name="T13"><text:tab/></text:span><text:span text:style-name="T13"> <text:s text:c="2"/></text:span><text:span text:style-name="T12">ALORS</text:span><text:span text:style-name="T12"><text:line-break/></text:span><text:span text:style-name="T12">  <text:s text:c="7"/>AFFICHER</text:span><text:span text:style-name="T13"> "C’est de la glace"</text:span><text:span text:style-name="T13"><text:line-break/></text:span><text:span text:style-name="T13"> <text:s text:c="2"/></text:span><text:span text:style-name="T12">SINON</text:span><text:span text:style-name="T12"><text:line-break/></text:span><text:span text:style-name="T12">  <text:s text:c="7"/>SI</text:span><text:span text:style-name="T13"> Temperature &lt; 100 </text:span></text:p>
                <text:p xml:id="id107" text:id="id107" text:style-name="P34"><text:span text:style-name="T13"><text:s text:c="6"/></text:span><text:span text:style-name="T13"><text:tab/></text:span><text:span text:style-name="T13"><text:tab/></text:span><text:span text:style-name="T13"> <text:s text:c="4"/></text:span><text:span text:style-name="T12">ALORS</text:span><text:span text:style-name="T12"><text:line-break/></text:span><text:span text:style-name="T12">    <text:s text:c="9"/>AFFICHER</text:span><text:span text:style-name="T13"> "C’est du liquide"</text:span><text:span text:style-name="T13"><text:line-break/></text:span><text:span text:style-name="T12">  <text:s text:c="7"/>SINON</text:span><text:span text:style-name="T12"><text:line-break/></text:span><text:span text:style-name="T12">    <text:s text:c="9"/>AFFICHER</text:span><text:span text:style-name="T13"> "C’est de la vapeur"</text:span><text:span text:style-name="T13"><text:line-break/></text:span><text:span text:style-name="T12">  <text:s text:c="7"/>FINSI</text:span><text:span text:style-name="T12"><text:line-break/></text:span><text:span text:style-name="T13"> <text:s text:c="2"/></text:span><text:span text:style-name="T12">FINSI</text:span></text:p>
                <text:p xml:id="id108" text:id="id108" text:style-name="P33"><text:span text:style-name="T12">FIN</text:span></text:p>
              </text:list-header>
            </text:list>
          </draw:text-box>
        </draw:frame>
        <draw:custom-shape draw:style-name="gr15" draw:text-style-name="P2" xml:id="id109" draw:id="id109" draw:layer="layout" svg:width="16.999cm" svg:height="2.395cm" svg:x="7.501cm" svg:y="15.105cm">
          <text:list text:style-name="L15">
            <text:list-item>
              <text:p text:style-name="P35"><text:span text:style-name="T14">2</text:span><text:span text:style-name="T33">ème</text:span><text:span text:style-name="T14"> version <text:s/></text:span><text:span text:style-name="T14"><text:tab/></text:span><text:span text:style-name="T14">: plus simple à écrire et plus lisible</text:span></text:p>
            </text:list-item>
          </text:list>
          <text:list text:style-name="L16">
            <text:list-item>
              <text:list>
                <text:list-item>
                  <text:list>
                    <text:list-header>
                      <text:p text:style-name="P36"><text:span text:style-name="T34"><text:tab/></text:span><text:span text:style-name="T34">: <text:s/>plus performante à l’exécution.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6" anim:sub-item="text" smil:attributeName="visibility" smil:to="visible"/>
                  <anim:animate smil:dur="0.5s" smil:fill="hold" smil:targetElement="id106" anim:sub-item="text" smil:attributeName="x" smil:values="x;x" smil:keyTimes="0;1"/>
                  <anim:animate smil:dur="0.5s" smil:fill="hold" smil:targetElement="id10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7" anim:sub-item="text" smil:attributeName="visibility" smil:to="visible"/>
                  <anim:animate smil:dur="0.5s" smil:fill="hold" smil:targetElement="id107" anim:sub-item="text" smil:attributeName="x" smil:values="x;x" smil:keyTimes="0;1"/>
                  <anim:animate smil:dur="0.5s" smil:fill="hold" smil:targetElement="id10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8" anim:sub-item="text" smil:attributeName="visibility" smil:to="visible"/>
                  <anim:animate smil:dur="0.5s" smil:fill="hold" smil:targetElement="id108" anim:sub-item="text" smil:attributeName="x" smil:values="x;x" smil:keyTimes="0;1"/>
                  <anim:animate smil:dur="0.5s" smil:fill="hold" smil:targetElement="id10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05s" smil:fill="hold" smil:targetElement="id109" smil:attributeName="visibility" smil:to="visible"/>
                  <anim:animate smil:dur="0.5s" smil:fill="hold" smil:targetElement="id109" smil:attributeName="x" smil:values="x-.2;x" smil:keyTimes="0;1"/>
                  <anim:animate smil:dur="0.5s" smil:fill="hold" smil:targetElement="id109" smil:attributeName="y" smil:values="y;y" smil:keyTimes="0;1"/>
                  <anim:transitionFilter smil:dur="0.5s" smil:targetElement="id109" smil:type="barWipe" smil:subtype="leftToRight" smil:direction="reverse"/>
                </anim:par>
              </anim:par>
            </anim:par>
          </anim:seq>
        </anim:par>
        <presentation:notes draw:style-name="dp3">
          <draw:page-thumbnail draw:style-name="gr1" draw:layer="layout" svg:width="12.25cm" svg:height="9.5cm" svg:x="3.259cm" svg:y="2.636cm" draw:page-number="29" presentation:class="page"/>
          <draw:custom-shape draw:style-name="gr16" draw:text-style-name="P38" draw:layer="layout" svg:width="8.498cm" svg:height="11.946cm" svg:x="4.502cm" svg:y="12.983cm">
            <text:list text:style-name="L15">
              <text:list-item>
                <text:p text:style-name="P37"><text:span text:style-name="T32"><text:s/></text:span><text:span text:style-name="T32">au lieu de taper 3 conditions, dont une composée, on n’a plus que 3 conditions simples. </text:span></text:p>
              </text:list-item>
              <text:list-item>
                <text:p text:style-name="P37"><text:span text:style-name="T32">Mais aussi, et surtout, économies sur le temps d’exécution de l’ordinateur. Si la température est inférieure à 0, celui-ci écrit dorénavant « C’est de la glace » et passe </text:span><text:span text:style-name="T35">directement</text:span><text:span text:style-name="T32"> à la fin, sans être ralenti par l’examen d’autres possibilités (forcément fausses). </text:span></text:p>
              </text:list-item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lyt-darkblue" presentation:presentation-page-layout-name="AL2T1" presentation:use-footer-name="ftr1" presentation:use-date-time-name="dtd1">
        <office:forms form:automatic-focus="false" form:apply-design-mode="false"/>
        <draw:frame presentation:style-name="pr23" draw:text-style-name="P2" draw:layer="layout" svg:width="21.59cm" svg:height="1.924cm" svg:x="1.901cm" svg:y="-0.001cm" presentation:class="title" presentation:user-transformed="true">
          <draw:text-box>
            <text:list text:style-name="L1">
              <text:list-header>
                <text:p text:style-name="P1"><text:span text:style-name="T2">Version 3</text:span></text:p>
              </text:list-header>
            </text:list>
          </draw:text-box>
        </draw:frame>
        <draw:frame presentation:style-name="pr25" draw:text-style-name="P2" draw:layer="layout" svg:width="23.001cm" svg:height="13.609cm" svg:x="1.499cm" svg:y="2cm" presentation:class="outline" presentation:user-transformed="true">
          <draw:text-box>
            <text:list text:style-name="L3">
              <text:list-header>
                <text:p text:style-name="P33"><text:span text:style-name="T11">On peut simplifier l'écriture en contractant les structures SI imbriqués :</text:span></text:p>
              </text:list-header>
            </text:list>
            <text:list text:style-name="L7">
              <text:list-header>
                <text:p xml:id="id110" text:id="id110" text:style-name="P33"><text:span text:style-name="T12">VAR</text:span></text:p>
                <text:p xml:id="id111" text:id="id111" text:style-name="P34"><text:span text:style-name="T13"><text:s/></text:span><text:span text:style-name="T13"><text:tab/></text:span><text:span text:style-name="T13"> <text:s text:c="2"/></text:span><text:span text:style-name="T13">Temperature </text:span><text:span text:style-name="T12">: Entier</text:span></text:p>
                <text:p xml:id="id112" text:id="id112" text:style-name="P33"><text:span text:style-name="T12">DEBUT</text:span><text:span text:style-name="T12"><text:line-break/></text:span><text:span text:style-name="T13"> <text:s text:c="2"/>AFFICHER "Entrez la température de l’eau :"</text:span><text:span text:style-name="T13"><text:line-break/></text:span><text:span text:style-name="T13"> <text:s text:c="2"/>SAISIR Temperature</text:span><text:span text:style-name="T13"><text:line-break/></text:span><text:span text:style-name="T13"> <text:s text:c="2"/></text:span><text:span text:style-name="T12">SI</text:span><text:span text:style-name="T13"> Temperature &lt;= 0 </text:span></text:p>
                <text:p xml:id="id113" text:id="id113" text:style-name="P34"><text:span text:style-name="T13"><text:tab/></text:span><text:span text:style-name="T13"> <text:s text:c="2"/></text:span><text:span text:style-name="T12">ALORS</text:span><text:span text:style-name="T12"><text:line-break/></text:span><text:span text:style-name="T12">  <text:s text:c="7"/>AFFICHER</text:span><text:span text:style-name="T13"> "C’est de la glace"</text:span><text:span text:style-name="T13"><text:line-break/></text:span><text:span text:style-name="T13"> <text:s text:c="2"/></text:span><text:span text:style-name="T12">SINON SI</text:span><text:span text:style-name="T13"> Temperature &lt; 100 </text:span></text:p>
                <text:p xml:id="id114" text:id="id114" text:style-name="P34"><text:span text:style-name="T13"><text:s text:c="6"/></text:span><text:span text:style-name="T13"><text:tab/></text:span><text:span text:style-name="T13"><text:tab/></text:span><text:span text:style-name="T13"> <text:s text:c="10"/></text:span><text:span text:style-name="T12">ALORS</text:span><text:span text:style-name="T12"><text:line-break/></text:span><text:span text:style-name="T12">    <text:s text:c="18"/>AFFICHER</text:span><text:span text:style-name="T13"> "C’est du liquide"</text:span><text:span text:style-name="T13"><text:line-break/></text:span><text:span text:style-name="T12">  <text:s text:c="13"/>SINON</text:span><text:span text:style-name="T12"><text:line-break/></text:span><text:span text:style-name="T12">    <text:s text:c="18"/>AFFICHER</text:span><text:span text:style-name="T13"> "C’est de la vapeur"</text:span><text:span text:style-name="T12"><text:line-break/></text:span><text:span text:style-name="T13"> <text:s text:c="2"/></text:span><text:span text:style-name="T12">FINSI</text:span></text:p>
                <text:p xml:id="id115" text:id="id115" text:style-name="P33"><text:span text:style-name="T12">FIN</text:span></text:p>
              </text:list-header>
            </text:list>
          </draw:text-box>
        </draw:frame>
        <draw:custom-shape draw:style-name="gr11" draw:text-style-name="P29" xml:id="id116" draw:id="id116" draw:layer="layout" svg:width="11.5cm" svg:height="2.5cm" svg:x="10.5cm" svg:y="15.5cm">
          <text:p text:style-name="P28"><text:span text:style-name="T24">Il n'y a plus qu'un seul FINSI</text:span></text:p>
          <draw:enhanced-geometry svg:viewBox="0 0 21600 21600" draw:text-areas="800 800 20800 20800" draw:type="round-rectangular-callout" draw:modifiers="-7405.33866620294 1347.30107956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0" anim:sub-item="text" smil:attributeName="visibility" smil:to="visible"/>
                  <anim:animate smil:dur="0.5s" smil:fill="hold" smil:targetElement="id110" anim:sub-item="text" smil:attributeName="x" smil:values="x;x" smil:keyTimes="0;1"/>
                  <anim:animate smil:dur="0.5s" smil:fill="hold" smil:targetElement="id11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1" anim:sub-item="text" smil:attributeName="visibility" smil:to="visible"/>
                  <anim:animate smil:dur="0.5s" smil:fill="hold" smil:targetElement="id111" anim:sub-item="text" smil:attributeName="x" smil:values="x;x" smil:keyTimes="0;1"/>
                  <anim:animate smil:dur="0.5s" smil:fill="hold" smil:targetElement="id11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2" anim:sub-item="text" smil:attributeName="visibility" smil:to="visible"/>
                  <anim:animate smil:dur="0.5s" smil:fill="hold" smil:targetElement="id112" anim:sub-item="text" smil:attributeName="x" smil:values="x;x" smil:keyTimes="0;1"/>
                  <anim:animate smil:dur="0.5s" smil:fill="hold" smil:targetElement="id11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3" anim:sub-item="text" smil:attributeName="visibility" smil:to="visible"/>
                  <anim:animate smil:dur="0.5s" smil:fill="hold" smil:targetElement="id113" anim:sub-item="text" smil:attributeName="x" smil:values="x;x" smil:keyTimes="0;1"/>
                  <anim:animate smil:dur="0.5s" smil:fill="hold" smil:targetElement="id11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4" anim:sub-item="text" smil:attributeName="visibility" smil:to="visible"/>
                  <anim:animate smil:dur="0.5s" smil:fill="hold" smil:targetElement="id114" anim:sub-item="text" smil:attributeName="x" smil:values="x;x" smil:keyTimes="0;1"/>
                  <anim:animate smil:dur="0.5s" smil:fill="hold" smil:targetElement="id11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5" anim:sub-item="text" smil:attributeName="visibility" smil:to="visible"/>
                  <anim:animate smil:dur="0.5s" smil:fill="hold" smil:targetElement="id115" anim:sub-item="text" smil:attributeName="x" smil:values="x;x" smil:keyTimes="0;1"/>
                  <anim:animate smil:dur="0.5s" smil:fill="hold" smil:targetElement="id11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116" smil:attributeName="visibility" smil:to="visible"/>
                  <anim:animate smil:begin="0s" smil:dur="0.5s" smil:fill="hold" smil:decelerate="0.5" smil:targetElement="id116" smil:attributeName="rotate" smil:values="-90;0" smil:keyTimes="0;1"/>
                  <anim:animate smil:begin="0s" smil:dur="0.5s" smil:fill="hold" smil:decelerate="0.5" smil:targetElement="id116" smil:attributeName="width" smil:values="width;width*.05" smil:keyTimes="0;1"/>
                  <anim:animate smil:begin="0.5s" smil:dur="0.5s" smil:fill="hold" smil:accelerate="0.5" smil:targetElement="id116" smil:attributeName="width" smil:values="width*.05;width" smil:keyTimes="0;1"/>
                  <anim:animate smil:dur="1s" smil:fill="hold" smil:targetElement="id116" smil:attributeName="height" smil:values="height;height" smil:keyTimes="0;1"/>
                  <anim:animate smil:begin="0s" smil:dur="0.5s" smil:fill="hold" smil:decelerate="0.5" smil:targetElement="id116" smil:attributeName="x" smil:values="x+.4;x" smil:keyTimes="0;1"/>
                  <anim:animate smil:begin="0s" smil:dur="0.5s" smil:fill="hold" smil:decelerate="0.5" smil:targetElement="id116" smil:attributeName="y" smil:values="y-.2;y+.1" smil:keyTimes="0;1"/>
                  <anim:animate smil:begin="0.5s" smil:dur="0.5s" smil:fill="hold" smil:accelerate="0.5" smil:targetElement="id116" smil:attributeName="y" smil:values="y+.1;y" smil:keyTimes="0;1"/>
                  <anim:transitionFilter smil:begin="0s" smil:dur="1s" smil:decelerate="0.5" smil:targetElement="id116" smil:type="fade" smil:subtype="crossfade"/>
                </anim:par>
              </anim:par>
            </anim:par>
          </anim:seq>
        </anim:par>
        <presentation:notes draw:style-name="dp3">
          <draw:page-thumbnail draw:style-name="gr1" draw:layer="layout" svg:width="12.25cm" svg:height="9.5cm" svg:x="3.259cm" svg:y="2.636cm" draw:page-number="30" presentation:class="page"/>
          <draw:custom-shape draw:style-name="gr17" draw:text-style-name="P39" draw:layer="layout" svg:width="8.898cm" svg:height="7.993cm" svg:x="4.102cm" svg:y="14cm">
            <text:list text:style-name="L15">
              <text:list-item>
                <text:p text:style-name="P18"><text:span text:style-name="T32">un peu laborieux ! </text:span></text:p>
              </text:list-item>
            </text:list>
            <text:list text:style-name="L8">
              <text:list-header>
                <text:p text:style-name="P18"><text:span text:style-name="T32">- Les conditions se ressemblent </text:span></text:p>
                <text:p text:style-name="P18"><text:span text:style-name="T32">- on oblige la machine à examiner 3 tests successifs alors que tous portent sur la même variable : la température de l'eau</text:span></text:p>
                <text:p text:style-name="P9"><text:span text:style-name="T32"/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lyt-darkblue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2" draw:layer="layout" svg:width="25.4cm" svg:height="13.335cm" svg:x="0cm" svg:y="1.525cm" presentation:class="outline" presentation:user-transformed="true">
          <draw:text-box>
            <text:list text:style-name="L10">
              <text:list-header>
                <text:p text:style-name="P12"><text:span text:style-name="T16"/></text:p>
                <text:p text:style-name="P12"><text:span text:style-name="T16"/></text:p>
              </text:list-header>
            </text:list>
          </draw:text-box>
        </draw:frame>
        <draw:custom-shape draw:style-name="gr5" draw:text-style-name="P40" draw:layer="layout" svg:width="23.402cm" svg:height="12.119cm" svg:x="1cm" svg:y="1.5cm">
          <text:list text:style-name="L8">
            <text:list-header>
              <text:p text:style-name="P1"><text:span text:style-name="T17">Exercice :</text:span></text:p>
            </text:list-header>
            <text:list-item>
              <text:p text:style-name="P1"><text:span text:style-name="T17">Reprise du programme calculatrice</text:span></text:p>
            </text:list-item>
            <text:list-item>
              <text:p text:style-name="P1"><text:span text:style-name="T17"/></text:p>
              <text:p text:style-name="P1"><text:span text:style-name="T14">Modifier l'algorithme qui demande de saisir deux nombres à l'utilisateur ainsi qu’une lettre représentant l'opération à effectuer suivant la cahier des charges suivant :</text:span></text:p>
            </text:list-item>
            <text:list-item>
              <text:p text:style-name="P1"><text:span text:style-name="T14"/></text:p>
              <text:p text:style-name="P1"><text:span text:style-name="T14">Si la lettre est </text:span><text:span text:style-name="T17">s</text:span><text:span text:style-name="T14"> ou </text:span><text:span text:style-name="T17">S</text:span><text:span text:style-name="T14"> (comme somme), la somme doit être calculée et affichée.</text:span></text:p>
            </text:list-item>
            <text:list-item>
              <text:p text:style-name="P1"><text:span text:style-name="T14"/></text:p>
              <text:p text:style-name="P1"><text:span text:style-name="T14">Si la lettre est un </text:span><text:span text:style-name="T17">p ou P</text:span><text:span text:style-name="T14">, le produit doit être calculé et affiché.</text:span></text:p>
            </text:list-item>
            <text:list-item>
              <text:p text:style-name="P1"><text:span text:style-name="T14"/></text:p>
            </text:list-item>
            <text:list-item>
              <text:p text:style-name="P1"><text:span text:style-name="T14">Dans tout autre cas, afficher un message d'erreur.</text:span></text:p>
            </text:list-item>
            <text:list-item>
              <text:p text:style-name="P1"><text:span text:style-name="T14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" draw:layer="layout" svg:width="12.25cm" svg:height="9.5cm" svg:x="3.259cm" svg:y="2.636cm" draw:page-number="31" presentation:class="page"/>
          <draw:frame presentation:style-name="pr19" draw:text-style-name="P41" draw:layer="layout" svg:width="12.975cm" svg:height="15.217cm" svg:x="2.904cm" svg:y="13.059cm" presentation:class="notes" presentation:user-transformed="true">
            <draw:text-box>
              <text:p text:style-name="P1"><text:span text:style-name="T28">PROGRAMME </text:span><text:span text:style-name="T29">calculatrice</text:span></text:p>
              <text:p text:style-name="P1"><text:span text:style-name="T28">VAR</text:span></text:p>
              <text:p text:style-name="P1"><text:span text:style-name="T29"><text:s text:c="5"/></text:span><text:span text:style-name="T29">nb1,nb2, res: entiers</text:span></text:p>
              <text:p text:style-name="P1"><text:span text:style-name="T29"><text:s text:c="4"/></text:span><text:span text:style-name="T29">op : caractère</text:span></text:p>
              <text:p text:style-name="P1"><text:span text:style-name="T28">DEBUT</text:span></text:p>
              <text:p text:style-name="P1"><text:span text:style-name="T28"><text:s text:c="4"/></text:span><text:span text:style-name="T28">ECRIRE </text:span><text:span text:style-name="T29">« Saisissez deux nombres"</text:span></text:p>
              <text:p text:style-name="P1"><text:span text:style-name="T28"><text:s text:c="4"/></text:span><text:span text:style-name="T28">SAISIR </text:span><text:span text:style-name="T29">nb1, nb2</text:span></text:p>
              <text:p text:style-name="P1"><text:span text:style-name="T28"><text:s text:c="4"/></text:span><text:span text:style-name="T28">ECRIRE </text:span><text:span text:style-name="T29">"Saisissez <text:s/>l'opération voulue (s : somme- autre : produit)"</text:span></text:p>
              <text:p text:style-name="P1"><text:span text:style-name="T28"><text:s text:c="4"/></text:span><text:span text:style-name="T28">SAISIR </text:span><text:span text:style-name="T29">op</text:span></text:p>
              <text:p text:style-name="P1"><text:span text:style-name="T28"><text:s text:c="4"/></text:span><text:span text:style-name="T28">SI </text:span><text:span text:style-name="T29">op = 's' OU op='S'</text:span></text:p>
              <text:p text:style-name="P13"><text:span text:style-name="T28"><text:s text:c="4"/></text:span><text:span text:style-name="T28">ALORS </text:span><text:span text:style-name="T28"><text:tab/></text:span></text:p>
              <text:p text:style-name="P13"><text:span text:style-name="T29"><text:tab/></text:span><text:span text:style-name="T29">res ← <text:s/>nb1 + nb2</text:span></text:p>
              <text:p text:style-name="P13"><text:span text:style-name="T28"><text:tab/></text:span><text:span text:style-name="T28">ECRIRE <text:s/></text:span><text:span text:style-name="T29">"la somme de", nb1, " avec ", nb2 , "est", res</text:span></text:p>
              <text:p text:style-name="P13"><text:span text:style-name="T28"><text:s text:c="4"/></text:span><text:span text:style-name="T28">SINON </text:span></text:p>
              <text:p text:style-name="P13"><text:span text:style-name="T29"><text:s text:c="4"/></text:span><text:span text:style-name="T29"><text:tab/></text:span><text:span text:style-name="T29">res ← <text:s/>nb1 * nb2</text:span></text:p>
              <text:p text:style-name="P13"><text:span text:style-name="T28"><text:tab/></text:span><text:span text:style-name="T28">ECRIRE </text:span><text:span text:style-name="T29">"le produit est", de", nb1, " avec ", nb2 , "est", res</text:span></text:p>
              <text:p text:style-name="P1"><text:span text:style-name="T28"><text:s text:c="4"/></text:span><text:span text:style-name="T28">FINSI</text:span></text:p>
              <text:p text:style-name="P1"><text:span text:style-name="T28">FIN</text:span></text:p>
            </draw:text-box>
          </draw:frame>
        </presentation:notes>
      </draw:page>
      <draw:page draw:name="page32" draw:style-name="dp1" draw:master-page-name="lyt-darkblue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Sommaire</text:p>
              </text:list-header>
            </text:list>
          </draw:text-box>
        </draw:frame>
        <draw:frame presentation:style-name="pr11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header>
                <text:p text:style-name="P8"><text:tab/><text:span text:style-name="T8">1- Structures conditionnelles</text:span></text:p>
                <text:p text:style-name="P8"><text:tab/><text:span text:style-name="T9">2- Structures alternatives</text:span></text:p>
              </text:list-header>
            </text:list>
            <text:list text:style-name="L4">
              <text:list-header>
                <text:p text:style-name="P8"><text:span text:style-name="T8"><text:tab/></text:span><text:span text:style-name="T8">3- Tests imbriqués</text:span></text:p>
                <text:p text:style-name="P8"><text:span text:style-name="T8"><text:tab/></text:span><text:span text:style-name="T7">4- Structure choix multiple</text:span></text:p>
              </text:list-header>
            </text:list>
            <text:list text:style-name="L3">
              <text:list-header>
                <text:p text:style-name="P7"/>
              </text:list-header>
            </text:list>
          </draw:text-box>
        </draw:frame>
        <presentation:notes draw:style-name="dp3">
          <draw:page-thumbnail draw:style-name="gr1" draw:layer="layout" svg:width="12.25cm" svg:height="9.5cm" svg:x="3.259cm" svg:y="2.636cm" draw:page-number="32" presentation:class="page"/>
          <draw:frame presentation:style-name="pr6" draw:layer="layout" svg:width="12.975cm" svg:height="10.546cm" svg:x="2.904cm" svg:y="13.059cm" presentation:class="notes" presentation:placeholder="true">
            <draw:text-box/>
          </draw:frame>
        </presentation:notes>
      </draw:page>
      <draw:page draw:name="page33" draw:style-name="dp1" draw:master-page-name="lyt-darkblue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2" draw:layer="layout" svg:width="23.001cm" svg:height="14.209cm" svg:x="0.999cm" svg:y="2.291cm" presentation:class="outline" presentation:user-transformed="true">
          <draw:text-box>
            <text:list text:style-name="L3">
              <text:list-header>
                <text:p text:style-name="P42"><text:span text:style-name="T2">La structure SELON CAS…FAIRE (choix multiples)</text:span></text:p>
                <text:p text:style-name="P42"><text:span text:style-name="T2">La structure SELON permet de choisir le traitement à effectuer en fonction de la valeur ou de l'intervalle de valeur d'une variable ou d'une expression. Cette structure permet de remplacer avantageusement une succession de structures SI…ALORS.</text:span></text:p>
                <text:p text:style-name="P42"><text:span text:style-name="T2"><text:s/></text:span></text:p>
                <text:p text:style-name="P42"><text:span text:style-name="T2">La syntaxe de cette structure est :</text:span></text:p>
              </text:list-header>
            </text:list>
            <text:list text:style-name="L7">
              <text:list-header>
                <text:p text:style-name="P42"><text:span text:style-name="T5">SELON CAS </text:span><text:span text:style-name="T36">expression </text:span><text:span text:style-name="T5">FAIRE</text:span></text:p>
                <text:p text:style-name="P43"><text:span text:style-name="T36"><text:tab/></text:span><text:span text:style-name="T36">valeur1_de_l_expression : traitement 1</text:span></text:p>
                <text:p text:style-name="P43"><text:span text:style-name="T36"><text:tab/></text:span><text:span text:style-name="T36">valeur2_de_l_expression : traitement 2</text:span></text:p>
                <text:p text:style-name="P43"><text:span text:style-name="T36"><text:tab/></text:span><text:span text:style-name="T36">valeur3_de_l_expression : traitement 3</text:span></text:p>
                <text:p text:style-name="P43"><text:span text:style-name="T18"><text:tab/></text:span><text:span text:style-name="T18">…</text:span></text:p>
                <text:p text:style-name="P43"><text:span text:style-name="T18"><text:tab/></text:span><text:span text:style-name="T18">[</text:span><text:span text:style-name="T5">AUTREMENT : </text:span><text:span text:style-name="T36">traitement par défaut</text:span><text:span text:style-name="T18">]</text:span></text:p>
                <text:p text:style-name="P42"><text:span text:style-name="T5">FINSELON</text:span></text:p>
              </text:list-header>
            </text:list>
          </draw:text-box>
        </draw:frame>
        <draw:frame presentation:style-name="pr14" draw:text-style-name="P2" draw:layer="layout" svg:width="21.59cm" svg:height="1.527cm" svg:x="1.698cm" svg:y="0cm" presentation:class="title" presentation:user-transformed="true">
          <draw:text-box>
            <text:list text:style-name="L1">
              <text:list-header>
                <text:p text:style-name="P1"><text:span text:style-name="T2">4-Structure Choix multiple</text:span></text:p>
              </text:list-header>
            </text:list>
          </draw:text-box>
        </draw:frame>
        <presentation:notes draw:style-name="dp3">
          <draw:page-thumbnail draw:style-name="gr1" draw:layer="layout" svg:width="12.25cm" svg:height="9.5cm" svg:x="3.259cm" svg:y="2.636cm" draw:page-number="33" presentation:class="page"/>
          <draw:frame presentation:style-name="pr6" draw:layer="layout" svg:width="12.975cm" svg:height="10.546cm" svg:x="2.904cm" svg:y="13.059cm" presentation:class="notes" presentation:placeholder="true">
            <draw:text-box/>
          </draw:frame>
        </presentation:notes>
      </draw:page>
      <draw:page draw:name="page34" draw:style-name="dp1" draw:master-page-name="lyt-darkblue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2" draw:layer="layout" svg:width="24.902cm" svg:height="14.209cm" svg:x="0.33cm" svg:y="2.091cm" presentation:class="outline" presentation:user-transformed="true">
          <draw:text-box>
            <text:list text:style-name="L3">
              <text:list-header>
                <text:p text:style-name="P4"><text:span text:style-name="T2">Exemple1 : Les différents cas sont des valeurs littérales.</text:span></text:p>
                <text:p text:style-name="P4"><text:span text:style-name="T2">Voilà l'algorithme qui affiche le mois en toute lettre selon son numéro.</text:span></text:p>
                <text:p text:style-name="P4"><text:span text:style-name="T2">Le numéro du mois en mémorisé dans la variable entière mois.</text:span></text:p>
                <text:p text:style-name="P4"><text:span text:style-name="T2"/></text:p>
              </text:list-header>
            </text:list>
            <text:list text:style-name="L7">
              <text:list-header>
                <text:p xml:id="id117" text:id="id117" text:style-name="P5"><text:span text:style-name="T5">SAISIR <text:s/>mois</text:span><text:span text:style-name="T5"><text:tab/></text:span><text:span text:style-name="T5"><text:tab/></text:span><text:span text:style-name="T5">// mois variable de type entier</text:span></text:p>
                <text:p xml:id="id118" text:id="id118" text:style-name="P4"><text:span text:style-name="T5">SELON CAS </text:span><text:span text:style-name="T18">mois </text:span><text:span text:style-name="T5">FAIRE</text:span></text:p>
                <text:p xml:id="id119" text:id="id119" text:style-name="P5"><text:span text:style-name="T18"><text:tab/></text:span><text:span text:style-name="T18">1 : AFFICHER</text:span><text:span text:style-name="T5"> </text:span><text:span text:style-name="T18">"Janvier"</text:span></text:p>
                <text:p xml:id="id120" text:id="id120" text:style-name="P5"><text:span text:style-name="T18"><text:tab/></text:span><text:span text:style-name="T18">2 : AFFICHER</text:span><text:span text:style-name="T5"> </text:span><text:span text:style-name="T18">"Février"</text:span></text:p>
                <text:p xml:id="id121" text:id="id121" text:style-name="P5"><text:span text:style-name="T18"><text:tab/></text:span><text:span text:style-name="T18">3 : AFFICHER</text:span><text:span text:style-name="T5"> </text:span><text:span text:style-name="T18">"Mars"</text:span></text:p>
                <text:p xml:id="id122" text:id="id122" text:style-name="P5"><text:span text:style-name="T18"><text:tab/></text:span><text:span text:style-name="T18">…</text:span></text:p>
                <text:p xml:id="id123" text:id="id123" text:style-name="P5"><text:span text:style-name="T18"><text:tab/></text:span><text:span text:style-name="T18">11: AFFICHER</text:span><text:span text:style-name="T5"> </text:span><text:span text:style-name="T18">"Novembre"</text:span></text:p>
                <text:p xml:id="id124" text:id="id124" text:style-name="P5"><text:span text:style-name="T18"><text:tab/></text:span><text:span text:style-name="T18">12: AFFICHER</text:span><text:span text:style-name="T5"> </text:span><text:span text:style-name="T18">"Décembre"</text:span></text:p>
                <text:p xml:id="id125" text:id="id125" text:style-name="P5"><text:span text:style-name="T5"><text:tab/></text:span><text:span text:style-name="T5">AUTREMENT : AFFICHER</text:span><text:span text:style-name="T18"> "Un numéro de mois doit être compris entre 1 et 12"</text:span></text:p>
                <text:p xml:id="id126" text:id="id126" text:style-name="P4"><text:span text:style-name="T5">FINSELON</text:span></text:p>
              </text:list-header>
            </text:list>
          </draw:text-box>
        </draw:frame>
        <draw:frame presentation:style-name="pr14" draw:text-style-name="P2" draw:layer="layout" svg:width="21.59cm" svg:height="1.527cm" svg:x="1.698cm" svg:y="0cm" presentation:class="title" presentation:user-transformed="true">
          <draw:text-box>
            <text:list text:style-name="L1">
              <text:list-header>
                <text:p text:style-name="P1"><text:span text:style-name="T2">4-Structure Choix multiple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7" anim:sub-item="text" smil:attributeName="visibility" smil:to="visible"/>
                  <anim:animate smil:dur="0.5s" smil:fill="hold" smil:targetElement="id117" anim:sub-item="text" smil:attributeName="x" smil:values="x;x" smil:keyTimes="0;1" smil:additive="base"/>
                  <anim:animate smil:dur="0.5s" smil:fill="hold" smil:targetElement="id117" anim:sub-item="text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8" anim:sub-item="text" smil:attributeName="visibility" smil:to="visible"/>
                  <anim:animate smil:dur="0.5s" smil:fill="hold" smil:targetElement="id118" anim:sub-item="text" smil:attributeName="x" smil:values="x;x" smil:keyTimes="0;1" smil:additive="base"/>
                  <anim:animate smil:dur="0.5s" smil:fill="hold" smil:targetElement="id118" anim:sub-item="text" smil:attributeName="y" smil:values="1+height/2;y" smil:keyTimes="0;1" smil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9" anim:sub-item="text" smil:attributeName="visibility" smil:to="visible"/>
                  <anim:animate smil:dur="0.5s" smil:fill="hold" smil:targetElement="id119" anim:sub-item="text" smil:attributeName="x" smil:values="x;x" smil:keyTimes="0;1" smil:additive="base"/>
                  <anim:animate smil:dur="0.5s" smil:fill="hold" smil:targetElement="id119" anim:sub-item="text" smil:attributeName="y" smil:values="1+height/2;y" smil:keyTimes="0;1" smil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0" anim:sub-item="text" smil:attributeName="visibility" smil:to="visible"/>
                  <anim:animate smil:dur="0.5s" smil:fill="hold" smil:targetElement="id120" anim:sub-item="text" smil:attributeName="x" smil:values="x;x" smil:keyTimes="0;1" smil:additive="base"/>
                  <anim:animate smil:dur="0.5s" smil:fill="hold" smil:targetElement="id120" anim:sub-item="text" smil:attributeName="y" smil:values="1+height/2;y" smil:keyTimes="0;1" smil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1" anim:sub-item="text" smil:attributeName="visibility" smil:to="visible"/>
                  <anim:animate smil:dur="0.5s" smil:fill="hold" smil:targetElement="id121" anim:sub-item="text" smil:attributeName="x" smil:values="x;x" smil:keyTimes="0;1" smil:additive="base"/>
                  <anim:animate smil:dur="0.5s" smil:fill="hold" smil:targetElement="id121" anim:sub-item="text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2" anim:sub-item="text" smil:attributeName="visibility" smil:to="visible"/>
                  <anim:animate smil:dur="0.5s" smil:fill="hold" smil:targetElement="id122" anim:sub-item="text" smil:attributeName="x" smil:values="x;x" smil:keyTimes="0;1" smil:additive="base"/>
                  <anim:animate smil:dur="0.5s" smil:fill="hold" smil:targetElement="id122" anim:sub-item="text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3" anim:sub-item="text" smil:attributeName="visibility" smil:to="visible"/>
                  <anim:animate smil:dur="0.5s" smil:fill="hold" smil:targetElement="id123" anim:sub-item="text" smil:attributeName="x" smil:values="x;x" smil:keyTimes="0;1" smil:additive="base"/>
                  <anim:animate smil:dur="0.5s" smil:fill="hold" smil:targetElement="id123" anim:sub-item="text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4" anim:sub-item="text" smil:attributeName="visibility" smil:to="visible"/>
                  <anim:animate smil:dur="0.5s" smil:fill="hold" smil:targetElement="id124" anim:sub-item="text" smil:attributeName="x" smil:values="x;x" smil:keyTimes="0;1" smil:additive="base"/>
                  <anim:animate smil:dur="0.5s" smil:fill="hold" smil:targetElement="id124" anim:sub-item="text" smil:attributeName="y" smil:values="1+height/2;y" smil:keyTimes="0;1" smil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5" anim:sub-item="text" smil:attributeName="visibility" smil:to="visible"/>
                  <anim:animate smil:dur="0.5s" smil:fill="hold" smil:targetElement="id125" anim:sub-item="text" smil:attributeName="x" smil:values="x;x" smil:keyTimes="0;1" smil:additive="base"/>
                  <anim:animate smil:dur="0.5s" smil:fill="hold" smil:targetElement="id125" anim:sub-item="text" smil:attributeName="y" smil:values="1+height/2;y" smil:keyTimes="0;1" smil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6" anim:sub-item="text" smil:attributeName="visibility" smil:to="visible"/>
                  <anim:animate smil:dur="0.5s" smil:fill="hold" smil:targetElement="id126" anim:sub-item="text" smil:attributeName="x" smil:values="x;x" smil:keyTimes="0;1" smil:additive="base"/>
                  <anim:animate smil:dur="0.5s" smil:fill="hold" smil:targetElement="id126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3">
          <draw:page-thumbnail draw:style-name="gr1" draw:layer="layout" svg:width="12.25cm" svg:height="9.5cm" svg:x="3.259cm" svg:y="2.636cm" draw:page-number="34" presentation:class="page"/>
          <draw:frame presentation:style-name="pr6" draw:layer="layout" svg:width="12.975cm" svg:height="10.546cm" svg:x="2.904cm" svg:y="13.059cm" presentation:class="notes" presentation:placeholder="true">
            <draw:text-box/>
          </draw:frame>
        </presentation:notes>
      </draw:page>
      <draw:page draw:name="page35" draw:style-name="dp1" draw:master-page-name="lyt-darkblue" presentation:presentation-page-layout-name="AL2T1" presentation:use-footer-name="ftr1" presentation:use-date-time-name="dtd1">
        <office:forms form:automatic-focus="false" form:apply-design-mode="false"/>
        <draw:frame presentation:style-name="pr26" draw:text-style-name="P2" draw:layer="layout" svg:width="24.402cm" svg:height="17cm" svg:x="0.536cm" svg:y="0.629cm" presentation:class="outline" presentation:user-transformed="true">
          <draw:text-box>
            <text:list text:style-name="L7">
              <text:list-header>
                <text:p xml:id="id127" text:id="id127" text:style-name="P17"><text:span text:style-name="T18">SI mois <text:s/>= 1</text:span></text:p>
                <text:p xml:id="id128" text:id="id128" text:style-name="P19"><text:span text:style-name="T18"><text:tab/></text:span><text:span text:style-name="T18">ALORS <text:s/>AFFICHER</text:span><text:span text:style-name="T5"> </text:span><text:span text:style-name="T18">"Janvier"</text:span></text:p>
                <text:p xml:id="id129" text:id="id129" text:style-name="P19"><text:span text:style-name="T18"><text:tab/></text:span><text:span text:style-name="T18">SINON</text:span></text:p>
                <text:p xml:id="id130" text:id="id130" text:style-name="P19"><text:span text:style-name="T18"><text:tab/></text:span><text:span text:style-name="T18"> <text:s text:c="2"/></text:span><text:span text:style-name="T18">SI mois =2</text:span></text:p>
                <text:p xml:id="id131" text:id="id131" text:style-name="P19"><text:span text:style-name="T18"><text:tab/></text:span><text:span text:style-name="T18"> </text:span><text:span text:style-name="T18"><text:tab/></text:span><text:span text:style-name="T18">ALORS <text:s/>AFFICHER</text:span><text:span text:style-name="T5"> </text:span><text:span text:style-name="T18">"Février"</text:span></text:p>
                <text:p xml:id="id132" text:id="id132" text:style-name="P19"><text:span text:style-name="T18"><text:tab/></text:span><text:span text:style-name="T18"><text:tab/></text:span><text:span text:style-name="T18">SINON</text:span></text:p>
                <text:p xml:id="id133" text:id="id133" text:style-name="P19"><text:span text:style-name="T18"><text:tab/></text:span><text:span text:style-name="T18"> <text:s text:c="2"/></text:span><text:span text:style-name="T18"><text:tab/></text:span><text:span text:style-name="T18"> <text:s/></text:span><text:span text:style-name="T18">SI mois = 3</text:span></text:p>
                <text:p xml:id="id134" text:id="id134" text:style-name="P19"><text:span text:style-name="T18"><text:tab/></text:span><text:span text:style-name="T18"> </text:span><text:span text:style-name="T18"><text:tab/></text:span><text:span text:style-name="T18"> <text:s text:c="4"/></text:span><text:span text:style-name="T18">ALORS <text:s/>AFFICHER</text:span><text:span text:style-name="T5"> </text:span><text:span text:style-name="T18">"Mars"</text:span></text:p>
                <text:p xml:id="id135" text:id="id135" text:style-name="P19"><text:span text:style-name="T18"><text:tab/></text:span><text:span text:style-name="T18"><text:tab/></text:span><text:span text:style-name="T18"> <text:s text:c="4"/></text:span><text:span text:style-name="T18">SINON</text:span></text:p>
              </text:list-header>
              <text:list-item>
                <text:p xml:id="id136" text:id="id136" text:style-name="P19"><text:span text:style-name="T18">...</text:span></text:p>
                <text:p xml:id="id137" text:id="id137" text:style-name="P19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SI mois =12</text:span></text:p>
                <text:p text:style-name="P19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3"/></text:span><text:span text:style-name="T18">ALORS <text:s/>AFFICHER</text:span><text:span text:style-name="T5"> </text:span><text:span text:style-name="T18">" Décembre"</text:span></text:p>
                <text:p text:style-name="P19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3"/></text:span><text:span text:style-name="T18">SINON <text:s/>AFFICHER "Un numéro de mois doit être compris entre 1 et 12"</text:span></text:p>
                <text:p text:style-name="P19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FINSI</text:span></text:p>
                <text:p text:style-name="P19"><text:span text:style-name="T18"><text:tab/></text:span><text:span text:style-name="T18"><text:tab/></text:span><text:span text:style-name="T18"><text:tab/></text:span><text:span text:style-name="T18">…</text:span></text:p>
                <text:p text:style-name="P19"><text:span text:style-name="T18"><text:tab/></text:span><text:span text:style-name="T18"><text:tab/></text:span><text:span text:style-name="T18"> <text:s text:c="6"/></text:span><text:span text:style-name="T18">FINSI</text:span></text:p>
                <text:p text:style-name="P19"><text:span text:style-name="T18"><text:tab/></text:span><text:span text:style-name="T18"><text:tab/></text:span><text:span text:style-name="T18">FINSI</text:span></text:p>
                <text:p text:style-name="P19"><text:span text:style-name="T18"><text:tab/></text:span><text:span text:style-name="T18">FINSI</text:span></text:p>
                <text:p text:style-name="P17"><text:span text:style-name="T18">FINSI</text:span></text:p>
              </text:list-item>
            </text:list>
          </draw:text-box>
        </draw:frame>
        <draw:custom-shape draw:style-name="gr2" draw:text-style-name="P2" draw:layer="layout" svg:width="6.002cm" svg:height="1.785cm" svg:x="15.901cm" svg:y="2.324cm">
          <text:list text:style-name="L8">
            <text:list-header>
              <text:p text:style-name="P44"><text:span text:style-name="T37">Équivalent avec des SI imbriqué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7" anim:sub-item="text" smil:attributeName="visibility" smil:to="visible"/>
                  <anim:animate smil:dur="0.5s" smil:fill="hold" smil:targetElement="id127" anim:sub-item="text" smil:attributeName="x" smil:values="x;x" smil:keyTimes="0;1" smil:additive="base"/>
                  <anim:animate smil:dur="0.5s" smil:fill="hold" smil:targetElement="id127" anim:sub-item="text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8" anim:sub-item="text" smil:attributeName="visibility" smil:to="visible"/>
                  <anim:animate smil:dur="0.5s" smil:fill="hold" smil:targetElement="id128" anim:sub-item="text" smil:attributeName="x" smil:values="x;x" smil:keyTimes="0;1" smil:additive="base"/>
                  <anim:animate smil:dur="0.5s" smil:fill="hold" smil:targetElement="id128" anim:sub-item="text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9" anim:sub-item="text" smil:attributeName="visibility" smil:to="visible"/>
                  <anim:animate smil:dur="0.5s" smil:fill="hold" smil:targetElement="id129" anim:sub-item="text" smil:attributeName="x" smil:values="x;x" smil:keyTimes="0;1" smil:additive="base"/>
                  <anim:animate smil:dur="0.5s" smil:fill="hold" smil:targetElement="id129" anim:sub-item="text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30" anim:sub-item="text" smil:attributeName="visibility" smil:to="visible"/>
                  <anim:animate smil:dur="0.5s" smil:fill="hold" smil:targetElement="id130" anim:sub-item="text" smil:attributeName="x" smil:values="x;x" smil:keyTimes="0;1" smil:additive="base"/>
                  <anim:animate smil:dur="0.5s" smil:fill="hold" smil:targetElement="id130" anim:sub-item="text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31" anim:sub-item="text" smil:attributeName="visibility" smil:to="visible"/>
                  <anim:animate smil:dur="0.5s" smil:fill="hold" smil:targetElement="id131" anim:sub-item="text" smil:attributeName="x" smil:values="x;x" smil:keyTimes="0;1" smil:additive="base"/>
                  <anim:animate smil:dur="0.5s" smil:fill="hold" smil:targetElement="id131" anim:sub-item="text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32" anim:sub-item="text" smil:attributeName="visibility" smil:to="visible"/>
                  <anim:animate smil:dur="0.5s" smil:fill="hold" smil:targetElement="id132" anim:sub-item="text" smil:attributeName="x" smil:values="x;x" smil:keyTimes="0;1" smil:additive="base"/>
                  <anim:animate smil:dur="0.5s" smil:fill="hold" smil:targetElement="id132" anim:sub-item="text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33" anim:sub-item="text" smil:attributeName="visibility" smil:to="visible"/>
                  <anim:animate smil:dur="0.5s" smil:fill="hold" smil:targetElement="id133" anim:sub-item="text" smil:attributeName="x" smil:values="x;x" smil:keyTimes="0;1" smil:additive="base"/>
                  <anim:animate smil:dur="0.5s" smil:fill="hold" smil:targetElement="id133" anim:sub-item="text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34" anim:sub-item="text" smil:attributeName="visibility" smil:to="visible"/>
                  <anim:animate smil:dur="0.5s" smil:fill="hold" smil:targetElement="id134" anim:sub-item="text" smil:attributeName="x" smil:values="x;x" smil:keyTimes="0;1" smil:additive="base"/>
                  <anim:animate smil:dur="0.5s" smil:fill="hold" smil:targetElement="id134" anim:sub-item="text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35" anim:sub-item="text" smil:attributeName="visibility" smil:to="visible"/>
                  <anim:animate smil:dur="0.5s" smil:fill="hold" smil:targetElement="id135" anim:sub-item="text" smil:attributeName="x" smil:values="x;x" smil:keyTimes="0;1" smil:additive="base"/>
                  <anim:animate smil:dur="0.5s" smil:fill="hold" smil:targetElement="id135" anim:sub-item="text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36" anim:sub-item="text" smil:attributeName="visibility" smil:to="visible"/>
                  <anim:animate smil:dur="0.5s" smil:fill="hold" smil:targetElement="id136" anim:sub-item="text" smil:attributeName="x" smil:values="x;x" smil:keyTimes="0;1" smil:additive="base"/>
                  <anim:animate smil:dur="0.5s" smil:fill="hold" smil:targetElement="id136" anim:sub-item="text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37" anim:sub-item="text" smil:attributeName="visibility" smil:to="visible"/>
                  <anim:animate smil:dur="0.5s" smil:fill="hold" smil:targetElement="id137" anim:sub-item="text" smil:attributeName="x" smil:values="x;x" smil:keyTimes="0;1" smil:additive="base"/>
                  <anim:animate smil:dur="0.5s" smil:fill="hold" smil:targetElement="id137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3">
          <draw:page-thumbnail draw:style-name="gr1" draw:layer="layout" svg:width="12.25cm" svg:height="9.5cm" svg:x="3.259cm" svg:y="2.636cm" draw:page-number="35" presentation:class="page"/>
          <draw:frame presentation:style-name="pr6" draw:layer="layout" svg:width="12.975cm" svg:height="10.546cm" svg:x="2.904cm" svg:y="13.059cm" presentation:class="notes" presentation:placeholder="true">
            <draw:text-box/>
          </draw:frame>
        </presentation:notes>
      </draw:page>
      <draw:page draw:name="page36" draw:style-name="dp1" draw:master-page-name="lyt-darkblue" presentation:presentation-page-layout-name="AL2T1" presentation:use-footer-name="ftr1" presentation:use-date-time-name="dtd1">
        <draw:frame presentation:style-name="pr13" draw:text-style-name="P2" draw:layer="layout" svg:width="25.4cm" svg:height="13.335cm" svg:x="0cm" svg:y="1.525cm" presentation:class="outline" presentation:user-transformed="true">
          <draw:text-box>
            <text:list text:style-name="L10">
              <text:list-header>
                <text:p text:style-name="P12"><text:span text:style-name="T16"/></text:p>
                <text:p text:style-name="P12"><text:span text:style-name="T16"/></text:p>
              </text:list-header>
            </text:list>
          </draw:text-box>
        </draw:frame>
        <draw:custom-shape draw:style-name="gr5" draw:text-style-name="P40" draw:layer="layout" svg:width="23.402cm" svg:height="12.119cm" svg:x="1cm" svg:y="1.5cm">
          <text:list text:style-name="L8">
            <text:list-header>
              <text:p text:style-name="P1"><text:span text:style-name="T17">Exercice :</text:span></text:p>
            </text:list-header>
            <text:list-item>
              <text:p text:style-name="P1"><text:span text:style-name="T17">Reprise du programme calculatrice</text:span></text:p>
            </text:list-item>
            <text:list-item>
              <text:p text:style-name="P1"><text:span text:style-name="T17"/></text:p>
              <text:p text:style-name="P1"><text:span text:style-name="T14">Modifier l'algorithme qui demande de saisir deux nombres à l'utilisateur ainsi qu’un caractère représentant l'opération à effectuer suivant la cahier des charges suivant :</text:span></text:p>
            </text:list-item>
            <text:list-item>
              <text:p text:style-name="P1"><text:span text:style-name="T14"/></text:p>
              <text:p text:style-name="P1"><text:span text:style-name="T14">Si le caractère est +, -, <text:s/>x ou / l'opération correspondante doit être calculée et affichée.</text:span></text:p>
            </text:list-item>
            <text:list-item>
              <text:p text:style-name="P1"><text:span text:style-name="T14"/></text:p>
            </text:list-item>
            <text:list-item>
              <text:p text:style-name="P1"><text:span text:style-name="T14">Dans tout autre cas, afficher un message d'erreur.</text:span></text:p>
            </text:list-item>
            <text:list-item>
              <text:p text:style-name="P1"><text:span text:style-name="T14"/></text:p>
            </text:list-item>
            <text:list-item>
              <text:p text:style-name="P1"><text:span text:style-name="T17">Dans cette version vous utiliserez une structure à choix multiples. </text:span></text:p>
            </text:list-item>
            <text:list-item>
              <text:p text:style-name="P1"><text:span text:style-name="T14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" draw:layer="layout" svg:width="12.25cm" svg:height="9.5cm" svg:x="3.259cm" svg:y="2.636cm" draw:page-number="36" presentation:class="page"/>
          <draw:frame presentation:style-name="pr19" draw:text-style-name="P41" draw:layer="layout" svg:width="12.975cm" svg:height="15.217cm" svg:x="2.904cm" svg:y="13.059cm" presentation:class="notes" presentation:user-transformed="true">
            <draw:text-box>
              <text:p text:style-name="P1"><text:span text:style-name="T28">PROGRAMME </text:span><text:span text:style-name="T29">calculatrice</text:span></text:p>
              <text:p text:style-name="P1"><text:span text:style-name="T28">VAR</text:span></text:p>
              <text:p text:style-name="P1"><text:span text:style-name="T29"><text:s text:c="5"/></text:span><text:span text:style-name="T29">nb1,nb2, res: entiers</text:span></text:p>
              <text:p text:style-name="P1"><text:span text:style-name="T29"><text:s text:c="4"/></text:span><text:span text:style-name="T29">op : caractère</text:span></text:p>
              <text:p text:style-name="P1"><text:span text:style-name="T28">DEBUT</text:span></text:p>
              <text:p text:style-name="P1"><text:span text:style-name="T28"><text:s text:c="4"/></text:span><text:span text:style-name="T28">ECRIRE </text:span><text:span text:style-name="T29">« Saisissez deux nombres"</text:span></text:p>
              <text:p text:style-name="P1"><text:span text:style-name="T28"><text:s text:c="4"/></text:span><text:span text:style-name="T28">SAISIR </text:span><text:span text:style-name="T29">nb1, nb2</text:span></text:p>
              <text:p text:style-name="P1"><text:span text:style-name="T28"><text:s text:c="4"/></text:span><text:span text:style-name="T28">ECRIRE </text:span><text:span text:style-name="T29">"Saisissez <text:s/>l'opération voulue (s : somme- autre : produit)"</text:span></text:p>
              <text:p text:style-name="P1"><text:span text:style-name="T28"><text:s text:c="4"/></text:span><text:span text:style-name="T28">SAISIR </text:span><text:span text:style-name="T29">op</text:span></text:p>
              <text:p text:style-name="P1"><text:span text:style-name="T28"><text:s text:c="4"/></text:span><text:span text:style-name="T28">SI </text:span><text:span text:style-name="T29">op = 's' OU op='S'</text:span></text:p>
              <text:p text:style-name="P13"><text:span text:style-name="T28"><text:s text:c="4"/></text:span><text:span text:style-name="T28">ALORS </text:span><text:span text:style-name="T28"><text:tab/></text:span></text:p>
              <text:p text:style-name="P13"><text:span text:style-name="T29"><text:tab/></text:span><text:span text:style-name="T29">res ← <text:s/>nb1 + nb2</text:span></text:p>
              <text:p text:style-name="P13"><text:span text:style-name="T28"><text:tab/></text:span><text:span text:style-name="T28">ECRIRE <text:s/></text:span><text:span text:style-name="T29">"la somme de", nb1, " avec ", nb2 , "est", res</text:span></text:p>
              <text:p text:style-name="P13"><text:span text:style-name="T28"><text:s text:c="4"/></text:span><text:span text:style-name="T28">SINON </text:span></text:p>
              <text:p text:style-name="P13"><text:span text:style-name="T29"><text:s text:c="4"/></text:span><text:span text:style-name="T29"><text:tab/></text:span><text:span text:style-name="T29">res ← <text:s/>nb1 * nb2</text:span></text:p>
              <text:p text:style-name="P13"><text:span text:style-name="T28"><text:tab/></text:span><text:span text:style-name="T28">ECRIRE </text:span><text:span text:style-name="T29">"le produit est", de", nb1, " avec ", nb2 , "est", res</text:span></text:p>
              <text:p text:style-name="P1"><text:span text:style-name="T28"><text:s text:c="4"/></text:span><text:span text:style-name="T28">FINSI</text:span></text:p>
              <text:p text:style-name="P1"><text:span text:style-name="T28">FIN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msArrowEnd_20_5" draw:display-name="msArrowEnd 5" svg:viewBox="0 0 210 210" svg:d="M105 0l105 210h-21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ffff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ffff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ffff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ffff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ffff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ffff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ffff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ffff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ffff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ffff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text-position="0% 100%" fo:font-family="arial" style:font-style-name="Normal" style:font-family-generic="swiss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003399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ffff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ffff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ffff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ffff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ffff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ffff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ffff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ffff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ffff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ffff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ffff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ffff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ffff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ffff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ffff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ffff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ffff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ffff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ffff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ffff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ffff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e6e6e6" style:text-outline="false" style:text-line-through-style="none" fo:font-family="arial" style:font-style-name="Normal" style:font-family-generic="swiss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'DejaVu Serif'" style:font-style-name="Italique gras" style:font-family-generic="roman" style:font-pitch="variable" fo:font-size="40pt" fo:font-style="italic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77cm" fo:page-height="27.4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3399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2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2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9966" draw:fill-image-width="1cm" draw:fill-image-height="1cm" draw:textarea-horizontal-align="center" draw:textarea-vertical-align="middle"/>
    </style:style>
    <style:style style:name="Mpr1" style:family="presentation" style:parent-style-name="Standard-backgroundobjects">
      <style:graphic-properties draw:stroke="none" draw:fill="none" draw:fill-color="#006699" draw:auto-grow-height="false" draw:auto-grow-width="false" fo:min-height="1.278cm" fo:min-width="0cm" fo:wrap-option="wrap"/>
    </style:style>
    <style:style style:name="Mpr2" style:family="presentation" style:parent-style-name="Standard-backgroundobjects">
      <style:graphic-properties draw:stroke="none" draw:fill="none" draw:fill-color="#006699" draw:auto-grow-height="false" draw:auto-grow-width="false" fo:min-height="2.294cm" fo:min-width="0cm" fo:wrap-option="wrap"/>
    </style:style>
    <style:style style:name="Mpr3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3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3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fr" fo:country="FR" style:font-size-asian="12pt" style:font-size-complex="12pt"/>
    </style:style>
    <text:list-style style:name="M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7.884cm" svg:height="5.912cm" svg:x="1cm" svg:y="2.866cm"/>
      <draw:page-thumbnail draw:layer="backgroundobjects" svg:width="7.884cm" svg:height="5.912cm" svg:x="1cm" svg:y="10.768cm"/>
      <draw:page-thumbnail draw:layer="backgroundobjects" svg:width="7.884cm" svg:height="5.912cm" svg:x="1cm" svg:y="18.67cm"/>
      <draw:page-thumbnail draw:layer="backgroundobjects" svg:width="7.884cm" svg:height="5.912cm" svg:x="9.885cm" svg:y="2.866cm"/>
      <draw:page-thumbnail draw:layer="backgroundobjects" svg:width="7.884cm" svg:height="5.912cm" svg:x="9.885cm" svg:y="10.768cm"/>
      <draw:page-thumbnail draw:layer="backgroundobjects" svg:width="7.884cm" svg:height="5.912cm" svg:x="9.885cm" svg:y="18.67cm"/>
      <draw:frame draw:style-name="Mgr1" draw:text-style-name="MP1" draw:layer="backgroundobjects" svg:width="8.145cm" svg:height="1.37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45cm" svg:height="1.371cm" svg:x="10.624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45cm" svg:height="1.371cm" svg:x="0cm" svg:y="26.078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45cm" svg:height="1.371cm" svg:x="10.624cm" svg:y="26.078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59cm" svg:height="3.985cm" svg:x="1.905cm" svg:y="1.288cm" presentation:class="title" presentation:placeholder="true">
        <draw:text-box/>
      </draw:frame>
      <draw:frame presentation:style-name="Standard-outline1" draw:layer="backgroundobjects" svg:width="21.59cm" svg:height="11.049cm" svg:x="1.905cm" svg:y="5.503cm" presentation:class="outline" presentation:placeholder="true">
        <draw:text-box/>
      </draw:frame>
      <draw:frame presentation:style-name="Mpr1" draw:layer="backgroundobjects" svg:width="5.292cm" svg:height="1.277cm" svg:x="1.905cm" svg:y="17.357cm" presentation:class="date-time">
        <draw:text-box>
          <text:list text:style-name="ML2">
            <text:list-header>
              <text:p>2007 / 2008</text:p>
            </text:list-header>
          </text:list>
        </draw:text-box>
      </draw:frame>
      <draw:frame presentation:style-name="Mpr2" draw:layer="backgroundobjects" svg:width="10.372cm" svg:height="2.293cm" svg:x="7.62cm" svg:y="17.357cm" presentation:class="footer">
        <draw:text-box>
          <text:list text:style-name="ML2">
            <text:list-header>
              <text:p>BTS Informatique de Gestion</text:p>
            </text:list-header>
          </text:list>
        </draw:text-box>
      </draw:frame>
      <draw:frame presentation:style-name="Mpr1" draw:layer="backgroundobjects" svg:width="5.292cm" svg:height="1.277cm" svg:x="18.203cm" svg:y="17.357cm" presentation:class="page-number">
        <draw:text-box>
          <text:list text:style-name="ML2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3" draw:text-style-name="MP3" draw:layer="backgroundobjects" svg:width="18.77cm" svg:height="27.45cm" svg:x="0cm" svg:y="0cm">
          <text:p/>
        </draw:rect>
        <draw:frame presentation:style-name="Mpr3" draw:text-style-name="MP5" draw:layer="backgroundobjects" svg:width="8.132cm" svg:height="1.372cm" svg:x="0cm" svg:y="-0.001cm" presentation:class="header">
          <draw:text-box>
            <text:list text:style-name="ML2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3" draw:text-style-name="MP7" draw:layer="backgroundobjects" svg:width="8.132cm" svg:height="1.372cm" svg:x="10.636cm" svg:y="-0.001cm" presentation:class="date-time">
          <draw:text-box>
            <text:list text:style-name="ML2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Standard-title" draw:layer="backgroundobjects" svg:width="13.723cm" svg:height="10.294cm" svg:x="2.521cm" svg:y="2.058cm" presentation:class="page"/>
        <draw:frame presentation:style-name="Standard-notes" draw:layer="backgroundobjects" svg:width="13.767cm" svg:height="12.348cm" svg:x="2.499cm" svg:y="13.039cm" presentation:class="notes" presentation:placeholder="true">
          <draw:text-box/>
        </draw:frame>
        <draw:frame presentation:style-name="Mpr4" draw:text-style-name="MP5" draw:layer="backgroundobjects" svg:width="8.132cm" svg:height="1.372cm" svg:x="0cm" svg:y="26.073cm" presentation:class="footer">
          <draw:text-box>
            <text:list text:style-name="ML2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4" draw:text-style-name="MP7" draw:layer="backgroundobjects" svg:width="8.132cm" svg:height="1.372cm" svg:x="10.636cm" svg:y="26.073cm" presentation:class="page-number">
          <draw:text-box>
            <text:list text:style-name="ML2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1.691cm" svg:height="3.18cm" svg:x="1.866cm" svg:y="0.711cm" presentation:class="title" presentation:placeholder="true">
        <draw:text-box/>
      </draw:frame>
      <draw:frame presentation:style-name="lyt-darkblue-outline1" draw:layer="backgroundobjects" svg:width="22cm" svg:height="11.049cm" svg:x="1.5cm" svg:y="5cm" presentation:class="outline" presentation:placeholder="true">
        <draw:text-box/>
      </draw:frame>
      <draw:rect draw:style-name="Mgr4" draw:text-style-name="MP3" draw:layer="backgroundobjects" svg:width="23.573cm" svg:height="0.243cm" svg:x="1.827cm" svg:y="17.832cm">
        <text:p/>
      </draw:rect>
      <draw:rect draw:style-name="Mgr4" draw:text-style-name="MP3" draw:layer="backgroundobjects" svg:width="20.391cm" svg:height="0.243cm" svg:x="5.009cm" svg:y="18.367cm">
        <text:p/>
      </draw:rect>
      <presentation:notes style:page-layout-name="PM0">
        <draw:page-thumbnail presentation:style-name="lyt-darkblue-title" draw:layer="backgroundobjects" svg:width="12.25cm" svg:height="9.5cm" svg:x="3.259cm" svg:y="2.636cm" presentation:class="page"/>
        <draw:frame presentation:style-name="lyt-darkblue-notes" draw:layer="backgroundobjects" svg:width="12.975cm" svg:height="10.545cm" svg:x="2.904cm" svg:y="13.05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’ORIENTE OBJET</dc:title>
    <meta:initial-creator>Lafraise Pierre</meta:initial-creator>
    <meta:creation-date>2000-01-23T18:22:38</meta:creation-date>
    <dc:date>2022-10-07T09:19:53.37</dc:date>
    <meta:print-date>2000-02-15T15:22:16</meta:print-date>
    <meta:editing-cycles>384</meta:editing-cycles>
    <meta:editing-duration>P6DT12H16M1S</meta:editing-duration>
    <meta:generator>OpenOffice/4.1.13$Win32 OpenOffice.org_project/4113m1$Build-9810</meta:generator>
    <dc:creator>A E</dc:creator>
    <meta:document-statistic meta:object-count="187"/>
  </office:meta>
</office:document-meta>
</file>